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cm"/>
    </style:style>
    <style:style style:name="co2" style:family="table-column">
      <style:table-column-properties fo:break-before="auto" style:column-width="10.689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3.898cm"/>
    </style:style>
    <style:style style:name="co5" style:family="table-column">
      <style:table-column-properties fo:break-before="auto" style:column-width="10.455cm"/>
    </style:style>
    <style:style style:name="co6" style:family="table-column">
      <style:table-column-properties fo:break-before="auto" style:column-width="15.748cm"/>
    </style:style>
    <style:style style:name="co7" style:family="table-column">
      <style:table-column-properties fo:break-before="auto" style:column-width="12.696cm"/>
    </style:style>
    <style:style style:name="co8" style:family="table-column">
      <style:table-column-properties fo:break-before="auto" style:column-width="16.614cm"/>
    </style:style>
    <style:style style:name="co9" style:family="table-column">
      <style:table-column-properties fo:break-before="auto" style:column-width="15.355cm"/>
    </style:style>
    <style:style style:name="co10" style:family="table-column">
      <style:table-column-properties fo:break-before="auto" style:column-width="15.316cm"/>
    </style:style>
    <style:style style:name="co11" style:family="table-column">
      <style:table-column-properties fo:break-before="auto" style:column-width="15.058cm"/>
    </style:style>
    <style:style style:name="co12" style:family="table-column">
      <style:table-column-properties fo:break-before="auto" style:column-width="13.543cm"/>
    </style:style>
    <style:style style:name="co13" style:family="table-column">
      <style:table-column-properties fo:break-before="auto" style:column-width="11.063cm"/>
    </style:style>
    <style:style style:name="co14" style:family="table-column">
      <style:table-column-properties fo:break-before="auto" style:column-width="12.855cm"/>
    </style:style>
    <style:style style:name="co15" style:family="table-column">
      <style:table-column-properties fo:break-before="auto" style:column-width="13.485cm"/>
    </style:style>
    <style:style style:name="co16" style:family="table-column">
      <style:table-column-properties fo:break-before="auto" style:column-width="17.362cm"/>
    </style:style>
    <style:style style:name="co17" style:family="table-column">
      <style:table-column-properties fo:break-before="auto" style:column-width="12.993cm"/>
    </style:style>
    <style:style style:name="co18" style:family="table-column">
      <style:table-column-properties fo:break-before="auto" style:column-width="11.555cm"/>
    </style:style>
    <style:style style:name="co19" style:family="table-column">
      <style:table-column-properties fo:break-before="auto" style:column-width="12.363cm"/>
    </style:style>
    <style:style style:name="co20" style:family="table-column">
      <style:table-column-properties fo:break-before="auto" style:column-width="12.815cm"/>
    </style:style>
    <style:style style:name="co21" style:family="table-column">
      <style:table-column-properties fo:break-before="auto" style:column-width="11.241cm"/>
    </style:style>
    <style:style style:name="co22" style:family="table-column">
      <style:table-column-properties fo:break-before="auto" style:column-width="11.456cm"/>
    </style:style>
    <style:style style:name="co23" style:family="table-column">
      <style:table-column-properties fo:break-before="auto" style:column-width="11.83cm"/>
    </style:style>
    <style:style style:name="co24" style:family="table-column">
      <style:table-column-properties fo:break-before="auto" style:column-width="12.009cm"/>
    </style:style>
    <style:style style:name="co25" style:family="table-column">
      <style:table-column-properties fo:break-before="auto" style:column-width="12.737cm"/>
    </style:style>
    <style:style style:name="co26" style:family="table-column">
      <style:table-column-properties fo:break-before="auto" style:column-width="9.686cm"/>
    </style:style>
    <style:style style:name="co27" style:family="table-column">
      <style:table-column-properties fo:break-before="auto" style:column-width="9.43cm"/>
    </style:style>
    <style:style style:name="co28" style:family="table-column">
      <style:table-column-properties fo:break-before="auto" style:column-width="8.701cm"/>
    </style:style>
    <style:style style:name="co29" style:family="table-column">
      <style:table-column-properties fo:break-before="auto" style:column-width="8.19cm"/>
    </style:style>
    <style:style style:name="co30" style:family="table-column">
      <style:table-column-properties fo:break-before="auto" style:column-width="7.698cm"/>
    </style:style>
    <style:style style:name="co31" style:family="table-column">
      <style:table-column-properties fo:break-before="auto" style:column-width="6.025cm"/>
    </style:style>
    <style:style style:name="co32" style:family="table-column">
      <style:table-column-properties fo:break-before="auto" style:column-width="9.647cm"/>
    </style:style>
    <style:style style:name="co33" style:family="table-column">
      <style:table-column-properties fo:break-before="auto" style:column-width="8.938cm"/>
    </style:style>
    <style:style style:name="co34" style:family="table-column">
      <style:table-column-properties fo:break-before="auto" style:column-width="0.376cm"/>
    </style:style>
    <style:style style:name="co3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finitiv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Adresse</text:p>
          </table:table-cell>
          <table:table-cell office:value-type="string">
            <text:p>Secteur</text:p>
          </table:table-cell>
          <table:table-cell office:value-type="string">
            <text:p>Places Assises</text:p>
          </table:table-cell>
          <table:table-cell office:value-type="string">
            <text:p>Associations</text:p>
          </table:table-cell>
          <table:table-cell table:number-columns-repeated="33"/>
        </table:table-row>
        <table:table-row table:style-name="ro2">
          <table:table-cell office:value-type="string">
            <text:p>*Beach Volley </text:p>
          </table:table-cell>
          <table:table-cell office:value-type="string">
            <text:p><text:s/>Tennis Hauts de Massane <text:s text:c="62"/>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 office:value-type="string">
            <text:p>NULL</text:p>
          </table:table-cell>
          <table:table-cell office:value-type="string">
            <text:p>A.S.PAILLADE (FOOTBALL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AS MONTPELLIER ATLAS PAILLADE (FOOTBALL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AS MONTPELLIER ATLAS PAILLADE (FOOTBALL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ENERGIE PAILLADE (FUTSAL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JEUNES MUSULMANS DE FRANCE ( J.M.F. ) (BASKET BALL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JEUNES MUSULMANS DE FRANCE ( J.M.F. ) (FOOTBALL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JEUNES MUSULMANS DE FRANCE ( J.M.F. ) (FUTSAL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JEUNES MUSULMANS DE FRANCE ( J.M.F. ) (VOLLEY BALL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MONTPELLIER <text:s/>RUGBY CLUB (MRC) (RUGBY A XV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MOSSON SPORT ATTITUDE (FUTSAL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SDIS Groupement est (GYMNASTIQUE SPORTIVE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UNION MONTPELLIER DEVELOPPEMENT (FOOTBALL) </text:p>
          </table:table-cell>
          <table:table-cell table:number-columns-repeated="33"/>
        </table:table-row>
        <table:table-row table:style-name="ro3">
          <table:table-cell office:value-type="string">
            <text:p>AA <text:s text:c="97"/></text:p>
          </table:table-cell>
          <table:table-cell office:value-type="string">
            <text:p><text:s/>Tennis Hauts de Massane <text:s text:c="62"/></text:p>
          </table:table-cell>
          <table:table-cell table:number-columns-repeated="2"/>
          <table:table-cell office:value-type="string">
            <text:p><text:s/>UNSS DE L'HERAULT - DIRECTION DEPARTEMENTAL (SPORT SCOLAIRE) </text:p>
          </table:table-cell>
          <table:table-cell table:number-columns-repeated="33"/>
        </table:table-row>
        <table:table-row table:style-name="ro1">
          <table:table-cell office:value-type="string">
            <text:p>BASE DE LA VALETTE <text:s text:c="81"/></text:p>
          </table:table-cell>
          <table:table-cell office:value-type="string">
            <text:p>Rue Jean-Fran�ois Breto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BEACH BEAL 1 <text:s text:c="87"/></text:p>
          </table:table-cell>
          <table:table-cell office:value-type="string">
            <text:p>Av. du Docteu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table:number-columns-repeated="33"/>
        </table:table-row>
        <table:table-row table:style-name="ro3">
          <table:table-cell office:value-type="string">
            <text:p>BEACH BEAL 2 <text:s text:c="87"/></text:p>
          </table:table-cell>
          <table:table-cell office:value-type="string">
            <text:p>Av. du Docteu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table:number-columns-repeated="33"/>
        </table:table-row>
        <table:table-row table:style-name="ro3">
          <table:table-cell office:value-type="string">
            <text:p>BEACH BEAL 3 <text:s text:c="87"/></text:p>
          </table:table-cell>
          <table:table-cell office:value-type="string">
            <text:p>Av. du Docteu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table:number-columns-repeated="33"/>
        </table:table-row>
        <table:table-row table:style-name="ro3">
          <table:table-cell office:value-type="string">
            <text:p>BEACH BEAL 4 <text:s text:c="87"/></text:p>
          </table:table-cell>
          <table:table-cell office:value-type="string">
            <text:p>Av. du Docteu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table:number-columns-repeated="33"/>
        </table:table-row>
        <table:table-row table:style-name="ro1">
          <table:table-cell office:value-type="string">
            <text:p>BEACH BEAL 4 <text:s text:c="87"/></text:p>
          </table:table-cell>
          <table:table-cell office:value-type="string">
            <text:p>Av. du Docteur Jacques FOURCADE</text:p>
          </table:table-cell>
          <table:table-cell table:number-columns-repeated="2"/>
          <table:table-cell office:value-type="string">
            <text:p><text:s/>SUAPS UNIVERSITE MONTPELLIER (ATHLETISME) </text:p>
          </table:table-cell>
          <table:table-cell table:number-columns-repeated="33"/>
        </table:table-row>
        <table:table-row table:style-name="ro1">
          <table:table-cell office:value-type="string">
            <text:p>BEACH BEAL 4 <text:s text:c="87"/></text:p>
          </table:table-cell>
          <table:table-cell office:value-type="string">
            <text:p>Av. du Docteur Jacques FOURCADE</text:p>
          </table:table-cell>
          <table:table-cell table:number-columns-repeated="2"/>
          <table:table-cell office:value-type="string">
            <text:p><text:s/>SUAPS UNIVERSITE MONTPELLIER (ATHLETISME) </text:p>
          </table:table-cell>
          <table:table-cell table:number-columns-repeated="33"/>
        </table:table-row>
        <table:table-row table:style-name="ro1">
          <table:table-cell office:value-type="string">
            <text:p>BEACH BEAL 4 <text:s text:c="87"/></text:p>
          </table:table-cell>
          <table:table-cell office:value-type="string">
            <text:p>Av. du Docteur Jacques FOURCADE</text:p>
          </table:table-cell>
          <table:table-cell table:number-columns-repeated="2"/>
          <table:table-cell office:value-type="string">
            <text:p><text:s/>SUAPS UNIVERSITE MONTPELLIER (SPORT SCOLAIRE) </text:p>
          </table:table-cell>
          <table:table-cell table:number-columns-repeated="33"/>
        </table:table-row>
        <table:table-row table:style-name="ro1">
          <table:table-cell office:value-type="string">
            <text:p>BEACH MOSSON 1 <text:s text:c="85"/></text:p>
          </table:table-cell>
          <table:table-cell office:value-type="string">
            <text:p>Avenue de Napl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EACH MOSSON 2 <text:s text:c="85"/></text:p>
          </table:table-cell>
          <table:table-cell office:value-type="string">
            <text:p>Avenue de Napl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EACH MOSSON 3 <text:s text:c="85"/></text:p>
          </table:table-cell>
          <table:table-cell office:value-type="string">
            <text:p>Avenue de Napl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EACH MOSSON 4 <text:s text:c="85"/></text:p>
          </table:table-cell>
          <table:table-cell office:value-type="string">
            <text:p>Avenue de Napl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BEACH VOLLEY LES ARTS <text:s text:c="78"/></text:p>
          </table:table-cell>
          <table:table-cell office:value-type="string">
            <text:p>rue de Substantion</text:p>
          </table:table-cell>
          <table:table-cell table:number-columns-repeated="2" office:value-type="string">
            <text:p>NULL</text:p>
          </table:table-cell>
          <table:table-cell office:value-type="string">
            <text:p>SUAPS UNIVERSITE PAUL VALERY MTP III (DIVERS) </text:p>
          </table:table-cell>
          <table:table-cell table:number-columns-repeated="33"/>
        </table:table-row>
        <table:table-row table:style-name="ro1">
          <table:table-cell office:value-type="string">
            <text:p>BEAL B <text:s text:c="93"/></text:p>
          </table:table-cell>
          <table:table-cell office:value-type="string">
            <text:p>Av. du Docteu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BEAL B <text:s text:c="93"/></text:p>
          </table:table-cell>
          <table:table-cell office:value-type="string">
            <text:p>Av. du Docteur Jacques FOURCADE</text:p>
          </table:table-cell>
          <table:table-cell table:number-columns-repeated="2"/>
          <table:table-cell office:value-type="string">
            <text:p><text:s/>COLLEGE LES AIGUERELLES (SPORT SCOLAIRE) </text:p>
          </table:table-cell>
          <table:table-cell table:number-columns-repeated="33"/>
        </table:table-row>
        <table:table-row table:style-name="ro1">
          <table:table-cell office:value-type="string">
            <text:p>BEAL B <text:s text:c="93"/></text:p>
          </table:table-cell>
          <table:table-cell office:value-type="string">
            <text:p>Av. du Docteur Jacques FOURCADE</text:p>
          </table:table-cell>
          <table:table-cell table:number-columns-repeated="2"/>
          <table:table-cell office:value-type="string">
            <text:p><text:s/>COLLEGE LES AIGUERELLES (SPORT SCOLAIRE) </text:p>
          </table:table-cell>
          <table:table-cell table:number-columns-repeated="33"/>
        </table:table-row>
        <table:table-row table:style-name="ro1">
          <table:table-cell office:value-type="string">
            <text:p>BEAL ENHERBE <text:s text:c="87"/></text:p>
          </table:table-cell>
          <table:table-cell office:value-type="string">
            <text:p>Av. du Docteur Jacques FOURCAD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EAL HONNEUR <text:s text:c="87"/></text:p>
          </table:table-cell>
          <table:table-cell office:value-type="string">
            <text:p>Av. du Docteu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BEAL HONNEUR <text:s text:c="87"/></text:p>
          </table:table-cell>
          <table:table-cell office:value-type="string">
            <text:p>Av. du Docteur Jacques FOURCADE</text:p>
          </table:table-cell>
          <table:table-cell table:number-columns-repeated="2"/>
          <table:table-cell office:value-type="string">
            <text:p><text:s/>As Sports et Loisirs des Jeunes Croix D'Argent Volley (VOLLEY BALL) </text:p>
          </table:table-cell>
          <table:table-cell table:number-columns-repeated="33"/>
        </table:table-row>
        <table:table-row table:style-name="ro1">
          <table:table-cell office:value-type="string">
            <text:p>BEAL HONNEUR <text:s text:c="87"/></text:p>
          </table:table-cell>
          <table:table-cell office:value-type="string">
            <text:p>Av. du Docteur Jacques FOURCADE</text:p>
          </table:table-cell>
          <table:table-cell table:number-columns-repeated="2"/>
          <table:table-cell office:value-type="string">
            <text:p><text:s/>As Sports et Loisirs des Jeunes Croix D'Argent Volley (VOLLEY BALL) </text:p>
          </table:table-cell>
          <table:table-cell table:number-columns-repeated="33"/>
        </table:table-row>
        <table:table-row table:style-name="ro1">
          <table:table-cell office:value-type="string">
            <text:p>BEAL HONNEUR <text:s text:c="87"/></text:p>
          </table:table-cell>
          <table:table-cell office:value-type="string">
            <text:p>Av. du Docteur Jacques FOURCADE</text:p>
          </table:table-cell>
          <table:table-cell table:number-columns-repeated="2"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1">
          <table:table-cell office:value-type="string">
            <text:p>BEAL HONNEUR <text:s text:c="87"/></text:p>
          </table:table-cell>
          <table:table-cell office:value-type="string">
            <text:p>Av. du Docteur Jacques FOURCADE</text:p>
          </table:table-cell>
          <table:table-cell table:number-columns-repeated="2"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1">
          <table:table-cell office:value-type="string">
            <text:p>BEAL HONNEUR <text:s text:c="87"/></text:p>
          </table:table-cell>
          <table:table-cell office:value-type="string">
            <text:p>Av. du Docteur Jacques FOURCADE</text:p>
          </table:table-cell>
          <table:table-cell table:number-columns-repeated="2"/>
          <table:table-cell office:value-type="string">
            <text:p><text:s/>MONTPELLIER HANDBALL (HANDBALL) </text:p>
          </table:table-cell>
          <table:table-cell table:number-columns-repeated="33"/>
        </table:table-row>
        <table:table-row table:style-name="ro1">
          <table:table-cell office:value-type="string">
            <text:p>BOULE LYONNAISE BOULODROME GASSET <text:s text:c="66"/></text:p>
          </table:table-cell>
          <table:table-cell table:number-columns-repeated="3" office:value-type="string">
            <text:p>NULL</text:p>
          </table:table-cell>
          <table:table-cell office:value-type="string">
            <text:p>COMITE REGIONAL BOULISTE DU L-R (PETANQUE) </text:p>
          </table:table-cell>
          <table:table-cell table:number-columns-repeated="33"/>
        </table:table-row>
        <table:table-row table:style-name="ro1">
          <table:table-cell office:value-type="string">
            <text:p>BOULE LYONNAISE BOULODROME GASSET <text:s text:c="66"/></text:p>
          </table:table-cell>
          <table:table-cell table:number-columns-repeated="3"/>
          <table:table-cell office:value-type="string">
            <text:p><text:s/>Entente Sportive Bouliste de Montpellier (BOULE LYONNAISE) </text:p>
          </table:table-cell>
          <table:table-cell table:number-columns-repeated="33"/>
        </table:table-row>
        <table:table-row table:style-name="ro1">
          <table:table-cell office:value-type="string">
            <text:p>BOULE LYONNAISE BOULODROME GASSET <text:s text:c="66"/></text:p>
          </table:table-cell>
          <table:table-cell table:number-columns-repeated="3"/>
          <table:table-cell office:value-type="string">
            <text:p><text:s/>Entente Sportive Bouliste de Montpellier (BOULE LYONNAISE) </text:p>
          </table:table-cell>
          <table:table-cell table:number-columns-repeated="33"/>
        </table:table-row>
        <table:table-row table:style-name="ro3">
          <table:table-cell office:value-type="string">
            <text:p>BOULODROME Bernard GASSET <text:s text:c="74"/></text:p>
          </table:table-cell>
          <table:table-cell office:value-type="string">
            <text:p>Avenue Maurice PLANES</text:p>
          </table:table-cell>
          <table:table-cell office:value-type="string">
            <text:p>secteur : Paul Val�ry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BOULODROME LA MARTELLE <text:s text:c="77"/></text:p>
          </table:table-cell>
          <table:table-cell office:value-type="string">
            <text:p>NULL</text:p>
          </table:table-cell>
          <table:table-cell office:value-type="string">
            <text:p>square Fran�ois Dezeure</text:p>
          </table:table-cell>
          <table:table-cell table:number-columns-repeated="2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BOULODROME Monpellier Village <text:s text:c="70"/></text:p>
          </table:table-cell>
          <table:table-cell office:value-type="string">
            <text:p>route de lav�run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OULODROME PAUL VALERY <text:s text:c="77"/></text:p>
          </table:table-cell>
          <table:table-cell office:value-type="string">
            <text:p>NULL</text:p>
          </table:table-cell>
          <table:table-cell office:value-type="string">
            <text:p>Pas de loup</text:p>
          </table:table-cell>
          <table:table-cell table:number-columns-repeated="2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COMPLEXE SPORTIF ALAIN DELYLLE <text:s text:c="69"/></text:p>
          </table:table-cell>
          <table:table-cell office:value-type="string">
            <text:p>rue de Las Sorb�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COMPLEXE SPORTIF ALBERT BATTEUX <text:s text:c="68"/></text:p>
          </table:table-cell>
          <table:table-cell office:value-type="string">
            <text:p>Rue Fran�ois-Joseph Gossec</text:p>
          </table:table-cell>
          <table:table-cell office:value-type="string">
            <text:p>croix d'argent</text:p>
          </table:table-cell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COMPLEXE SPORTIF CLAUDE BEAL <text:s text:c="71"/></text:p>
          </table:table-cell>
          <table:table-cell office:value-type="string">
            <text:p>Avenue D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Agglom�ration Triathlon (TRIATHLON) </text:p>
          </table:table-cell>
          <table:table-cell table:number-columns-repeated="33"/>
        </table:table-row>
        <table:table-row table:style-name="ro1">
          <table:table-cell office:value-type="string">
            <text:p>COMPLEXE SPORTIF GRAMMONT <text:s text:c="74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COMPLEXE SPORTIF LEON CAZALS <text:s text:c="71"/></text:p>
          </table:table-cell>
          <table:table-cell office:value-type="string">
            <text:p>Route de Vaugui�res</text:p>
          </table:table-cell>
          <table:table-cell office:value-type="string">
            <text:p>mill�naire</text:p>
          </table:table-cell>
          <table:table-cell table:number-columns-repeated="2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COMPLEXE SPORTIF MOSSON <text:s text:c="76"/></text:p>
          </table:table-cell>
          <table:table-cell office:value-type="string">
            <text:p>AVENUE DE HEIDELBERG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COMPLEXE SPORTIF PARC MONTCALM <text:s text:c="69"/></text:p>
          </table:table-cell>
          <table:table-cell table:number-columns-repeated="4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COMPLEXE SPORTIF VEYRASSI <text:s text:c="74"/></text:p>
          </table:table-cell>
          <table:table-cell office:value-type="string">
            <text:p>RUE DES 4 VENTS</text:p>
          </table:table-cell>
          <table:table-cell table:number-columns-repeated="2" office:value-type="string">
            <text:p>NULL</text:p>
          </table:table-cell>
          <table:table-cell office:value-type="string">
            <text:p>LES HURRICANES ( M.F.A. MONTPELLIER ) (FOOTBALL AMERICAIN) </text:p>
          </table:table-cell>
          <table:table-cell table:number-columns-repeated="33"/>
        </table:table-row>
        <table:table-row table:style-name="ro3">
          <table:table-cell office:value-type="string">
            <text:p>G�rard BIANCHI(terrain) <text:s text:c="76"/></text:p>
          </table:table-cell>
          <table:table-cell office:value-type="string">
            <text:p>Avenue Dr Jacques Fourcad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1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10 <text:s text:c="88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0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.R.S.U. (COMITE REGIONAL SPORT UNIVERSITAIRE ) (OMNISPORTS) </text:p>
          </table:table-cell>
          <table:table-cell table:number-columns-repeated="33"/>
        </table:table-row>
        <table:table-row table:style-name="ro1">
          <table:table-cell office:value-type="string">
            <text:p>GRAMMONT 10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.R.S.U. (COMITE REGIONAL SPORT UNIVERSITAIRE ) (OMNISPORTS) </text:p>
          </table:table-cell>
          <table:table-cell table:number-columns-repeated="33"/>
        </table:table-row>
        <table:table-row table:style-name="ro1">
          <table:table-cell office:value-type="string">
            <text:p>GRAMMONT 10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GOLF CLUB DE LA DEFENSE MONTPELLIER (GOLF) </text:p>
          </table:table-cell>
          <table:table-cell table:number-columns-repeated="33"/>
        </table:table-row>
        <table:table-row table:style-name="ro1">
          <table:table-cell office:value-type="string">
            <text:p>GRAMMONT 10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GROUPE DECISION (FOOTBALL) </text:p>
          </table:table-cell>
          <table:table-cell table:number-columns-repeated="33"/>
        </table:table-row>
        <table:table-row table:style-name="ro1">
          <table:table-cell office:value-type="string">
            <text:p>GRAMMONT 10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JOGA F.C. (FOOTBALL) </text:p>
          </table:table-cell>
          <table:table-cell table:number-columns-repeated="33"/>
        </table:table-row>
        <table:table-row table:style-name="ro1">
          <table:table-cell office:value-type="string">
            <text:p>GRAMMONT 10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UFOLEP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PTT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PTT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.R.S.U. (COMITE REGIONAL SPORT UNIVERSITAIRE ) (OMNISPORTS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LUB SPORTIF IBM MONTPELLIER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DISTRICT DE L'HERAULT <text:s/>DE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Equipe R�gis DURAND (FOOT A 11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LA COMPAGNIE DU VENT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LEMASSON ( RACING CLUB )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LIGUE REGIONALE L- R TENNIS (TENNIS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MONTPELLIER HERAULT SPORT CLUB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OLD SCHOOL SPORT CLUB (FOOTBALL) </text:p>
          </table:table-cell>
          <table:table-cell table:number-columns-repeated="33"/>
        </table:table-row>
        <table:table-row table:style-name="ro3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Olympique Montpellier Mill�naire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POLYTECH MONTPELLIER ( BUREAU DES SPORTS ) (BADMINTON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POLYTECH MONTPELLIER ( BUREAU DES SPORTS )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POMPIGNANE SPORT ET CULTURE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STADE LUNARET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STADE LUNARET MONTPELLIER (FUTSAL) </text:p>
          </table:table-cell>
          <table:table-cell table:number-columns-repeated="33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UNIVERSITE MONTPELLIER 1 (SPORT SCOLAIRE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.S.Montpellier Outre M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.S.Montpellier Outre M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 MONTPELLIER ATLAS PAILLADE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PTT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sociation Sportive et Culturelle PAILLADE MERCURE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.R.S.U. (COMITE REGIONAL SPORT UNIVERSITAIRE ) (OMNISPORTS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HEMIN DES CIMES (BADMINTON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HEMIN DES CIMES (COURSE A PIED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HEMIN DES CIMES (TENNIS DE TABLE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HEMIN DES CIMES (VOLLEY 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HEMIN DES CIMES (YOGA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OLLEGE PRIVE SAINT-FRANCOIS D'ASSISE (SPORT SCOLAIRE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DISTRICT DE L'HERAULT <text:s/>DE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ECUREUIL CLUB LANGUEDOC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ENERGIE PAILLADE (FUTSA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FC OPAC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LEMASSON ( RACING CLUB )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LES HURRICANES ( M.F.A. MONTPELLIER ) (FOOTBALL AMERICAIN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MONTPELLIER FOOTBALL AMERICAIN (FOOTBALL AMERICAIN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MONTPELLIER HERAULT SPORT CLUB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POLYTECH MONTPELLIER ( BUREAU DES SPORTS ) (BADMINTON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POLYTECH MONTPELLIER ( BUREAU DES SPORTS )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STADE LUNARET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STADE LUNARET MONTPELLIER (FUTSA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UFOLEP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UNION MONTPELLIER DEVELOPPEMENT (FOOTBALL) </text:p>
          </table:table-cell>
          <table:table-cell table:number-columns-repeated="33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UNIVERSITE MONTPELLIER 1 (SPORT SCOLAIRE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.S.Montpellier Outre M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.S.Montpellier Outre M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MICALE HERAULT Section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 POLICE MONTPELLIER (ASPM) (NATATION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EM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PTT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SOCIATION SPORTIVE AGROPOLIS - CIRAD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SOCIATION SPORTIVE AGROPOLIS - CIRAD (RUGBY A XV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SOCIATION SPORTIVE AGROPOLIS - CIRAD (VOLLEY 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BDS MONTPELLIER BUSINESS SCHOOL (OMNISPORTS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.R.S.U. (COMITE REGIONAL SPORT UNIVERSITAIRE ) (OMNISPORTS) </text:p>
          </table:table-cell>
          <table:table-cell table:number-columns-repeated="33"/>
        </table:table-row>
        <table:table-row table:style-name="ro3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HEMIN DES CIMES (BADMINTON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HEMIN DES CIMES (COURSE A PIED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HEMIN DES CIMES (TENNIS DE TABLE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HEMIN DES CIMES (VOLLEY 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HEMIN DES CIMES (YOGA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OLLEGE PRIVE SAINT-FRANCOIS D'ASSISE (SPORT SCOLAIRE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DISTRICT DE L'HERAULT <text:s/>DE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IBM Rugby (RUGBY A XIII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IBM Rugby (RUGBY A XV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Juventus du B.S.C. News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LES 4 HORIZONS (OMNISPORTS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MARGERIDE ( UNION SPORTIVE )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MONTPELLIER 11 SC (FOOT A 7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MONTPELLIER HERAULT SPORT CLUB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Police Municipale ( Association Omnisports ) (FOOT A 7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POMPIGNANE SPORT ET CULTURE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STADE LUNARET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STADE LUNARET MONTPELLIER (FUTSA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UFOLEP FOOTBALL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UNION MONTPELLIER DEVELOPPEMENT (FOOTBALL) </text:p>
          </table:table-cell>
          <table:table-cell table:number-columns-repeated="33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UNIVERSITE MONTPELLIER 1 (SPORT SCOLAIRE) </text:p>
          </table:table-cell>
          <table:table-cell table:number-columns-repeated="33"/>
        </table:table-row>
        <table:table-row table:style-name="ro1">
          <table:table-cell office:value-type="string">
            <text:p>GRAMMONT 2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3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4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5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6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7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8 <text:s text:c="89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S POLICE MONTPELLIER (ASPM) (NATATION) </text:p>
          </table:table-cell>
          <table:table-cell table:number-columns-repeated="33"/>
        </table:table-row>
        <table:table-row table:style-name="ro3">
          <table:table-cell office:value-type="string">
            <text:p>GRAMMONT 8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3">
          <table:table-cell office:value-type="string">
            <text:p>GRAMMONT 8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1">
          <table:table-cell office:value-type="string">
            <text:p>GRAMMONT 8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OUPO SANTO-MONTPELLIER XI (FOOTBALL) </text:p>
          </table:table-cell>
          <table:table-cell table:number-columns-repeated="33"/>
        </table:table-row>
        <table:table-row table:style-name="ro1">
          <table:table-cell office:value-type="string">
            <text:p>GRAMMONT 8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FITZPATRICK'S ( CELTIC FOOTBALL CLUB ) (FOOTBALL) </text:p>
          </table:table-cell>
          <table:table-cell table:number-columns-repeated="33"/>
        </table:table-row>
        <table:table-row table:style-name="ro1">
          <table:table-cell office:value-type="string">
            <text:p>GRAMMONT 8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MONTPELLIER HERAULT SPORT CLUB (FOOTBALL) </text:p>
          </table:table-cell>
          <table:table-cell table:number-columns-repeated="33"/>
        </table:table-row>
        <table:table-row table:style-name="ro1">
          <table:table-cell office:value-type="string">
            <text:p>GRAMMONT 9 <text:s text:c="89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GRAMMONT 9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 POLICE MONTPELLIER (ASPM) (NATATION) </text:p>
          </table:table-cell>
          <table:table-cell table:number-columns-repeated="33"/>
        </table:table-row>
        <table:table-row table:style-name="ro1">
          <table:table-cell office:value-type="string">
            <text:p>GRAMMONT 9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 POLICE MONTPELLIER (ASPM) (NATATION) </text:p>
          </table:table-cell>
          <table:table-cell table:number-columns-repeated="33"/>
        </table:table-row>
        <table:table-row table:style-name="ro1">
          <table:table-cell office:value-type="string">
            <text:p>GRAMMONT 9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ASPTT FOOTBALL (FOOTBALL) </text:p>
          </table:table-cell>
          <table:table-cell table:number-columns-repeated="33"/>
        </table:table-row>
        <table:table-row table:style-name="ro3">
          <table:table-cell office:value-type="string">
            <text:p>GRAMMONT 9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1">
          <table:table-cell office:value-type="string">
            <text:p>GRAMMONT 9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LEMASSON ( RACING CLUB ) (FOOTBALL) </text:p>
          </table:table-cell>
          <table:table-cell table:number-columns-repeated="33"/>
        </table:table-row>
        <table:table-row table:style-name="ro1">
          <table:table-cell office:value-type="string">
            <text:p>GRAMMONT 9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OLD SCHOOL SPORT CLUB (FOOTBALL) </text:p>
          </table:table-cell>
          <table:table-cell table:number-columns-repeated="33"/>
        </table:table-row>
        <table:table-row table:style-name="ro1">
          <table:table-cell office:value-type="string">
            <text:p>GRAMMONT 9 <text:s text:c="89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UNIVERSITE MONTPELLIER 1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 office:value-type="float" office:value="100">
            <text:p>100</text:p>
          </table:table-cell>
          <table:table-cell office:value-type="string">
            <text:p>ACIM ( Association Culturelle Israelite de Montpellier ) (FOOT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AMAZONIA JIU JITSU (ARTS MARTIAUX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AMAZONIA JIU JITSU (ARTS MARTIAUX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AS3MT (A. S. "la 3�me mi-temps")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ASPTT JUDO (JUDO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ASPTT OMNISPORTS (OMNISPORTS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HEMIN DES CIMES (BADMINTON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HEMIN DES CIMES (COURSE A PIED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HEMIN DES CIMES (TENNIS DE TABLE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HEMIN DES CIMES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HEMIN DES CIMES (YOGA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LUB SPORTIF IBM <text:s/>MONTPELLIER BADMINTON (BADMINTON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LUB SPORTIF IBM MONTPELLIER <text:s/>VOLLEY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OLLEGE BEIT CHALOM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OMITE DE L'HERAULT DE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OMITE DEPARTEMENTAL DE BASKET BALL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COMITE DEPARTEMENTAL de Jeu de Balle au Tambourin (TAMBOURIN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DISTRICT DE L'HERAULT <text:s/>DE FOOTBALL (FOOT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ECOLE ELEMENTAIRE BLAISE PASCAL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ECOLE PRIMAIRE BEIT YOSSEF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ECOLE SAINT FRANCOIS D'ASSIS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GENERATION MILLENAIRE (FOOT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GENERATION MILLENAIRE (FUTSA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GOREE BASKET CLUB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MONTPELLIER BASKET MOSSON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MONTPELLIER HERAULT SPORT CLUB (FOOT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MONTPELLIER VOLLEY UNIVERSITE CLUB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/>
          <table:table-cell office:value-type="string">
            <text:p><text:s/>POMPIERS DE MONTAUBEROU SDIS 34 (FOOTBALL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 office:value-type="float" office:value="350">
            <text:p>350</text:p>
          </table:table-cell>
          <table:table-cell office:value-type="string">
            <text:p>COLLEGE LES ESCHOLIERS DE LA MOSSON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GENERATIONS SOLIDAIRES ET CITOYENNES (DIVERS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JEUNES MUSULMANS DE FRANCE ( J.M.F. )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JEUNES MUSULMANS DE FRANCE ( J.M.F. ) (FOOTBALL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JEUNES MUSULMANS DE FRANCE ( J.M.F. ) (FUTSAL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JEUNES MUSULMANS DE FRANCE ( J.M.F. )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MONTPELLIER AGGLOMERATION FUTSAL (FUTSAL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MONTPELLIER BASKET MOSSON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/>
          <table:table-cell office:value-type="string">
            <text:p><text:s/>MONTPELLIER MEDITERRANEE FUTSAL (FUTSAL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office:value-type="string">
            <text:p>NULL</text:p>
          </table:table-cell>
          <table:table-cell office:value-type="float" office:value="168">
            <text:p>168</text:p>
          </table:table-cell>
          <table:table-cell office:value-type="string">
            <text:p>ASS COLLEGE GERARD PHILIP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COLLEGE GERARD PHILIP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COLLEGE GERARD PHILIP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COLLEGE LES AIGUERELLES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COMITE DE L'HERAULT DE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COMITE DEPARTEMENTAL DE BASKET BALL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ECOLE ELEMENTAIRE DENIS DIDEROT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ECOLE ELEMENTAIRE JACQUES BREL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ERASMUS STUDENT NETWORK MONTPELLIER (DIVERS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MAJORETTES IMPERIALES DE MONTPELLIER (MAJORETTES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MONTPELLIER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MONTPELLIER MEDITERRANEE METROPOLE TAE KWON DO (TAEKWONDO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MONTPELLIER TEN'DANSE (TWIRLING BATON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MUC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SINGA (OMNISPORTS) </text:p>
          </table:table-cell>
          <table:table-cell table:number-columns-repeated="33"/>
        </table:table-row>
        <table:table-row table:style-name="ro3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table:number-columns-repeated="2"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 office:value-type="float" office:value="250">
            <text:p>250</text:p>
          </table:table-cell>
          <table:table-cell office:value-type="string">
            <text:p>A.E.M.M (AS des Etudiants Mahorais de Montpellier)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A.E.M.M (AS des Etudiants Mahorais de Montpellier) (OMNISPORTS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A.E.M.M (AS des Etudiants Mahorais de Montpellier) (OMNISPORTS) </text:p>
          </table:table-cell>
          <table:table-cell table:number-columns-repeated="33"/>
        </table:table-row>
        <table:table-row table:style-name="ro3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A.E.P.F. (Polyn�siens) (OMNISPORTS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A.K SPORT (FULL CONTACT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A.K SPORT (JUDO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ASS COLLEGE MARCEL PAGNOL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ASSOCIATION DES SENEGALAIS DE L'HERAULT (OMNISPORTS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Association Sportive et Culturelle PAILLADE MERCURE (FOOTBALL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BDE POLYTECH MONTPELLIER (OMNISPORTS) </text:p>
          </table:table-cell>
          <table:table-cell table:number-columns-repeated="33"/>
        </table:table-row>
        <table:table-row table:style-name="ro3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COLLEGE MARCEL PAGNOL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COMITE DE L'HERAULT DE HANDBALL (HANDBALL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DISTRICT DE L'HERAULT <text:s/>DE FOOTBALL (FOOTBALL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ECOLE MATERNELLE LILY BOULANGER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GENERATION MILLENAIRE (FOOTBALL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GENERATION MILLENAIRE (FUTSAL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GOREE BASKET CLUB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LYCEE JULES FERRY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MONTPELLIER AGGLOMERATION FUTSAL (FUTSAL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MONTPELLIER CHAMBERTE HANDBALL (HANDBALL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MONTPELLIER MEDITERRANEE FUTSAL (FUTSAL) </text:p>
          </table:table-cell>
          <table:table-cell table:number-columns-repeated="33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MUC OMNISPORTS (OMNISPORTS) </text:p>
          </table:table-cell>
          <table:table-cell table:number-columns-repeated="33"/>
        </table:table-row>
        <table:table-row table:style-name="ro3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Alain <text:s text:c="80"/></text:p>
          </table:table-cell>
          <table:table-cell office:value-type="string">
            <text:p>Rue de l'Arnel</text:p>
          </table:table-cell>
          <table:table-cell office:value-type="string">
            <text:p>NULL</text:p>
          </table:table-cell>
          <table:table-cell office:value-type="float" office:value="187">
            <text:p>187</text:p>
          </table:table-cell>
          <table:table-cell office:value-type="string">
            <text:p>As Sports et Loisirs des Jeunes Croix D'Argent Volley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COLAS Alain <text:s text:c="80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ASS COLLEGE CROIX D'ARGENT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Alain <text:s text:c="80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ASS COLLEGE CROIX D'ARGENT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Alain <text:s text:c="80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COLLEGE CROIX D'ARGENT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Alain <text:s text:c="80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ECOLE ELEMENTAIRE GARIBALDI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Alain <text:s text:c="80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Alain <text:s text:c="80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UNSS DE L'HERAULT - DIRECTION DEPARTEMENTAL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SALLE ANNEXE <text:s text:c="73"/></text:p>
          </table:table-cell>
          <table:table-cell office:value-type="string">
            <text:p>Rue de l'Arnel</text:p>
          </table:table-cell>
          <table:table-cell table:number-columns-repeated="2" office:value-type="string">
            <text:p>NULL</text:p>
          </table:table-cell>
          <table:table-cell office:value-type="string">
            <text:p>As Sports et Loisirs des Jeunes Croix D'Argent Volley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COLAS SALLE ANNEXE <text:s text:c="73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ASS COLLEGE CROIX D'ARGENT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SALLE ANNEXE <text:s text:c="73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ASS COLLEGE CROIX D'ARGENT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SALLE ANNEXE <text:s text:c="73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COLLEGE CROIX D'ARGENT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SALLE ANNEXE <text:s text:c="73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ECOLE ELEMENTAIRE GARIBALDI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LAS SALLE ANNEXE <text:s text:c="73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UNSS DE L'HERAULT - DIRECTION DEPARTEMENTAL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UDERC Roger <text:s text:c="78"/></text:p>
          </table:table-cell>
          <table:table-cell office:value-type="string">
            <text:p>Rue du Mas de Lemasson</text:p>
          </table:table-cell>
          <table:table-cell office:value-type="string">
            <text:p>NULL</text:p>
          </table:table-cell>
          <table:table-cell office:value-type="float" office:value="139">
            <text:p>139</text:p>
          </table:table-cell>
          <table:table-cell office:value-type="string">
            <text:p>ASS LYCEE CLEMENCEAU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UDERC Roger <text:s text:c="78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COLLEGE CLEMENCEAU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UDERC Roger <text:s text:c="78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COLLEGE CLEMENCEAU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UDERC Roger <text:s text:c="78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CROIX D'ARGENT BASKET MONTPELLIER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COUDERC Roger <text:s text:c="78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ECOLE ELEMENTAIRE MARIE CURI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UDERC Roger <text:s text:c="78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ECOLE MATERNELLE ALPHONSE DAUDET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COUDERC Roger <text:s text:c="78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LYCEE CLEMENCEAU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FERRARI HENRI <text:s text:c="78"/></text:p>
          </table:table-cell>
          <table:table-cell office:value-type="string">
            <text:p>Avenue Dr Jacques Fourcade</text:p>
          </table:table-cell>
          <table:table-cell office:value-type="string">
            <text:p>NULL</text:p>
          </table:table-cell>
          <table:table-cell office:value-type="float" office:value="250">
            <text:p>250</text:p>
          </table:table-cell>
          <table:table-cell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YMNASE FRANCOIS RABELAIS <text:s text:c="74"/></text:p>
          </table:table-cell>
          <table:table-cell table:number-columns-repeated="3" office:value-type="string">
            <text:p>NULL</text:p>
          </table:table-cell>
          <table:table-cell office:value-type="string">
            <text:p>ASS COLLEGE FRANCOIS RABELAIS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FRANCOIS RABELAIS <text:s text:c="74"/>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<text:s/>COLLEGE FRANCOIS RABELAIS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FRANCOIS RABELAIS <text:s text:c="74"/>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<text:s/>COLLEGE FRANCOIS RABELAIS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FRANCOIS RABELAIS <text:s text:c="74"/>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<text:s/>COMITE DE L'HERAULT DE HANDBALL (HANDBALL) </text:p>
          </table:table-cell>
          <table:table-cell table:number-columns-repeated="33"/>
        </table:table-row>
        <table:table-row table:style-name="ro1">
          <table:table-cell office:value-type="string">
            <text:p>GYMNASE FRANCOIS RABELAIS <text:s text:c="74"/>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<text:s/>COMITE DEPARTEMENTAL DE BASKET BALL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FRANCOIS RABELAIS <text:s text:c="74"/>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<text:s/>LIGUE REGIONALE L-R DE BASKET BALL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FRANCOIS RABELAIS <text:s text:c="74"/>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<text:s/>MONTPELLIER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FRANCOIS RABELAIS <text:s text:c="74"/>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FRANCOIS RABELAIS <text:s text:c="74"/>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<text:s/>UNSS DE L'HERAULT - DIRECTION DEPARTEMENTAL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FRANCOIS RABELAIS <text:s text:c="74"/>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<text:s/>VOLLEY LOISIRS MONTPELLIER (VLM)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office:value-type="string">
            <text:p>NULL</text:p>
          </table:table-cell>
          <table:table-cell office:value-type="float" office:value="177">
            <text:p>177</text:p>
          </table:table-cell>
          <table:table-cell office:value-type="string">
            <text:p>A.E.M.M (AS des Etudiants Mahorais de Montpellier)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A.E.M.M (AS des Etudiants Mahorais de Montpellier) (OMNISPORTS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A.E.M.M (AS des Etudiants Mahorais de Montpellier) (OMNISPORTS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As Sports et Loisirs des Jeunes Croix D'Argent Volley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ASBAM Association Sportive Beaux Arts Montpellier VOLLEY BALL-BEACH VOLLEY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ASS LYCEE CLEMENCEAU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ASSOCIATION KUNG FU DEVELOPPEMENT (KUNG-FU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BDS MONTPELLIER BUSINESS SCHOOL (OMNISPORTS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CIRQUE BALTHAZAR (CIRQUE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COLLEGE CLEMENCEAU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COMITE DEPARTEMENTAL DE BASKET BALL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CROIX D'ARGENT BASKET MONTPELLIER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ECOLE ELEMENTAIRE SEVIGN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ECOLE MATERNELLE FRANCIS GARNIER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LYCEE CLEMENCEAU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MONTPELLIER VIET-VO-DAO (ARTS MARTIAUX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SPORT TAMBOURIN CLUB DE MONTPELLIER (TAMBOURIN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UNSS DE L'HERAULT - DIRECTION DEPARTEMENTAL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table:number-columns-repeated="2"/>
          <table:table-cell office:value-type="string">
            <text:p><text:s/>Volley Loisirs Competition Antigone (VOLLEY BALL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office:value-type="string">
            <text:p>NULL</text:p>
          </table:table-cell>
          <table:table-cell office:value-type="float" office:value="100">
            <text:p>100</text:p>
          </table:table-cell>
          <table:table-cell office:value-type="string">
            <text:p>AS LANGUEDOCIENNE DE KYUDO (TIR A L'ARC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AS SENZALA (CAPOIERA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AS SENZALA (CAPOIERA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ASBAM Association Sportive Beaux Arts Montpellier VOLLEY BALL-BEACH VOLLEY (VOLLEY BALL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ASPTT BASKET BALL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Association Foot-Fauteuil "Les Fauteuils de feu" (FUTSAL) </text:p>
          </table:table-cell>
          <table:table-cell table:number-columns-repeated="33"/>
        </table:table-row>
        <table:table-row table:style-name="ro3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APOEIRA RACINES ET VIBRATIONS (ARTS MARTIAUX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HEMIN DES CIMES (BADMINTON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HEMIN DES CIMES (COURSE A PIED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HEMIN DES CIMES (TENNIS DE TABLE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HEMIN DES CIMES (VOLLEY BALL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HEMIN DES CIMES (YOGA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LUB SPORTIF IBM MONTPELLIER <text:s/>VOLLEY (VOLLEY BALL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OMITE DEPARTEMENTAL DE BASKET BALL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OMITE DEPARTEMENTAL DE L HERAULT DE KARATE (KARATE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CROIX D'ARGENT BASKET MONTPELLIER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ENSAM (�cole archi) (RUGBY A XIII) </text:p>
          </table:table-cell>
          <table:table-cell table:number-columns-repeated="33"/>
        </table:table-row>
        <table:table-row table:style-name="ro3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ENSAM (�cole archi) (RUGBY A XV) </text:p>
          </table:table-cell>
          <table:table-cell table:number-columns-repeated="33"/>
        </table:table-row>
        <table:table-row table:style-name="ro3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ENSAM (�cole archi) (VOLLEY BALL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IME "LA CARDABELLE" (DIVERS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LA GARRIGA LENGADOCIANA (DANSE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LIGUE REGIONALE L-R KARATE (KARATE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LIGUE REGIONALE TAEKWONDO (TAEKWONDO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MAJOR'S GIRLS MONTPELLIER (MAJORETTES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MONTPELLIER BADMINTON CLUB (BADMINTON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MONTPELLIER VOLLEY UNIVERSITE CLUB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table:number-columns-repeated="2"/>
          <table:table-cell office:value-type="string">
            <text:p><text:s/>UNSS DE L'HERAULT - DIRECTION DEPARTEMENTAL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 office:value-type="string">
            <text:p>NULL</text:p>
          </table:table-cell>
          <table:table-cell office:value-type="string">
            <text:p>AMICALE EID MEDITERRANEE (OMNISPORTS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ASSOCIATION SPORTIVE ET CULTURELLE DE LA PERGOLA (ASCP) (OMNISPORTS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ASSOCIATION SPORTIVE ET CULTURELLE DE LA PERGOLA (ASCP) (OMNISPORTS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Association Sportive et Culturelle PAILLADE MERCURE (FOOTBALL) </text:p>
          </table:table-cell>
          <table:table-cell table:number-columns-repeated="33"/>
        </table:table-row>
        <table:table-row table:style-name="ro3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B.L.M.A. (Basket Lattes Montpellier Mediterran�e M�tropole Association)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COLLEGE CLEMENCEAU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COMITE DEPARTEMENTAL de Jeu de Balle au Tambourin (TAMBOURIN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CROIX D'ARGENT BASKET MONTPELLIER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ECOLE ELEMENTAIRE Julie DAUBIE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L'ARCHE DE JEAN VANIER EN LANGUEDOC-ROUSSILLON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FOYER DE VIE L'HORIZON (DANSE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L'ARCHE DE JEAN VANIER EN LANGUEDOC-ROUSSILLON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FOYER DE VIE L'HORIZON (GYMNASTIQUE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L'ARCHE DE JEAN VANIER EN LANGUEDOC-ROUSSILLON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FOYER DE VIE L'HORIZON (OMNISPORTS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LYCEE CLEMENCEAU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MONTPELLIER BASKET MOSSON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MONTPELLIER MEDITERRANEE FUTSAL (FUTSAL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MONTPELLIER TAE KWON DO (TAEKWONDO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SPORT TAMBOURIN CLUB DE MONTPELLIER (TAMBOURIN) </text:p>
          </table:table-cell>
          <table:table-cell table:number-columns-repeated="33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WEST INDIES FAMILY (OMNISPORTS) </text:p>
          </table:table-cell>
          <table:table-cell table:number-columns-repeated="33"/>
        </table:table-row>
        <table:table-row table:style-name="ro3">
          <table:table-cell office:value-type="string">
            <text:p>GYMNASE LE HETET <text:s text:c="83"/></text:p>
          </table:table-cell>
          <table:table-cell office:value-type="string">
            <text:p>Route de Vaugui�res</text:p>
          </table:table-cell>
          <table:table-cell table:number-columns-repeated="2" office:value-type="string">
            <text:p>NULL</text:p>
          </table:table-cell>
          <table:table-cell office:value-type="string">
            <text:p>ASPTT BASKET BALL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LE HETET <text:s text:c="8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ASPTT DANSES (DANSE) </text:p>
          </table:table-cell>
          <table:table-cell table:number-columns-repeated="33"/>
        </table:table-row>
        <table:table-row table:style-name="ro3">
          <table:table-cell office:value-type="string">
            <text:p>GYMNASE LE HETET <text:s text:c="8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ASPTT DANSES (DANSE) </text:p>
          </table:table-cell>
          <table:table-cell table:number-columns-repeated="33"/>
        </table:table-row>
        <table:table-row table:style-name="ro3">
          <table:table-cell office:value-type="string">
            <text:p>GYMNASE LE HETET <text:s text:c="8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ASPTT GYMNASTIQUE (GYMNASTIQUE) </text:p>
          </table:table-cell>
          <table:table-cell table:number-columns-repeated="33"/>
        </table:table-row>
        <table:table-row table:style-name="ro3">
          <table:table-cell office:value-type="string">
            <text:p>GYMNASE LE HETET <text:s text:c="8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ASPTT OMNISPORTS (OMNISPORTS) </text:p>
          </table:table-cell>
          <table:table-cell table:number-columns-repeated="33"/>
        </table:table-row>
        <table:table-row table:style-name="ro3">
          <table:table-cell office:value-type="string">
            <text:p>GYMNASE LE HETET <text:s text:c="8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ASPTT VOLLEY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LE HETET <text:s text:c="8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COLLEGE CLEMENCEAU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LE HETET <text:s text:c="8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ECOLE ELEMENTAIRE MICHEL DE L'HOSPITAL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LE HETET <text:s text:c="8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MUC OMNISPORTS (OMNISPORTS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 office:value-type="string">
            <text:p>NULL</text:p>
          </table:table-cell>
          <table:table-cell office:value-type="string">
            <text:p>ASBAM Association Sportive Beaux Arts Montpellier VOLLEY BALL-BEACH VOLLEY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ASSOCIATION SPORTIVE AGROPOLIS - CIRAD (FOOTBALL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ASSOCIATION SPORTIVE AGROPOLIS - CIRAD (FOOTBALL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ASSOCIATION SPORTIVE AGROPOLIS - CIRAD (RUGBY A XV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ASSOCIATION SPORTIVE AGROPOLIS - CIRAD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COLLEGE CLEMENCE ROYER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COLLEGE PRIVE DE LA SALL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COLLEGE SAINT FRANCOIS REGIS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ECOLE ELEMENTAIRE SIGMUND FREUD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ECOLE PRIVEE DE LA SALL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EPF (ECOLE POLYTECHNIQUE FEMININE) (OMNISPORTS) </text:p>
          </table:table-cell>
          <table:table-cell table:number-columns-repeated="33"/>
        </table:table-row>
        <table:table-row table:style-name="ro3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/>
          <table:table-cell office:value-type="string">
            <text:p><text:s/>LYCEE CLEMENCEAU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 office:value-type="string">
            <text:p>NULL</text:p>
          </table:table-cell>
          <table:table-cell office:value-type="string">
            <text:p>AS JEUNES PHOBOS PAILLADE NORD AJPPN (FOOTBAL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ASSOCIATION EDUCATION JEUNESSE ET DEVELOPPEMENT (EJD) (FOOT EN <text:s/>SALLE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ASSOCIATION EDUCATION JEUNESSE ET DEVELOPPEMENT (EJD) (FOOT EN <text:s/>SALLE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ASSOCIATION EDUCATION JEUNESSE ET DEVELOPPEMENT (EJD) (FUTSA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Association Foot-Fauteuil "Les Fauteuils de feu" (FUTSA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COLLEGE LES GARRIGUES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COMITE DEPARTEMENTAL DE BADMINTON 34 (BADMINTON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ENERGIE PAILLADE (FUTSA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GENERATIONS SOLIDAIRES ET CITOYENNES (DIVERS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JEUNES MUSULMANS DE FRANCE ( J.M.F. )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JEUNES MUSULMANS DE FRANCE ( J.M.F. ) (FOOTBAL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JEUNES MUSULMANS DE FRANCE ( J.M.F. ) (FUTSA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JEUNES MUSULMANS DE FRANCE ( J.M.F. )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MONTPELLIER AGGLOMERATION FUTSAL (FUTSA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MONTPELLIER BADMINTON CLUB (BADMINTON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MONTPELLIER BASKET MOSSON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/>
          <table:table-cell office:value-type="string">
            <text:p><text:s/>UNSS DE L'HERAULT - DIRECTION DEPARTEMENTAL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 office:value-type="string">
            <text:p>NULL</text:p>
          </table:table-cell>
          <table:table-cell office:value-type="string">
            <text:p>AS POLICE MONTPELLIER (ASPM) (NATATION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ASPTT BASKET BALL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ASPTT BASKET BALL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C.A.S.S.C. MONTPELLIER MEDITERRANEE METROPOLE (VOLLEY BALL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CHEMIN DES CIMES (BADMINTON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CHEMIN DES CIMES (COURSE A PIED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CHEMIN DES CIMES (TENNIS DE TABLE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CHEMIN DES CIMES (VOLLEY BALL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CHEMIN DES CIMES (YOGA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COLLEGE CLEMENCEAU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COLLEGE JOFFRE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COMITE DE L'HERAULT DE HANDBALL (HANDBALL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CROIX D'ARGENT BASKET MONTPELLIER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ECOLE ELEMENTAIRE JEAN JAURES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ECOLE ELEMENTAIRE JULES SIMON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ECOLE ELEMENTAIRE PERICLES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ECOLE MATERNELLE ARISTOT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ECOLE MATERNELLE Genevi�ve de Gaulle Anthonioz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LIGUE REGIONALE L-R DE BASKET BALL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LYCEE CLEMENCEAU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MAJOR'S GIRLS MONTPELLIER (MAJORETTES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MONTPELLIER BASKET MOSSON (BASKET BALL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MONTPELLIER HANDBALL (HANDBALL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MONTPELLIER MEDITERRANEE METROPOLE UCNATATION (NATATION) </text:p>
          </table:table-cell>
          <table:table-cell table:number-columns-repeated="33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MUC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/>
          <table:table-cell office:value-type="string">
            <text:p><text:s/>Volley Loisirs Competition Antigone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 office:value-type="string">
            <text:p>NULL</text:p>
          </table:table-cell>
          <table:table-cell office:value-type="string">
            <text:p>ASS LYCEE MAS DE TESS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AST3M FUTSAL (FUTSAL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AST3M FUTSAL (FUTSAL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ALEDONIENS ( A.E.T. ) (FOOTBALL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ALEDONIENS ( A.E.T. ) (NATATION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ALEDONIENS ( A.E.T. )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ARRY HOPE (OMNISPORTS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FFEPGV MAS DE TESSE (GYMNASTIQUE VOLONTAIRE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KARAKWELA (OMNISPORTS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LYCEE Jules-GUESDE (Mas de Tesse)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MONTPELLIER MEDITERRANEE FUTSAL (FUTSAL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MUC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PENA MADRIDISTA FAUSTIS MONTPELLIER (FUTSAL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RING ATHLETIC DU PETIT BARD (BOXE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SPORT TAMBOURIN CLUB DE MONTPELLIER (TAMBOURIN) </text:p>
          </table:table-cell>
          <table:table-cell table:number-columns-repeated="33"/>
        </table:table-row>
        <table:table-row table:style-name="ro3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VOLLEY LOISIRS MONTPELLIER (VLM)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RAMEL Jean <text:s text:c="81"/></text:p>
          </table:table-cell>
          <table:table-cell office:value-type="string">
            <text:p>Rue Jos� Maria de H�r�dia</text:p>
          </table:table-cell>
          <table:table-cell table:number-columns-repeated="2" office:value-type="string">
            <text:p>NULL</text:p>
          </table:table-cell>
          <table:table-cell office:value-type="string">
            <text:p>ARECREE BASKET BALL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RAMEL Jean <text:s text:c="81"/></text:p>
          </table:table-cell>
          <table:table-cell office:value-type="string">
            <text:p>Rue Jos� Maria de H�r�dia</text:p>
          </table:table-cell>
          <table:table-cell table:number-columns-repeated="2"/>
          <table:table-cell office:value-type="string">
            <text:p><text:s/>AS3MT (A. S. "la 3�me mi-temps")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RAMEL Jean <text:s text:c="81"/></text:p>
          </table:table-cell>
          <table:table-cell office:value-type="string">
            <text:p>Rue Jos� Maria de H�r�dia</text:p>
          </table:table-cell>
          <table:table-cell table:number-columns-repeated="2"/>
          <table:table-cell office:value-type="string">
            <text:p><text:s/>AS3MT (A. S. "la 3�me mi-temps")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RAMEL Jean <text:s text:c="81"/></text:p>
          </table:table-cell>
          <table:table-cell office:value-type="string">
            <text:p>Rue Jos� Maria de H�r�dia</text:p>
          </table:table-cell>
          <table:table-cell table:number-columns-repeated="2"/>
          <table:table-cell office:value-type="string">
            <text:p><text:s/>COLLEGE FONTCARRAD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RAMEL Jean <text:s text:c="81"/></text:p>
          </table:table-cell>
          <table:table-cell office:value-type="string">
            <text:p>Rue Jos� Maria de H�r�dia</text:p>
          </table:table-cell>
          <table:table-cell table:number-columns-repeated="2"/>
          <table:table-cell office:value-type="string">
            <text:p><text:s/>ECOLE ELEMENTAIRE FREDERIC BAZILL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RAMEL Jean <text:s text:c="81"/></text:p>
          </table:table-cell>
          <table:table-cell office:value-type="string">
            <text:p>Rue Jos� Maria de H�r�dia</text:p>
          </table:table-cell>
          <table:table-cell table:number-columns-repeated="2"/>
          <table:table-cell office:value-type="string">
            <text:p><text:s/>GOREE BASKET CLUB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RAMEL Jean <text:s text:c="81"/></text:p>
          </table:table-cell>
          <table:table-cell office:value-type="string">
            <text:p>Rue Jos� Maria de H�r�dia</text:p>
          </table:table-cell>
          <table:table-cell table:number-columns-repeated="2"/>
          <table:table-cell office:value-type="string">
            <text:p><text:s/>ICE &amp;amp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 office:value-type="string">
            <text:p>NULL</text:p>
          </table:table-cell>
          <table:table-cell office:value-type="string">
            <text:p>AS MONTPELLIER ATLAS PAILLADE (FOOT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ASSOCIATION SPORTIVE AGROPOLIS - CIRAD (FOOT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ASSOCIATION SPORTIVE AGROPOLIS - CIRAD (FOOT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ASSOCIATION SPORTIVE AGROPOLIS - CIRAD (RUGBY A XV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ASSOCIATION SPORTIVE AGROPOLIS - CIRAD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Association Sportive Comite d'Etablissement SANOFI (ASCES-Sanofi Volley) (OMNISPORTS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Association Sportive Comite d'Etablissement SANOFI (ASCES-Sanofi Volley)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Association Sportive et Culturelle PAILLADE MERCURE (FOOT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AST3M FUTSAL (FUTSA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BDE POLYTECH MONTPELLIER (OMNISPORTS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BDS MONTPELLIER BUSINESS SCHOOL (OMNISPORTS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COLLEGE ARTHUR RIMBAUD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COME-ON (VOLLEY 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DISTRICT DE L'HERAULT <text:s/>DE FOOTBALL (FOOT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LA GARRIGA LENGADOCIANA (DANSE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MONTPELLIER BASKET MOSSON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MONTPELLIER CHAMBERTE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MONTPELLIER GRS (GYMNASTIQUE RYTHMIQUE ET SPORTIVE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MONTPELLIER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MONTPELLIER HANDI BASKET ASSOCIATION MHBA (BASKET BALL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MONTPELLIER HANDI BASKET ASSOCIATION MHBA (HANDISPORTS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UNSS DE L'HERAULT - DIRECTION DEPARTEMENTAL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/>
          <table:table-cell office:value-type="string">
            <text:p><text:s/>VOLLEY LOISIRS MONTPELLIER (VLM) (VOLLEY BALL) </text:p>
          </table:table-cell>
          <table:table-cell table:number-columns-repeated="33"/>
        </table:table-row>
        <table:table-row table:style-name="ro1">
          <table:table-cell office:value-type="string">
            <text:p>GYMNASE ROCCA Paul <text:s text:c="81"/></text:p>
          </table:table-cell>
          <table:table-cell office:value-type="string">
            <text:p>Rue Paul Rimbaud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office:value-type="string">
            <text:p>NULL</text:p>
          </table:table-cell>
          <table:table-cell office:value-type="float" office:value="114">
            <text:p>114</text:p>
          </table:table-cell>
          <table:table-cell office:value-type="string">
            <text:p>ASS LYCEE PIERRE MENDES FRANCE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C.S.S.M.H.Club Sportif des Sourds de Montp et de l'Hlt (OMNISPORTS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COMITE DE L'HERAULT DE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COMITE DEPARTEMENTAL DE TIR A L'ARC (TIR A L'ARC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LIGUE REGIONALE TAEKWONDO (TAEKWONDO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LYCEE Pierre MENDES-FRANCE (M�diterran�e)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MONTPELLIER ARC CLUB (TIR A L'ARC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MONTPELLIER BADMINTON CLUB (BADMINTON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MONTPELLIER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MUC HANDBALL (HANDBALL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3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UNSS DE L'HERAULT - DIRECTION DEPARTEMENTAL (SPORT SCOLAIRE) </text:p>
          </table:table-cell>
          <table:table-cell table:number-columns-repeated="33"/>
        </table:table-row>
        <table:table-row table:style-name="ro1">
          <table:table-cell office:value-type="string">
            <text:p>GYMNASE VEYRASSI <text:s text:c="83"/></text:p>
          </table:table-cell>
          <table:table-cell office:value-type="string">
            <text:p>Rue des Quatre Vents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BADMINTON CLUB (BADMINTON) </text:p>
          </table:table-cell>
          <table:table-cell table:number-columns-repeated="33"/>
        </table:table-row>
        <table:table-row table:style-name="ro3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 office:value-type="string">
            <text:p>NULL</text:p>
          </table:table-cell>
          <table:table-cell office:value-type="string">
            <text:p>Agglom�ration de Montpellier Sports d'Orientation 34 (COURSE D'ORIENTATION) </text:p>
          </table:table-cell>
          <table:table-cell table:number-columns-repeated="33"/>
        </table:table-row>
        <table:table-row table:style-name="ro3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/>
          <table:table-cell office:value-type="string">
            <text:p><text:s/>AQUALOVE MONTPELLIER (SAUVETAGE) </text:p>
          </table:table-cell>
          <table:table-cell table:number-columns-repeated="33"/>
        </table:table-row>
        <table:table-row table:style-name="ro3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/>
          <table:table-cell office:value-type="string">
            <text:p><text:s/>AQUALOVE MONTPELLIER (SAUVETAGE) </text:p>
          </table:table-cell>
          <table:table-cell table:number-columns-repeated="33"/>
        </table:table-row>
        <table:table-row table:style-name="ro3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/>
          <table:table-cell office:value-type="string">
            <text:p><text:s/>CHEMIN DES CIMES (BADMINTON) </text:p>
          </table:table-cell>
          <table:table-cell table:number-columns-repeated="33"/>
        </table:table-row>
        <table:table-row table:style-name="ro3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/>
          <table:table-cell office:value-type="string">
            <text:p><text:s/>CHEMIN DES CIMES (COURSE A PIED) </text:p>
          </table:table-cell>
          <table:table-cell table:number-columns-repeated="33"/>
        </table:table-row>
        <table:table-row table:style-name="ro3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/>
          <table:table-cell office:value-type="string">
            <text:p><text:s/>CHEMIN DES CIMES (TENNIS DE TABLE) </text:p>
          </table:table-cell>
          <table:table-cell table:number-columns-repeated="33"/>
        </table:table-row>
        <table:table-row table:style-name="ro3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/>
          <table:table-cell office:value-type="string">
            <text:p><text:s/>CHEMIN DES CIMES (VOLLEY BALL) </text:p>
          </table:table-cell>
          <table:table-cell table:number-columns-repeated="33"/>
        </table:table-row>
        <table:table-row table:style-name="ro3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/>
          <table:table-cell office:value-type="string">
            <text:p><text:s/>CHEMIN DES CIMES (YOGA) </text:p>
          </table:table-cell>
          <table:table-cell table:number-columns-repeated="33"/>
        </table:table-row>
        <table:table-row table:style-name="ro3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/>
          <table:table-cell office:value-type="string">
            <text:p><text:s/>GOREE BASKET CLUB (BASKET BALL) </text:p>
          </table:table-cell>
          <table:table-cell table:number-columns-repeated="33"/>
        </table:table-row>
        <table:table-row table:style-name="ro3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/>
          <table:table-cell office:value-type="string">
            <text:p><text:s/>MONTPELLIER EAUX VIVES (CANOE KAYAK) </text:p>
          </table:table-cell>
          <table:table-cell table:number-columns-repeated="33"/>
        </table:table-row>
        <table:table-row table:style-name="ro3">
          <table:table-cell office:value-type="string">
            <text:p>MEZZANINE FERRARI <text:s text:c="82"/></text:p>
          </table:table-cell>
          <table:table-cell office:value-type="string">
            <text:p>Avenue Docteur Fourcade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ARC CLUB (TIR A L'ARC) </text:p>
          </table:table-cell>
          <table:table-cell table:number-columns-repeated="33"/>
        </table:table-row>
        <table:table-row table:style-name="ro1">
          <table:table-cell office:value-type="string">
            <text:p>MOSSON 1 (HONNEUR) <text:s text:c="81"/></text:p>
          </table:table-cell>
          <table:table-cell office:value-type="string">
            <text:p>avenu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HERAULT SPORT CLUB (FOOTBALL) </text:p>
          </table:table-cell>
          <table:table-cell table:number-columns-repeated="33"/>
        </table:table-row>
        <table:table-row table:style-name="ro1">
          <table:table-cell office:value-type="string">
            <text:p>MOSSON 2 <text:s text:c="91"/></text:p>
          </table:table-cell>
          <table:table-cell office:value-type="string">
            <text:p>avenu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AS JEUNES PHOBOS PAILLADE NORD AJPPN (FOOTBALL) </text:p>
          </table:table-cell>
          <table:table-cell table:number-columns-repeated="33"/>
        </table:table-row>
        <table:table-row table:style-name="ro1">
          <table:table-cell office:value-type="string">
            <text:p>MOSSON 2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AS MONTPELLIER ATLAS PAILLADE (FOOTBALL) </text:p>
          </table:table-cell>
          <table:table-cell table:number-columns-repeated="33"/>
        </table:table-row>
        <table:table-row table:style-name="ro1">
          <table:table-cell office:value-type="string">
            <text:p>MOSSON 2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AS MONTPELLIER ATLAS PAILLADE (FOOTBALL) </text:p>
          </table:table-cell>
          <table:table-cell table:number-columns-repeated="33"/>
        </table:table-row>
        <table:table-row table:style-name="ro1">
          <table:table-cell office:value-type="string">
            <text:p>MOSSON 2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Association Sportive et Culturelle PAILLADE MERCURE (FOOTBALL) </text:p>
          </table:table-cell>
          <table:table-cell table:number-columns-repeated="33"/>
        </table:table-row>
        <table:table-row table:style-name="ro1">
          <table:table-cell office:value-type="string">
            <text:p>MOSSON 2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1">
          <table:table-cell office:value-type="string">
            <text:p>MOSSON 2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1">
          <table:table-cell office:value-type="string">
            <text:p>MOSSON 2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LES 4 HORIZONS (OMNISPORTS) </text:p>
          </table:table-cell>
          <table:table-cell table:number-columns-repeated="33"/>
        </table:table-row>
        <table:table-row table:style-name="ro1">
          <table:table-cell office:value-type="string">
            <text:p>MOSSON 2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UNION MONTPELLIER DEVELOPPEMENT (FOOTBALL) </text:p>
          </table:table-cell>
          <table:table-cell table:number-columns-repeated="33"/>
        </table:table-row>
        <table:table-row table:style-name="ro1">
          <table:table-cell office:value-type="string">
            <text:p>MOSSON 3 <text:s text:c="91"/></text:p>
          </table:table-cell>
          <table:table-cell office:value-type="string">
            <text:p>avenu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AS MONTPELLIER ATLAS PAILLADE (FOOTBALL) </text:p>
          </table:table-cell>
          <table:table-cell table:number-columns-repeated="33"/>
        </table:table-row>
        <table:table-row table:style-name="ro1">
          <table:table-cell office:value-type="string">
            <text:p>MOSSON 3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BDS MONTPELLIER BUSINESS SCHOOL (OMNISPORTS) </text:p>
          </table:table-cell>
          <table:table-cell table:number-columns-repeated="33"/>
        </table:table-row>
        <table:table-row table:style-name="ro1">
          <table:table-cell office:value-type="string">
            <text:p>MOSSON 3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BDS MONTPELLIER BUSINESS SCHOOL (OMNISPORTS) </text:p>
          </table:table-cell>
          <table:table-cell table:number-columns-repeated="33"/>
        </table:table-row>
        <table:table-row table:style-name="ro3">
          <table:table-cell office:value-type="string">
            <text:p>MOSSON 3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ENSAM (�cole archi) (RUGBY A XIII) </text:p>
          </table:table-cell>
          <table:table-cell table:number-columns-repeated="33"/>
        </table:table-row>
        <table:table-row table:style-name="ro3">
          <table:table-cell office:value-type="string">
            <text:p>MOSSON 3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ENSAM (�cole archi) (RUGBY A XV) </text:p>
          </table:table-cell>
          <table:table-cell table:number-columns-repeated="33"/>
        </table:table-row>
        <table:table-row table:style-name="ro3">
          <table:table-cell office:value-type="string">
            <text:p>MOSSON 3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ENSAM (�cole archi) (VOLLEY BALL) </text:p>
          </table:table-cell>
          <table:table-cell table:number-columns-repeated="33"/>
        </table:table-row>
        <table:table-row table:style-name="ro1">
          <table:table-cell office:value-type="string">
            <text:p>MOSSON 3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F.C. MUTUELLE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MOSSON 3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MONTPELLIER PETANQUE ST MARTIN (PETANQUE) </text:p>
          </table:table-cell>
          <table:table-cell table:number-columns-repeated="33"/>
        </table:table-row>
        <table:table-row table:style-name="ro3">
          <table:table-cell office:value-type="string">
            <text:p>MOSSON 3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1">
          <table:table-cell office:value-type="string">
            <text:p>MOSSON 4 <text:s text:c="91"/></text:p>
          </table:table-cell>
          <table:table-cell office:value-type="string">
            <text:p>avenu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AS MONTPELLIER ATLAS PAILLADE (FOOTBALL) </text:p>
          </table:table-cell>
          <table:table-cell table:number-columns-repeated="33"/>
        </table:table-row>
        <table:table-row table:style-name="ro1">
          <table:table-cell office:value-type="string">
            <text:p>MOSSON 4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Association Sportive et Culturelle PAILLADE MERCURE (FOOTBALL) </text:p>
          </table:table-cell>
          <table:table-cell table:number-columns-repeated="33"/>
        </table:table-row>
        <table:table-row table:style-name="ro1">
          <table:table-cell office:value-type="string">
            <text:p>MOSSON 4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Association Sportive et Culturelle PAILLADE MERCURE (FOOTBALL) </text:p>
          </table:table-cell>
          <table:table-cell table:number-columns-repeated="33"/>
        </table:table-row>
        <table:table-row table:style-name="ro1">
          <table:table-cell office:value-type="string">
            <text:p>MOSSON 4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MONTPELLIER PETANQUE ST MARTIN (PETANQUE) </text:p>
          </table:table-cell>
          <table:table-cell table:number-columns-repeated="33"/>
        </table:table-row>
        <table:table-row table:style-name="ro3">
          <table:table-cell office:value-type="string">
            <text:p>MOSSON 4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1">
          <table:table-cell office:value-type="string">
            <text:p>MOSSON 4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UFOLEP FOOTBALL (FOOTBALL) </text:p>
          </table:table-cell>
          <table:table-cell table:number-columns-repeated="33"/>
        </table:table-row>
        <table:table-row table:style-name="ro1">
          <table:table-cell office:value-type="string">
            <text:p>MOSSON 4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UNION MONTPELLIER DEVELOPPEMENT (FOOTBALL) </text:p>
          </table:table-cell>
          <table:table-cell table:number-columns-repeated="33"/>
        </table:table-row>
        <table:table-row table:style-name="ro1">
          <table:table-cell office:value-type="string">
            <text:p>MOSSON 5 <text:s text:c="91"/></text:p>
          </table:table-cell>
          <table:table-cell office:value-type="string">
            <text:p>avenu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AS MONTPELLIER ATLAS PAILLADE (FOOTBALL) </text:p>
          </table:table-cell>
          <table:table-cell table:number-columns-repeated="33"/>
        </table:table-row>
        <table:table-row table:style-name="ro1">
          <table:table-cell office:value-type="string">
            <text:p>MOSSON 5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Association Sportive et Culturelle PAILLADE MERCURE (FOOTBALL) </text:p>
          </table:table-cell>
          <table:table-cell table:number-columns-repeated="33"/>
        </table:table-row>
        <table:table-row table:style-name="ro1">
          <table:table-cell office:value-type="string">
            <text:p>MOSSON 5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Association Sportive et Culturelle PAILLADE MERCURE (FOOTBALL) </text:p>
          </table:table-cell>
          <table:table-cell table:number-columns-repeated="33"/>
        </table:table-row>
        <table:table-row table:style-name="ro1">
          <table:table-cell office:value-type="string">
            <text:p>MOSSON 5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1">
          <table:table-cell office:value-type="string">
            <text:p>MOSSON 5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1">
          <table:table-cell office:value-type="string">
            <text:p>MOSSON 5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ETOILE SOLIDAIRE (DIVERS) </text:p>
          </table:table-cell>
          <table:table-cell table:number-columns-repeated="33"/>
        </table:table-row>
        <table:table-row table:style-name="ro1">
          <table:table-cell office:value-type="string">
            <text:p>MOSSON 5 <text:s text:c="91"/></text:p>
          </table:table-cell>
          <table:table-cell office:value-type="string">
            <text:p>avenue Heidelberg</text:p>
          </table:table-cell>
          <table:table-cell table:number-columns-repeated="2"/>
          <table:table-cell office:value-type="string">
            <text:p><text:s/>UNION MONTPELLIER DEVELOPPEMENT (FOOTBALL) </text:p>
          </table:table-cell>
          <table:table-cell table:number-columns-repeated="33"/>
        </table:table-row>
        <table:table-row table:style-name="ro1">
          <table:table-cell office:value-type="string">
            <text:p>MUR EXTERIEUR D'ESCALADE Alain ACHILLE <text:s text:c="61"/></text:p>
          </table:table-cell>
          <table:table-cell office:value-type="string">
            <text:p>Place Marcel GODECHOT</text:p>
          </table:table-cell>
          <table:table-cell table:number-columns-repeated="2" office:value-type="string">
            <text:p>NULL</text:p>
          </table:table-cell>
          <table:table-cell office:value-type="string">
            <text:p>BLEU VERTIGE (ESCALADE) </text:p>
          </table:table-cell>
          <table:table-cell table:number-columns-repeated="33"/>
        </table:table-row>
        <table:table-row table:style-name="ro1">
          <table:table-cell office:value-type="string">
            <text:p>MUR EXTERIEUR D'ESCALADE Alain ACHILLE <text:s text:c="61"/></text:p>
          </table:table-cell>
          <table:table-cell office:value-type="string">
            <text:p>Place Marcel GODECHOT</text:p>
          </table:table-cell>
          <table:table-cell table:number-columns-repeated="2"/>
          <table:table-cell office:value-type="string">
            <text:p><text:s/>COLLEGE SAINT FRANCOIS REGIS (SPORT SCOLAIRE) </text:p>
          </table:table-cell>
          <table:table-cell table:number-columns-repeated="33"/>
        </table:table-row>
        <table:table-row table:style-name="ro1">
          <table:table-cell office:value-type="string">
            <text:p>MUR EXTERIEUR D'ESCALADE Alain ACHILLE <text:s text:c="61"/></text:p>
          </table:table-cell>
          <table:table-cell office:value-type="string">
            <text:p>Place Marcel GODECHOT</text:p>
          </table:table-cell>
          <table:table-cell table:number-columns-repeated="2"/>
          <table:table-cell office:value-type="string">
            <text:p><text:s/>COLLEGE SAINT FRANCOIS REGIS (SPORT SCOLAIRE) </text:p>
          </table:table-cell>
          <table:table-cell table:number-columns-repeated="33"/>
        </table:table-row>
        <table:table-row table:style-name="ro1">
          <table:table-cell office:value-type="string">
            <text:p>MUR INTERIEUR D'ESCALADE Alain ACHILLE <text:s text:c="61"/></text:p>
          </table:table-cell>
          <table:table-cell office:value-type="string">
            <text:p>Place Marcel GODECHOT</text:p>
          </table:table-cell>
          <table:table-cell table:number-columns-repeated="2" office:value-type="string">
            <text:p>NULL</text:p>
          </table:table-cell>
          <table:table-cell office:value-type="string">
            <text:p>BLEU VERTIGE (ESCALADE) </text:p>
          </table:table-cell>
          <table:table-cell table:number-columns-repeated="33"/>
        </table:table-row>
        <table:table-row table:style-name="ro3">
          <table:table-cell office:value-type="string">
            <text:p>MUR INTERIEUR D'ESCALADE Alain ACHILLE <text:s text:c="61"/></text:p>
          </table:table-cell>
          <table:table-cell office:value-type="string">
            <text:p>Place Marcel GODECHOT</text:p>
          </table:table-cell>
          <table:table-cell table:number-columns-repeated="2"/>
          <table:table-cell office:value-type="string">
            <text:p><text:s/>COMITE DEPARTEMENTALde l'Hlt de la F.F. Montagne et Escalade (ESCALADE-MONTAGNE) </text:p>
          </table:table-cell>
          <table:table-cell table:number-columns-repeated="33"/>
        </table:table-row>
        <table:table-row table:style-name="ro3">
          <table:table-cell office:value-type="string">
            <text:p>MUR INTERIEUR D'ESCALADE Alain ACHILLE <text:s text:c="61"/></text:p>
          </table:table-cell>
          <table:table-cell office:value-type="string">
            <text:p>Place Marcel GODECHOT</text:p>
          </table:table-cell>
          <table:table-cell table:number-columns-repeated="2"/>
          <table:table-cell office:value-type="string">
            <text:p><text:s/>COMITE DEPARTEMENTALde l'Hlt de la F.F. Montagne et Escalade (ESCALADE-MONTAGNE) </text:p>
          </table:table-cell>
          <table:table-cell table:number-columns-repeated="33"/>
        </table:table-row>
        <table:table-row table:style-name="ro1">
          <table:table-cell office:value-type="string">
            <text:p>P.E.P.S ARTHUR RIMBAUD <text:s text:c="77"/></text:p>
          </table:table-cell>
          <table:table-cell office:value-type="string">
            <text:p>RUE DU PILORY</text:p>
          </table:table-cell>
          <table:table-cell table:number-columns-repeated="2" office:value-type="string">
            <text:p>NULL</text:p>
          </table:table-cell>
          <table:table-cell office:value-type="string">
            <text:p>COLLEGE ARTHUR RIMBAUD (SPORT SCOLAIRE) </text:p>
          </table:table-cell>
          <table:table-cell table:number-columns-repeated="33"/>
        </table:table-row>
        <table:table-row table:style-name="ro3">
          <table:table-cell office:value-type="string">
            <text:p>P.E.P.S CHAMBERTE <text:s text:c="82"/></text:p>
          </table:table-cell>
          <table:table-cell office:value-type="string">
            <text:p>Croix de Figueroll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.E.P.S CROIX D'ARGENT <text:s text:c="77"/></text:p>
          </table:table-cell>
          <table:table-cell office:value-type="string">
            <text:p>RUE DE L'ARNEL</text:p>
          </table:table-cell>
          <table:table-cell table:number-columns-repeated="2" office:value-type="string">
            <text:p>NULL</text:p>
          </table:table-cell>
          <table:table-cell office:value-type="string">
            <text:p>COLLEGE CROIX D'ARGENT (SPORT SCOLAIRE) </text:p>
          </table:table-cell>
          <table:table-cell table:number-columns-repeated="33"/>
        </table:table-row>
        <table:table-row table:style-name="ro3">
          <table:table-cell office:value-type="string">
            <text:p>P.E.P.S CROIX D'ARGENT <text:s text:c="77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DERBY CLUB le Cres Lattes Montpellier DCCLM (ROLLER) </text:p>
          </table:table-cell>
          <table:table-cell table:number-columns-repeated="33"/>
        </table:table-row>
        <table:table-row table:style-name="ro3">
          <table:table-cell office:value-type="string">
            <text:p>P.E.P.S CROIX D'ARGENT <text:s text:c="77"/></text:p>
          </table:table-cell>
          <table:table-cell office:value-type="string">
            <text:p>RUE DE L'ARNEL</text:p>
          </table:table-cell>
          <table:table-cell table:number-columns-repeated="2"/>
          <table:table-cell office:value-type="string">
            <text:p><text:s/>DERBY CLUB le Cres Lattes Montpellier DCCLM (ROLLER) </text:p>
          </table:table-cell>
          <table:table-cell table:number-columns-repeated="33"/>
        </table:table-row>
        <table:table-row table:style-name="ro1">
          <table:table-cell office:value-type="string">
            <text:p>P.E.P.S ESCHOLIERS DE LA MOSSON <text:s text:c="68"/></text:p>
          </table:table-cell>
          <table:table-cell office:value-type="string">
            <text:p>AVENUE DU BITTEROIS</text:p>
          </table:table-cell>
          <table:table-cell table:number-columns-repeated="2" office:value-type="string">
            <text:p>NULL</text:p>
          </table:table-cell>
          <table:table-cell office:value-type="string">
            <text:p>COLLEGE LES ESCHOLIERS DE LA MOSSON (SPORT SCOLAIRE) </text:p>
          </table:table-cell>
          <table:table-cell table:number-columns-repeated="33"/>
        </table:table-row>
        <table:table-row table:style-name="ro1">
          <table:table-cell office:value-type="string">
            <text:p>P.E.P.S LEONARD DE VINCI <text:s text:c="75"/></text:p>
          </table:table-cell>
          <table:table-cell office:value-type="string">
            <text:p>RUE DU PROFESSEUR TRUC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P.E.P.S. DELYLLE <text:s text:c="83"/></text:p>
          </table:table-cell>
          <table:table-cell office:value-type="string">
            <text:p>rue de las Sorb�s</text:p>
          </table:table-cell>
          <table:table-cell office:value-type="string">
            <text:p>Complexe Alain DELYLLE</text:p>
          </table:table-cell>
          <table:table-cell office:value-type="string">
            <text:p>NULL</text:p>
          </table:table-cell>
          <table:table-cell office:value-type="string">
            <text:p>COMITE DEPARTEMENTAL UFOLEP 34 (FOOTBALL) </text:p>
          </table:table-cell>
          <table:table-cell table:number-columns-repeated="33"/>
        </table:table-row>
        <table:table-row table:style-name="ro3">
          <table:table-cell office:value-type="string">
            <text:p>P.E.P.S. DELYLLE <text:s text:c="83"/></text:p>
          </table:table-cell>
          <table:table-cell office:value-type="string">
            <text:p>rue de las Sorb�s</text:p>
          </table:table-cell>
          <table:table-cell office:value-type="string">
            <text:p>Complexe Alain DELYLLE</text:p>
          </table:table-cell>
          <table:table-cell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3">
          <table:table-cell office:value-type="string">
            <text:p>P.E.P.S. DELYLLE <text:s text:c="83"/></text:p>
          </table:table-cell>
          <table:table-cell office:value-type="string">
            <text:p>rue de las Sorb�s</text:p>
          </table:table-cell>
          <table:table-cell office:value-type="string">
            <text:p>Complexe Alain DELYLLE</text:p>
          </table:table-cell>
          <table:table-cell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1">
          <table:table-cell office:value-type="string">
            <text:p>P.E.P.S. ESCHOLIERS DE LA MOSSON <text:s text:c="67"/></text:p>
          </table:table-cell>
          <table:table-cell office:value-type="string">
            <text:p>AVENUE DU BITTEROI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P.E.P.S. LEONARD DE VINCI <text:s text:c="74"/></text:p>
          </table:table-cell>
          <table:table-cell office:value-type="string">
            <text:p>RUE DU PROFESSEUR TRUC</text:p>
          </table:table-cell>
          <table:table-cell table:number-columns-repeated="2" office:value-type="string">
            <text:p>NULL</text:p>
          </table:table-cell>
          <table:table-cell office:value-type="string">
            <text:p>LYCEE L�onard DE VINCI (SPORT SCOLAIRE) </text:p>
          </table:table-cell>
          <table:table-cell table:number-columns-repeated="33"/>
        </table:table-row>
        <table:table-row table:style-name="ro1">
          <table:table-cell office:value-type="string">
            <text:p>P.E.P.S. LES PINS ST CLEMENT <text:s text:c="71"/></text:p>
          </table:table-cell>
          <table:table-cell office:value-type="string">
            <text:p>AVENUE DE SAINT CLEMENT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 office:value-type="float" office:value="4773">
            <text:p>4773</text:p>
          </table:table-cell>
          <table:table-cell office:value-type="string">
            <text:p>COMITE DEPARTEMENTAL HANDISPORTS (HANDISPORTS) </text:p>
          </table:table-cell>
          <table:table-cell table:number-columns-repeated="33"/>
        </table:table-row>
        <table:table-row table:style-name="ro3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3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3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3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/>
          <table:table-cell office:value-type="string">
            <text:p><text:s/>LIGUE REGIONALE L-R KARATE (KARATE) </text:p>
          </table:table-cell>
          <table:table-cell table:number-columns-repeated="33"/>
        </table:table-row>
        <table:table-row table:style-name="ro3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/>
          <table:table-cell office:value-type="string">
            <text:p><text:s/>MONTPELLIER BASKET MOSSON (BASKET BALL) </text:p>
          </table:table-cell>
          <table:table-cell table:number-columns-repeated="33"/>
        </table:table-row>
        <table:table-row table:style-name="ro3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/>
          <table:table-cell office:value-type="string">
            <text:p><text:s/>MONTPELLIER GRS (GYMNASTIQUE RYTHMIQUE ET SPORTIVE) </text:p>
          </table:table-cell>
          <table:table-cell table:number-columns-repeated="33"/>
        </table:table-row>
        <table:table-row table:style-name="ro3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/>
          <table:table-cell office:value-type="string">
            <text:p><text:s/>MONTPELLIER MEDITERRANEE METROPOLE TAE KWON DO (TAEKWONDO) </text:p>
          </table:table-cell>
          <table:table-cell table:number-columns-repeated="33"/>
        </table:table-row>
        <table:table-row table:style-name="ro3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/>
          <table:table-cell office:value-type="string">
            <text:p><text:s/>MONTPELLIER TAE KWON DO (TAEKWONDO) </text:p>
          </table:table-cell>
          <table:table-cell table:number-columns-repeated="33"/>
        </table:table-row>
        <table:table-row table:style-name="ro3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/>
          <table:table-cell office:value-type="string">
            <text:p><text:s/>MONTPELLIER VOLLEY UNIVERSITE CLUB (VOLLEY BALL) </text:p>
          </table:table-cell>
          <table:table-cell table:number-columns-repeated="33"/>
        </table:table-row>
        <table:table-row table:style-name="ro3">
          <table:table-cell office:value-type="string">
            <text:p>PAS DE TIR DE MONTMAUR ext�rieur et 10m couvert <text:s text:c="52"/></text:p>
          </table:table-cell>
          <table:table-cell office:value-type="string">
            <text:p>Route de Mende</text:p>
          </table:table-cell>
          <table:table-cell table:number-columns-repeated="2" office:value-type="string">
            <text:p>NULL</text:p>
          </table:table-cell>
          <table:table-cell office:value-type="string">
            <text:p>AS SPORTIVE MONTPELLIERAINE (TIR) </text:p>
          </table:table-cell>
          <table:table-cell table:number-columns-repeated="33"/>
        </table:table-row>
        <table:table-row table:style-name="ro3">
          <table:table-cell office:value-type="string">
            <text:p>PAS DE TIR DE MONTMAUR ext�rieur et 10m couvert <text:s text:c="52"/></text:p>
          </table:table-cell>
          <table:table-cell office:value-type="string">
            <text:p>Route de Mende</text:p>
          </table:table-cell>
          <table:table-cell table:number-columns-repeated="2"/>
          <table:table-cell office:value-type="string">
            <text:p><text:s/>CLUB DE TIR SPORTIF MONTPELLIERAIN (CTSM) (TIR) </text:p>
          </table:table-cell>
          <table:table-cell table:number-columns-repeated="33"/>
        </table:table-row>
        <table:table-row table:style-name="ro3">
          <table:table-cell office:value-type="string">
            <text:p>PAS DE TIR DE MONTMAUR ext�rieur et 10m couvert <text:s text:c="52"/></text:p>
          </table:table-cell>
          <table:table-cell office:value-type="string">
            <text:p>Route de Mende</text:p>
          </table:table-cell>
          <table:table-cell table:number-columns-repeated="2"/>
          <table:table-cell office:value-type="string">
            <text:p><text:s/>CLUB DE TIR SPORTIF MONTPELLIERAIN (CTSM) (TIR) </text:p>
          </table:table-cell>
          <table:table-cell table:number-columns-repeated="33"/>
        </table:table-row>
        <table:table-row table:style-name="ro3">
          <table:table-cell office:value-type="string">
            <text:p>PAS DE TIR DE MONTMAUR ext�rieur et 10m couvert <text:s text:c="52"/></text:p>
          </table:table-cell>
          <table:table-cell office:value-type="string">
            <text:p>Route de Mende</text:p>
          </table:table-cell>
          <table:table-cell table:number-columns-repeated="2"/>
          <table:table-cell office:value-type="string">
            <text:p><text:s/>CSAD ARTEMIS (TIR) </text:p>
          </table:table-cell>
          <table:table-cell table:number-columns-repeated="33"/>
        </table:table-row>
        <table:table-row table:style-name="ro3">
          <table:table-cell office:value-type="string">
            <text:p>PAS DE TIR DE MONTMAUR ext�rieur et 10m couvert <text:s text:c="52"/></text:p>
          </table:table-cell>
          <table:table-cell office:value-type="string">
            <text:p>Route de Mende</text:p>
          </table:table-cell>
          <table:table-cell table:number-columns-repeated="2"/>
          <table:table-cell office:value-type="string">
            <text:p><text:s/>SOCIETE DE TIR DE MONTPELLIER (TIR) </text:p>
          </table:table-cell>
          <table:table-cell table:number-columns-repeated="33"/>
        </table:table-row>
        <table:table-row table:style-name="ro3">
          <table:table-cell office:value-type="string">
            <text:p>PAS DE TIR DE MONTMAUR ext�rieur et 10m couvert <text:s text:c="52"/></text:p>
          </table:table-cell>
          <table:table-cell office:value-type="string">
            <text:p>Route de Mende</text:p>
          </table:table-cell>
          <table:table-cell table:number-columns-repeated="2"/>
          <table:table-cell office:value-type="string">
            <text:p><text:s/>SOCIETE DE TIR LES ARQUEBUSIERS DU MIDI (TIR) </text:p>
          </table:table-cell>
          <table:table-cell table:number-columns-repeated="33"/>
        </table:table-row>
        <table:table-row table:style-name="ro4">
          <table:table-cell office:value-type="string">
            <text:p>PAS DE TIR MONTMAUR 25 M <text:s text:c="75"/></text:p>
          </table:table-cell>
          <table:table-cell office:value-type="string">
            <text:p>route de Mende</text:p>
          </table:table-cell>
          <table:table-cell table:number-columns-repeated="2" office:value-type="string">
            <text:p>NULL</text:p>
          </table:table-cell>
          <table:table-cell office:value-type="string">
            <text:p>AS CRS Nﾰ56 (OMNISPORTS) </text:p>
          </table:table-cell>
          <table:table-cell table:number-columns-repeated="33"/>
        </table:table-row>
        <table:table-row table:style-name="ro3">
          <table:table-cell office:value-type="string">
            <text:p>PEPS BEAL <text:s text:c="90"/></text:p>
          </table:table-cell>
          <table:table-cell office:value-type="string">
            <text:p>Avenue Dr Jacques Fourcad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EPS GRAMMONT <text:s text:c="86"/></text:p>
          </table:table-cell>
          <table:table-cell office:value-type="string">
            <text:p>AV. Albert EINSTEIN</text:p>
          </table:table-cell>
          <table:table-cell office:value-type="string">
            <text:p>DOMAINE DE GRAMMONT</text:p>
          </table:table-cell>
          <table:table-cell office:value-type="string">
            <text:p>NULL</text:p>
          </table:table-cell>
          <table:table-cell office:value-type="string">
            <text:p>COLLEGE PRIVE SAINT-FRANCOIS D'ASSISE (SPORT SCOLAIRE) </text:p>
          </table:table-cell>
          <table:table-cell table:number-columns-repeated="33"/>
        </table:table-row>
        <table:table-row table:style-name="ro1">
          <table:table-cell office:value-type="string">
            <text:p>PEPS GRAMMONT <text:s text:c="86"/></text:p>
          </table:table-cell>
          <table:table-cell office:value-type="string">
            <text:p>AV. Albert EINSTEIN</text:p>
          </table:table-cell>
          <table:table-cell office:value-type="string">
            <text:p>DOMAINE DE GRAMMONT</text:p>
          </table:table-cell>
          <table:table-cell/>
          <table:table-cell office:value-type="string">
            <text:p><text:s/>MONTPELLIER HERAULT SPORT CLUB (FOOTBALL) </text:p>
          </table:table-cell>
          <table:table-cell table:number-columns-repeated="33"/>
        </table:table-row>
        <table:table-row table:style-name="ro1">
          <table:table-cell office:value-type="string">
            <text:p>PEPS GRAMMONT <text:s text:c="86"/></text:p>
          </table:table-cell>
          <table:table-cell office:value-type="string">
            <text:p>AV. Albert EINSTEIN</text:p>
          </table:table-cell>
          <table:table-cell office:value-type="string">
            <text:p>DOMAINE DE GRAMMONT</text:p>
          </table:table-cell>
          <table:table-cell/>
          <table:table-cell office:value-type="string">
            <text:p><text:s/>MONTPELLIER HERAULT SPORT CLUB (FOOTBALL) </text:p>
          </table:table-cell>
          <table:table-cell table:number-columns-repeated="33"/>
        </table:table-row>
        <table:table-row table:style-name="ro1">
          <table:table-cell office:value-type="string">
            <text:p>PEPS MERMOZ <text:s text:c="88"/></text:p>
          </table:table-cell>
          <table:table-cell office:value-type="string">
            <text:p>rue croix du sud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EPS PARC MONTCALM <text:s text:c="81"/></text:p>
          </table:table-cell>
          <table:table-cell table:number-columns-repeated="3" office:value-type="string">
            <text:p>NULL</text:p>
          </table:table-cell>
          <table:table-cell office:value-type="string">
            <text:p>COLLEGE CLEMENCEAU (SPORT SCOLAIRE) </text:p>
          </table:table-cell>
          <table:table-cell table:number-columns-repeated="33"/>
        </table:table-row>
        <table:table-row table:style-name="ro1">
          <table:table-cell office:value-type="string">
            <text:p>PEPS PARC MONTCALM <text:s text:c="81"/></text:p>
          </table:table-cell>
          <table:table-cell table:number-columns-repeated="3"/>
          <table:table-cell office:value-type="string">
            <text:p><text:s/>COLLEGE PRIVE SAINTE FAMILLE (SPORT SCOLAIRE) </text:p>
          </table:table-cell>
          <table:table-cell table:number-columns-repeated="33"/>
        </table:table-row>
        <table:table-row table:style-name="ro1">
          <table:table-cell office:value-type="string">
            <text:p>PEPS PARC MONTCALM <text:s text:c="81"/></text:p>
          </table:table-cell>
          <table:table-cell table:number-columns-repeated="3"/>
          <table:table-cell office:value-type="string">
            <text:p><text:s/>COLLEGE PRIVE SAINTE FAMILLE (SPORT SCOLAIRE) </text:p>
          </table:table-cell>
          <table:table-cell table:number-columns-repeated="33"/>
        </table:table-row>
        <table:table-row table:style-name="ro3">
          <table:table-cell office:value-type="string">
            <text:p>PETANQUE BOULODROME GASSET <text:s text:c="73"/></text:p>
          </table:table-cell>
          <table:table-cell table:number-columns-repeated="3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table:number-columns-repeated="33"/>
        </table:table-row>
        <table:table-row table:style-name="ro1">
          <table:table-cell office:value-type="string">
            <text:p>PETANQUE BOULODROME GASSET <text:s text:c="73"/></text:p>
          </table:table-cell>
          <table:table-cell table:number-columns-repeated="3"/>
          <table:table-cell office:value-type="string">
            <text:p><text:s/>COMITE DEPARTEMENTAL SPORT ADAPTE de l'HERAULT (HANDISPORTS) </text:p>
          </table:table-cell>
          <table:table-cell table:number-columns-repeated="33"/>
        </table:table-row>
        <table:table-row table:style-name="ro1">
          <table:table-cell office:value-type="string">
            <text:p>PETANQUE BOULODROME GASSET <text:s text:c="73"/></text:p>
          </table:table-cell>
          <table:table-cell table:number-columns-repeated="3"/>
          <table:table-cell office:value-type="string">
            <text:p><text:s/>COMITE DEPARTEMENTAL SPORT ADAPTE de l'HERAULT (HANDISPORTS) </text:p>
          </table:table-cell>
          <table:table-cell table:number-columns-repeated="33"/>
        </table:table-row>
        <table:table-row table:style-name="ro1">
          <table:table-cell office:value-type="string">
            <text:p>PETANQUE BOULODROME GASSET <text:s text:c="73"/></text:p>
          </table:table-cell>
          <table:table-cell table:number-columns-repeated="3"/>
          <table:table-cell office:value-type="string">
            <text:p><text:s/>LES AMIS DE LA PETANQUE (PETANQUE) </text:p>
          </table:table-cell>
          <table:table-cell table:number-columns-repeated="33"/>
        </table:table-row>
        <table:table-row table:style-name="ro1">
          <table:table-cell office:value-type="string">
            <text:p>PETANQUE BOULODROME GASSET <text:s text:c="73"/></text:p>
          </table:table-cell>
          <table:table-cell table:number-columns-repeated="3"/>
          <table:table-cell office:value-type="string">
            <text:p><text:s/>TAM SECTION PETANQUE (PETANQUE) </text:p>
          </table:table-cell>
          <table:table-cell table:number-columns-repeated="33"/>
        </table:table-row>
        <table:table-row table:style-name="ro1">
          <table:table-cell office:value-type="string">
            <text:p>PETANQUE BOULODROME GASSET <text:s text:c="73"/></text:p>
          </table:table-cell>
          <table:table-cell table:number-columns-repeated="3"/>
          <table:table-cell office:value-type="string">
            <text:p><text:s/>TEAM NICOLLIN PETANQUE (PETANQUE) </text:p>
          </table:table-cell>
          <table:table-cell table:number-columns-repeated="33"/>
        </table:table-row>
        <table:table-row table:style-name="ro1">
          <table:table-cell office:value-type="string">
            <text:p>PISTE AUTO MINI BOLIDE MONTPELLIER <text:s text:c="65"/></text:p>
          </table:table-cell>
          <table:table-cell table:number-columns-repeated="3" office:value-type="string">
            <text:p>NULL</text:p>
          </table:table-cell>
          <table:table-cell office:value-type="string">
            <text:p>MINI BOLIDE MONTPELLIERAIN (AUTO MODELISME) </text:p>
          </table:table-cell>
          <table:table-cell table:number-columns-repeated="33"/>
        </table:table-row>
        <table:table-row table:style-name="ro3">
          <table:table-cell office:value-type="string">
            <text:p>Piste d'Athl�tisme Alain Delylle <text:s text:c="67"/></text:p>
          </table:table-cell>
          <table:table-cell office:value-type="string">
            <text:p>rue de Las Sorbes</text:p>
          </table:table-cell>
          <table:table-cell table:number-columns-repeated="2" office:value-type="string">
            <text:p>NULL</text:p>
          </table:table-cell>
          <table:table-cell office:value-type="string">
            <text:p>CHEMIN DES CIMES (BADMINTON) </text:p>
          </table:table-cell>
          <table:table-cell table:number-columns-repeated="33"/>
        </table:table-row>
        <table:table-row table:style-name="ro3">
          <table:table-cell office:value-type="string">
            <text:p>Piste d'Athl�tisme Alain Delylle <text:s text:c="67"/></text:p>
          </table:table-cell>
          <table:table-cell office:value-type="string">
            <text:p>rue de Las Sorbes</text:p>
          </table:table-cell>
          <table:table-cell table:number-columns-repeated="2"/>
          <table:table-cell office:value-type="string">
            <text:p><text:s/>CHEMIN DES CIMES (COURSE A PIED) </text:p>
          </table:table-cell>
          <table:table-cell table:number-columns-repeated="33"/>
        </table:table-row>
        <table:table-row table:style-name="ro3">
          <table:table-cell office:value-type="string">
            <text:p>Piste d'Athl�tisme Alain Delylle <text:s text:c="67"/></text:p>
          </table:table-cell>
          <table:table-cell office:value-type="string">
            <text:p>rue de Las Sorbes</text:p>
          </table:table-cell>
          <table:table-cell table:number-columns-repeated="2"/>
          <table:table-cell office:value-type="string">
            <text:p><text:s/>CHEMIN DES CIMES (COURSE A PIED) </text:p>
          </table:table-cell>
          <table:table-cell table:number-columns-repeated="33"/>
        </table:table-row>
        <table:table-row table:style-name="ro3">
          <table:table-cell office:value-type="string">
            <text:p>Piste d'Athl�tisme Alain Delylle <text:s text:c="67"/></text:p>
          </table:table-cell>
          <table:table-cell office:value-type="string">
            <text:p>rue de Las Sorbes</text:p>
          </table:table-cell>
          <table:table-cell table:number-columns-repeated="2"/>
          <table:table-cell office:value-type="string">
            <text:p><text:s/>CHEMIN DES CIMES (TENNIS DE TABLE) </text:p>
          </table:table-cell>
          <table:table-cell table:number-columns-repeated="33"/>
        </table:table-row>
        <table:table-row table:style-name="ro3">
          <table:table-cell office:value-type="string">
            <text:p>Piste d'Athl�tisme Alain Delylle <text:s text:c="67"/></text:p>
          </table:table-cell>
          <table:table-cell office:value-type="string">
            <text:p>rue de Las Sorbes</text:p>
          </table:table-cell>
          <table:table-cell table:number-columns-repeated="2"/>
          <table:table-cell office:value-type="string">
            <text:p><text:s/>CHEMIN DES CIMES (VOLLEY BALL) </text:p>
          </table:table-cell>
          <table:table-cell table:number-columns-repeated="33"/>
        </table:table-row>
        <table:table-row table:style-name="ro3">
          <table:table-cell office:value-type="string">
            <text:p>Piste d'Athl�tisme Alain Delylle <text:s text:c="67"/></text:p>
          </table:table-cell>
          <table:table-cell office:value-type="string">
            <text:p>rue de Las Sorbes</text:p>
          </table:table-cell>
          <table:table-cell table:number-columns-repeated="2"/>
          <table:table-cell office:value-type="string">
            <text:p><text:s/>CHEMIN DES CIMES (YOGA) </text:p>
          </table:table-cell>
          <table:table-cell table:number-columns-repeated="33"/>
        </table:table-row>
        <table:table-row table:style-name="ro3">
          <table:table-cell office:value-type="string">
            <text:p>Piste d'Athl�tisme Alain Delylle <text:s text:c="67"/></text:p>
          </table:table-cell>
          <table:table-cell office:value-type="string">
            <text:p>rue de Las Sorbes</text:p>
          </table:table-cell>
          <table:table-cell table:number-columns-repeated="2"/>
          <table:table-cell office:value-type="string">
            <text:p><text:s/>COMITE DEPARTEMENTAL D'ATHLETISME (ATHLETISME) </text:p>
          </table:table-cell>
          <table:table-cell table:number-columns-repeated="33"/>
        </table:table-row>
        <table:table-row table:style-name="ro3">
          <table:table-cell office:value-type="string">
            <text:p>Piste d'Athl�tisme PARC MONTCALM <text:s text:c="67"/></text:p>
          </table:table-cell>
          <table:table-cell table:number-columns-repeated="3" office:value-type="string">
            <text:p>NULL</text:p>
          </table:table-cell>
          <table:table-cell office:value-type="string">
            <text:p>LYCEE CLEMENCEAU (SPORT SCOLAIRE) </text:p>
          </table:table-cell>
          <table:table-cell table:number-columns-repeated="33"/>
        </table:table-row>
        <table:table-row table:style-name="ro1">
          <table:table-cell office:value-type="string">
            <text:p>PISTE D'ATHLETISME <text:s text:c="81"/></text:p>
          </table:table-cell>
          <table:table-cell office:value-type="string">
            <text:p>ALLEE DU MOURVEDRE</text:p>
          </table:table-cell>
          <table:table-cell office:value-type="string">
            <text:p>LAS REBES <text:s/>-</text:p>
          </table:table-cell>
          <table:table-cell table:number-columns-repeated="2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ISTE D'AUTOMODELISME <text:s text:c="78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SALLE ACHILLE Alain <text:s text:c="80"/></text:p>
          </table:table-cell>
          <table:table-cell office:value-type="string">
            <text:p>place Marcel Godechot</text:p>
          </table:table-cell>
          <table:table-cell office:value-type="string">
            <text:p><text:s/></text:p>
          </table:table-cell>
          <table:table-cell office:value-type="float" office:value="287">
            <text:p>287</text:p>
          </table:table-cell>
          <table:table-cell office:value-type="string">
            <text:p>MONTPELLIER TENNIS DE TABLE (TENNIS DE TABLE) </text:p>
          </table:table-cell>
          <table:table-cell table:number-columns-repeated="33"/>
        </table:table-row>
        <table:table-row table:style-name="ro3">
          <table:table-cell office:value-type="string">
            <text:p>SALLE ACHILLE Alain <text:s text:c="80"/></text:p>
          </table:table-cell>
          <table:table-cell office:value-type="string">
            <text:p>place Marcel Godechot</text:p>
          </table:table-cell>
          <table:table-cell table:number-columns-repeated="2"/>
          <table:table-cell office:value-type="string">
            <text:p><text:s/>SUAPS UNIVERSITE PAUL VALERY MTP III (DIVERS) </text:p>
          </table:table-cell>
          <table:table-cell table:number-columns-repeated="33"/>
        </table:table-row>
        <table:table-row table:style-name="ro3">
          <table:table-cell office:value-type="string">
            <text:p>SALLE ACHILLE Alain <text:s text:c="80"/></text:p>
          </table:table-cell>
          <table:table-cell office:value-type="string">
            <text:p>place Marcel Godechot</text:p>
          </table:table-cell>
          <table:table-cell table:number-columns-repeated="2"/>
          <table:table-cell office:value-type="string">
            <text:p><text:s/>SUAPS UNIVERSITE PAUL VALERY MTP III (DIVERS) </text:p>
          </table:table-cell>
          <table:table-cell table:number-columns-repeated="33"/>
        </table:table-row>
        <table:table-row table:style-name="ro3">
          <table:table-cell office:value-type="string">
            <text:p>SALLE ACHILLE Alain <text:s text:c="80"/></text:p>
          </table:table-cell>
          <table:table-cell office:value-type="string">
            <text:p>place Marcel Godechot</text:p>
          </table:table-cell>
          <table:table-cell table:number-columns-repeated="2"/>
          <table:table-cell office:value-type="string">
            <text:p><text:s/>U.N.S.S. Union Nationale du Sport Scolaire (H�rault)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BEACH VOLLEY FERRARI HENRI <text:s text:c="67"/></text:p>
          </table:table-cell>
          <table:table-cell office:value-type="string">
            <text:p>rue Docteur J. Fourcade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BEACH VOLLEY (BEACH VOLLEY) </text:p>
          </table:table-cell>
          <table:table-cell table:number-columns-repeated="33"/>
        </table:table-row>
        <table:table-row table:style-name="ro3">
          <table:table-cell office:value-type="string">
            <text:p>SALLE BEACH VOLLEY FERRARI HENRI <text:s text:c="67"/></text:p>
          </table:table-cell>
          <table:table-cell office:value-type="string">
            <text:p>rue Docteur J. Fourcade</text:p>
          </table:table-cell>
          <table:table-cell table:number-columns-repeated="2"/>
          <table:table-cell office:value-type="string">
            <text:p><text:s/>MONTPELLIER HERAULT BEACH SOCCER (BEACH SOCCER) </text:p>
          </table:table-cell>
          <table:table-cell table:number-columns-repeated="33"/>
        </table:table-row>
        <table:table-row table:style-name="ro3">
          <table:table-cell office:value-type="string">
            <text:p>SALLE BEACH VOLLEY FERRARI HENRI <text:s text:c="67"/></text:p>
          </table:table-cell>
          <table:table-cell office:value-type="string">
            <text:p>rue Docteur J. Fourcade</text:p>
          </table:table-cell>
          <table:table-cell table:number-columns-repeated="2"/>
          <table:table-cell office:value-type="string">
            <text:p><text:s/>MONTPELLIER HERAULT BEACH SOCCER (BEACH SOCCER) </text:p>
          </table:table-cell>
          <table:table-cell table:number-columns-repeated="33"/>
        </table:table-row>
        <table:table-row table:style-name="ro3">
          <table:table-cell office:value-type="string">
            <text:p>SALLE BEACH VOLLEY FERRARI HENRI <text:s text:c="67"/></text:p>
          </table:table-cell>
          <table:table-cell office:value-type="string">
            <text:p>rue Docteur J. Fourcade</text:p>
          </table:table-cell>
          <table:table-cell table:number-columns-repeated="2"/>
          <table:table-cell office:value-type="string">
            <text:p><text:s/>SUAPS UNIVERSITE MONTPELLIER (ATHLETISME) </text:p>
          </table:table-cell>
          <table:table-cell table:number-columns-repeated="33"/>
        </table:table-row>
        <table:table-row table:style-name="ro3">
          <table:table-cell office:value-type="string">
            <text:p>SALLE BEACH VOLLEY FERRARI HENRI <text:s text:c="67"/></text:p>
          </table:table-cell>
          <table:table-cell office:value-type="string">
            <text:p>rue Docteur J. Fourcade</text:p>
          </table:table-cell>
          <table:table-cell table:number-columns-repeated="2"/>
          <table:table-cell office:value-type="string">
            <text:p><text:s/>SUAPS UNIVERSITE MONTPELLIER (SPORT SCOLAIRE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 office:value-type="string">
            <text:p>NULL</text:p>
          </table:table-cell>
          <table:table-cell office:value-type="string">
            <text:p>AS SENZALA (CAPOIERA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/>
          <table:table-cell office:value-type="string">
            <text:p><text:s/>ASS LYCEE CLEMENCEAU (SPORT SCOLAIRE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/>
          <table:table-cell office:value-type="string">
            <text:p><text:s/>ASS LYCEE CLEMENCEAU (SPORT SCOLAIRE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/>
          <table:table-cell office:value-type="string">
            <text:p><text:s/>ATTITUDE (SKATEBOARD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/>
          <table:table-cell office:value-type="string">
            <text:p><text:s/>BOZENDO MONTPELLIER (BOZENDO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/>
          <table:table-cell office:value-type="string">
            <text:p><text:s/>COLLEGE CLEMENCEAU (SPORT SCOLAIRE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/>
          <table:table-cell office:value-type="string">
            <text:p><text:s/>ETRE EN SCENE (DANSE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/>
          <table:table-cell office:value-type="string">
            <text:p><text:s/>KABIA CLUB KARATE (KARATE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/>
          <table:table-cell office:value-type="string">
            <text:p><text:s/>LA BONNE ECOLE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/>
          <table:table-cell office:value-type="string">
            <text:p><text:s/>LA GARRIGA LENGADOCIANA (DANSE) </text:p>
          </table:table-cell>
          <table:table-cell table:number-columns-repeated="33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/>
          <table:table-cell office:value-type="string">
            <text:p><text:s/>LYCEE CLEMENCEAU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BREL Jacques <text:s text:c="81"/></text:p>
          </table:table-cell>
          <table:table-cell office:value-type="string">
            <text:p>Rue de G�nes</text:p>
          </table:table-cell>
          <table:table-cell table:number-columns-repeated="2" office:value-type="string">
            <text:p>NULL</text:p>
          </table:table-cell>
          <table:table-cell office:value-type="string">
            <text:p>MOSSON FULL - CONTACT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 office:value-type="string">
            <text:p>NULL</text:p>
          </table:table-cell>
          <table:table-cell office:value-type="string">
            <text:p>ARTE POPULAR (CAPOIERA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ASSOCIATION DES PAS PERDUS (DANSE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ASSOCIATION DES PAS PERDUS (DANSE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Association MA Vie (GYMNASTIQUE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ASSOCIATION MAA'TI (DANSE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ASSOCIATION MAA'TI (YOGA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GYM RELAX (GYMNASTIQUE) </text:p>
          </table:table-cell>
          <table:table-cell table:number-columns-repeated="33"/>
        </table:table-row>
        <table:table-row table:style-name="ro3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La Gym Su�doise Montpellier (GYMNASTIQUE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LES GAZELLES D'ORIENT (DANSE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LES ORIENTALES (DANSE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MONTPELLIER NATATION SYNCHRONISEE (NATATION SYNCHRONISEE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NATARAJA (YOGA) </text:p>
          </table:table-cell>
          <table:table-cell table:number-columns-repeated="33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UDSLL 34 (UNION DEPARTEMENTALE SPORTIVE LEO LAGRANGE DE L'HERAULT) (GYMNASTIQUE) </text:p>
          </table:table-cell>
          <table:table-cell table:number-columns-repeated="33"/>
        </table:table-row>
        <table:table-row table:style-name="ro1">
          <table:table-cell office:value-type="string">
            <text:p>SALLE DE BOXE PETIT BARD <text:s text:c="75"/></text:p>
          </table:table-cell>
          <table:table-cell table:number-columns-repeated="3" office:value-type="string">
            <text:p>NULL</text:p>
          </table:table-cell>
          <table:table-cell office:value-type="string">
            <text:p>RING ATHLETIC DU PETIT BARD (BOXE) </text:p>
          </table:table-cell>
          <table:table-cell table:number-columns-repeated="33"/>
        </table:table-row>
        <table:table-row table:style-name="ro1">
          <table:table-cell office:value-type="string">
            <text:p>SALLE DE GYM FRANCOIS RABELAIS <text:s text:c="69"/></text:p>
          </table:table-cell>
          <table:table-cell table:number-columns-repeated="3" office:value-type="string">
            <text:p>NULL</text:p>
          </table:table-cell>
          <table:table-cell office:value-type="string">
            <text:p>ATAREP (KARATE) </text:p>
          </table:table-cell>
          <table:table-cell table:number-columns-repeated="33"/>
        </table:table-row>
        <table:table-row table:style-name="ro1">
          <table:table-cell office:value-type="string">
            <text:p>SALLE DE GYM FRANCOIS RABELAIS <text:s text:c="69"/></text:p>
          </table:table-cell>
          <table:table-cell table:number-columns-repeated="3"/>
          <table:table-cell office:value-type="string">
            <text:p><text:s/>ECOLE DES ARTS MARTIAUX CHINOIS DE MONTPELLIER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E GYM FRANCOIS RABELAIS <text:s text:c="69"/></text:p>
          </table:table-cell>
          <table:table-cell table:number-columns-repeated="3"/>
          <table:table-cell office:value-type="string">
            <text:p><text:s/>ECOLE DES ARTS MARTIAUX CHINOIS DE MONTPELLIER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E GYM FRANCOIS RABELAIS <text:s text:c="69"/></text:p>
          </table:table-cell>
          <table:table-cell table:number-columns-repeated="3"/>
          <table:table-cell office:value-type="string">
            <text:p><text:s/>JITA KYOEI JUDO 34 (JUDO) </text:p>
          </table:table-cell>
          <table:table-cell table:number-columns-repeated="33"/>
        </table:table-row>
        <table:table-row table:style-name="ro1">
          <table:table-cell office:value-type="string">
            <text:p>SALLE DE GYM FRANCOIS RABELAIS <text:s text:c="69"/></text:p>
          </table:table-cell>
          <table:table-cell table:number-columns-repeated="3"/>
          <table:table-cell office:value-type="string">
            <text:p><text:s/>LA VIE DANSEE (GYMNASTIQUE) </text:p>
          </table:table-cell>
          <table:table-cell table:number-columns-repeated="33"/>
        </table:table-row>
        <table:table-row table:style-name="ro1">
          <table:table-cell office:value-type="string">
            <text:p>SALLE DE GYM FRANCOIS RABELAIS <text:s text:c="69"/></text:p>
          </table:table-cell>
          <table:table-cell table:number-columns-repeated="3"/>
          <table:table-cell office:value-type="string">
            <text:p><text:s/>SPORTING KARATE MONTPELLIER (KARATE) </text:p>
          </table:table-cell>
          <table:table-cell table:number-columns-repeated="33"/>
        </table:table-row>
        <table:table-row table:style-name="ro3">
          <table:table-cell office:value-type="string">
            <text:p>SALLE DE GYM LES GARRIGUES <text:s text:c="73"/></text:p>
          </table:table-cell>
          <table:table-cell office:value-type="string">
            <text:p>Avenue du Comt� de Nic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SALLE DE MUSCULATION VEYRASSI <text:s text:c="70"/></text:p>
          </table:table-cell>
          <table:table-cell office:value-type="string">
            <text:p>Rue des Quatre Vents</text:p>
          </table:table-cell>
          <table:table-cell table:number-columns-repeated="2" office:value-type="string">
            <text:p>NULL</text:p>
          </table:table-cell>
          <table:table-cell office:value-type="string">
            <text:p>FORCE STAPS MONTPELLIER (MUSCULATION) </text:p>
          </table:table-cell>
          <table:table-cell table:number-columns-repeated="33"/>
        </table:table-row>
        <table:table-row table:style-name="ro3">
          <table:table-cell office:value-type="string">
            <text:p>SALLE DE REUNION LE HETET <text:s text:c="74"/></text:p>
          </table:table-cell>
          <table:table-cell table:number-columns-repeated="3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table:number-columns-repeated="33"/>
        </table:table-row>
        <table:table-row table:style-name="ro1">
          <table:table-cell office:value-type="string">
            <text:p>SALLE DE SPORT JUDO VEYRASSI <text:s text:c="71"/></text:p>
          </table:table-cell>
          <table:table-cell office:value-type="string">
            <text:p>Rue des Quatre Vents</text:p>
          </table:table-cell>
          <table:table-cell table:number-columns-repeated="2" office:value-type="string">
            <text:p>NULL</text:p>
          </table:table-cell>
          <table:table-cell office:value-type="string">
            <text:p>JITA KYOEI JUDO 34 (JUDO) </text:p>
          </table:table-cell>
          <table:table-cell table:number-columns-repeated="33"/>
        </table:table-row>
        <table:table-row table:style-name="ro1">
          <table:table-cell office:value-type="string">
            <text:p>SALLE DE SPORT PARQUET VEYRASSI <text:s text:c="68"/></text:p>
          </table:table-cell>
          <table:table-cell office:value-type="string">
            <text:p>Rue des quatre Vents</text:p>
          </table:table-cell>
          <table:table-cell table:number-columns-repeated="2" office:value-type="string">
            <text:p>NULL</text:p>
          </table:table-cell>
          <table:table-cell office:value-type="string">
            <text:p>ACADEMIE DE BOXE FRANCAISE SAVATE MONTPELLIER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E SPORT PARQUET VEYRASSI <text:s text:c="68"/></text:p>
          </table:table-cell>
          <table:table-cell office:value-type="string">
            <text:p>Rue des quatre Vents</text:p>
          </table:table-cell>
          <table:table-cell table:number-columns-repeated="2"/>
          <table:table-cell office:value-type="string">
            <text:p><text:s/>ACADEMIE DE BOXE FRANCAISE SAVATE MONTPELLIER (BOXE FRANCAISE) </text:p>
          </table:table-cell>
          <table:table-cell table:number-columns-repeated="33"/>
        </table:table-row>
        <table:table-row table:style-name="ro1">
          <table:table-cell office:value-type="string">
            <text:p>SALLE DE SPORT PARQUET VEYRASSI <text:s text:c="68"/></text:p>
          </table:table-cell>
          <table:table-cell office:value-type="string">
            <text:p>Rue des quatre Vents</text:p>
          </table:table-cell>
          <table:table-cell table:number-columns-repeated="2"/>
          <table:table-cell office:value-type="string">
            <text:p><text:s/>ACADEMIE DE BOXE FRANCAISE SAVATE MONTPELLIER (BOXE FRANCAISE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 office:value-type="string">
            <text:p>NULL</text:p>
          </table:table-cell>
          <table:table-cell office:value-type="string">
            <text:p>AIKI-TANREN MONTPELLIER (AIKIDO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AS DO CONTACT (TAEKWONDO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AS DO CONTACT (TAEKWONDO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ASPTT GYMNASTIQUE (GYMNASTIQUE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ASPTT JUDO (JUDO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ASPTT OMNISPORTS (OMNISPORTS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CLUB SPORTIF IBM MONTPELLIER JUDO (JUDO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CLUB SPORTIF IBM MONTPELLIER YOGA (YOGA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COLLEGE BEIT CHALOM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ECOLE ELEMENTAIRE BLAISE PASCAL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ECOLE PRIMAIRE BEIT YOSSEF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MUC AIKIDO (AIKIDO) </text:p>
          </table:table-cell>
          <table:table-cell table:number-columns-repeated="33"/>
        </table:table-row>
        <table:table-row table:style-name="ro3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/>
          <table:table-cell office:value-type="string">
            <text:p><text:s/>SARBACANE Mediterranee (HANDISPORTS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 office:value-type="string">
            <text:p>NULL</text:p>
          </table:table-cell>
          <table:table-cell office:value-type="string">
            <text:p>AIKIDO MONTPELLIER (AIKIDO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AMAZONIA JIU JITSU (ARTS MARTIAUX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AMAZONIA JIU JITSU (ARTS MARTIAUX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AS DO CONTACT (TAEKWONDO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AS SENZALA (CAPOIERA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ECOLE ELEMENTAIRE JEAN MACE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ECOLE MATERNELLE PAUL ELUARD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KABIA CLUB KARATE (KARATE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LA MAISON DU JUDO (JUDO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LIGUE REGIONALE L.R. AIKIDO AIKIBUDO (AIKIDO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MONTPELLIER AGGLO KARATE (KARATE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Montpellier Agglom�ration Triathlon (TRIATHLON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MONTPELLIER ECOLE D'AIKIDO TRADITIONNEL (MEAT) (AIKIDO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MUC LUTTE (LUTTE) </text:p>
          </table:table-cell>
          <table:table-cell table:number-columns-repeated="33"/>
        </table:table-row>
        <table:table-row table:style-name="ro3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/>
          <table:table-cell office:value-type="string">
            <text:p><text:s/>TAEKWONDO MONTPELLIERAIN (TAEKWONDO)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 office:value-type="string">
            <text:p>NULL</text:p>
          </table:table-cell>
          <table:table-cell office:value-type="string">
            <text:p>AS CEVENNES (BOXE ANGLAISE)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ECOLE DE MUAYTHAI DE MONTPELLIER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ECOLE DE MUAYTHAI DE MONTPELLIER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FULL CONTACT 34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L'ARCHE DE JEAN VANIER EN LANGUEDOC-ROUSSILLON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FOYER DE VIE L'HORIZON (DANSE)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L'ARCHE DE JEAN VANIER EN LANGUEDOC-ROUSSILLON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FOYER DE VIE L'HORIZON (GYMNASTIQUE)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L'ARCHE DE JEAN VANIER EN LANGUEDOC-ROUSSILLON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FOYER DE VIE L'HORIZON (OMNISPORTS) </text:p>
          </table:table-cell>
          <table:table-cell table:number-columns-repeated="33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/>
          <table:table-cell office:value-type="string">
            <text:p><text:s/>MUC LUTTE (LUTTE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 office:value-type="string">
            <text:p>NULL</text:p>
          </table:table-cell>
          <table:table-cell office:value-type="string">
            <text:p>ARTE POPULAR (CAPOIERA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AS SENZALA (CAPOIERA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AS SENZALA (CAPOIERA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Association MA Vie (GYMNASTIQUE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AXE SPORT ART CULTURE (OMNISPORTS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BUJINKAN HERAULT DOJO MONTPELLIER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C.A.C. QUARTIER SAINT FRANCOIS (GYMNASTIQUE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CERCLE D'AIKIDO MONTPELLIERAIN (AIKIDO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ECOLE MATERNELLE ANATOLE FRANCE (SPORT SCOLAIRE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F.O.D.E.E.P (GYMNASTIQUE VOLONTAIRE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FURIES (HIP HOP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G.E.M. GAMBETTA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G.E.M. GAMBETTA (GYMNASTIQUE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MONTPELLIER AGGLO KARATE (KARATE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NATARAJA (YOGA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SOUL AND BODY MONTPELLIER (DANSE) </text:p>
          </table:table-cell>
          <table:table-cell table:number-columns-repeated="3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/>
          <table:table-cell office:value-type="string">
            <text:p><text:s/>UDSLL 34 (UNION DEPARTEMENTALE SPORTIVE LEO LAGRANGE DE L'HERAULT) (GYMNASTIQUE) </text:p>
          </table:table-cell>
          <table:table-cell table:number-columns-repeated="33"/>
        </table:table-row>
        <table:table-row table:style-name="ro3">
          <table:table-cell office:value-type="string">
            <text:p>SALLE DOJO LES GARRIGUES <text:s text:c="75"/></text:p>
          </table:table-cell>
          <table:table-cell office:value-type="string">
            <text:p>Avenue du Comt� de Nice</text:p>
          </table:table-cell>
          <table:table-cell table:number-columns-repeated="2" office:value-type="string">
            <text:p>NULL</text:p>
          </table:table-cell>
          <table:table-cell office:value-type="string">
            <text:p>A.K SPORT (FULL CONTACT) </text:p>
          </table:table-cell>
          <table:table-cell table:number-columns-repeated="33"/>
        </table:table-row>
        <table:table-row table:style-name="ro3">
          <table:table-cell office:value-type="string">
            <text:p>SALLE DOJO LES GARRIGUES <text:s text:c="75"/></text:p>
          </table:table-cell>
          <table:table-cell office:value-type="string">
            <text:p>Avenue du Comt� de Nice</text:p>
          </table:table-cell>
          <table:table-cell table:number-columns-repeated="2"/>
          <table:table-cell office:value-type="string">
            <text:p><text:s/>A.K SPORT (JUDO) </text:p>
          </table:table-cell>
          <table:table-cell table:number-columns-repeated="33"/>
        </table:table-row>
        <table:table-row table:style-name="ro3">
          <table:table-cell office:value-type="string">
            <text:p>SALLE DOJO LES GARRIGUES <text:s text:c="75"/></text:p>
          </table:table-cell>
          <table:table-cell office:value-type="string">
            <text:p>Avenue du Comt� de Nice</text:p>
          </table:table-cell>
          <table:table-cell table:number-columns-repeated="2"/>
          <table:table-cell office:value-type="string">
            <text:p><text:s/>A.K SPORT (JUDO) </text:p>
          </table:table-cell>
          <table:table-cell table:number-columns-repeated="33"/>
        </table:table-row>
        <table:table-row table:style-name="ro3">
          <table:table-cell office:value-type="string">
            <text:p>SALLE DOJO LES GARRIGUES <text:s text:c="75"/></text:p>
          </table:table-cell>
          <table:table-cell office:value-type="string">
            <text:p>Avenue du Comt� de Nice</text:p>
          </table:table-cell>
          <table:table-cell table:number-columns-repeated="2"/>
          <table:table-cell office:value-type="string">
            <text:p><text:s/>AS JEUNES PHOBOS PAILLADE NORD AJPPN (FOOTBALL) </text:p>
          </table:table-cell>
          <table:table-cell table:number-columns-repeated="33"/>
        </table:table-row>
        <table:table-row table:style-name="ro3">
          <table:table-cell office:value-type="string">
            <text:p>SALLE DOJO LES GARRIGUES <text:s text:c="75"/></text:p>
          </table:table-cell>
          <table:table-cell office:value-type="string">
            <text:p>Avenue du Comt� de Nice</text:p>
          </table:table-cell>
          <table:table-cell table:number-columns-repeated="2"/>
          <table:table-cell office:value-type="string">
            <text:p><text:s/>COLLECTIF PIERRE CARDINAL (OMNISPORTS) </text:p>
          </table:table-cell>
          <table:table-cell table:number-columns-repeated="33"/>
        </table:table-row>
        <table:table-row table:style-name="ro3">
          <table:table-cell office:value-type="string">
            <text:p>SALLE DOJO LES GARRIGUES <text:s text:c="75"/></text:p>
          </table:table-cell>
          <table:table-cell office:value-type="string">
            <text:p>Avenue du Comt� de Nice</text:p>
          </table:table-cell>
          <table:table-cell table:number-columns-repeated="2"/>
          <table:table-cell office:value-type="string">
            <text:p><text:s/>COMITE DEPARTEMENTAL DE BADMINTON 34 (BADMINTON) </text:p>
          </table:table-cell>
          <table:table-cell table:number-columns-repeated="33"/>
        </table:table-row>
        <table:table-row table:style-name="ro3">
          <table:table-cell office:value-type="string">
            <text:p>SALLE DOJO LES GARRIGUES <text:s text:c="75"/></text:p>
          </table:table-cell>
          <table:table-cell office:value-type="string">
            <text:p>Avenue du Comt� de Nice</text:p>
          </table:table-cell>
          <table:table-cell table:number-columns-repeated="2"/>
          <table:table-cell office:value-type="string">
            <text:p><text:s/>FCR (Flammand Rose Ceres)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OJO PETIT BARD <text:s text:c="78"/></text:p>
          </table:table-cell>
          <table:table-cell table:number-columns-repeated="3" office:value-type="string">
            <text:p>NULL</text:p>
          </table:table-cell>
          <table:table-cell office:value-type="string">
            <text:p>AMITIE PARTAGE ET CITOYENNETE (GYMNASTIQUE) </text:p>
          </table:table-cell>
          <table:table-cell table:number-columns-repeated="33"/>
        </table:table-row>
        <table:table-row table:style-name="ro1">
          <table:table-cell office:value-type="string">
            <text:p>SALLE DOJO PETIT BARD <text:s text:c="78"/></text:p>
          </table:table-cell>
          <table:table-cell table:number-columns-repeated="3"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1">
          <table:table-cell office:value-type="string">
            <text:p>SALLE DOJO PETIT BARD <text:s text:c="78"/></text:p>
          </table:table-cell>
          <table:table-cell table:number-columns-repeated="3"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1">
          <table:table-cell office:value-type="string">
            <text:p>SALLE DOJO PETIT BARD <text:s text:c="78"/></text:p>
          </table:table-cell>
          <table:table-cell table:number-columns-repeated="3"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1">
          <table:table-cell office:value-type="string">
            <text:p>SALLE DOJO PETIT BARD <text:s text:c="78"/></text:p>
          </table:table-cell>
          <table:table-cell table:number-columns-repeated="3"/>
          <table:table-cell office:value-type="string">
            <text:p><text:s/>ECOLE ELEMENTAIRE JOSEPH DELTEIL (SPORT SCOLAIRE) </text:p>
          </table:table-cell>
          <table:table-cell table:number-columns-repeated="33"/>
        </table:table-row>
        <table:table-row table:style-name="ro1">
          <table:table-cell office:value-type="string">
            <text:p>SALLE DOJO PETIT BARD <text:s text:c="78"/></text:p>
          </table:table-cell>
          <table:table-cell table:number-columns-repeated="3"/>
          <table:table-cell office:value-type="string">
            <text:p><text:s/>ECOLE ELEMENTAIRE LOUIS ARMSTRONG (SPORT SCOLAIRE) </text:p>
          </table:table-cell>
          <table:table-cell table:number-columns-repeated="33"/>
        </table:table-row>
        <table:table-row table:style-name="ro1">
          <table:table-cell office:value-type="string">
            <text:p>SALLE DOJO PETIT BARD <text:s text:c="78"/></text:p>
          </table:table-cell>
          <table:table-cell table:number-columns-repeated="3"/>
          <table:table-cell office:value-type="string">
            <text:p><text:s/>ECOLE MATERNELLE JULES MICHELET (SPORT SCOLAIRE) </text:p>
          </table:table-cell>
          <table:table-cell table:number-columns-repeated="33"/>
        </table:table-row>
        <table:table-row table:style-name="ro1">
          <table:table-cell office:value-type="string">
            <text:p>SALLE DOJO PETIT BARD <text:s text:c="78"/></text:p>
          </table:table-cell>
          <table:table-cell table:number-columns-repeated="3"/>
          <table:table-cell office:value-type="string">
            <text:p><text:s/>GENERATION TAEKWONDO (GYMNASTIQUE) </text:p>
          </table:table-cell>
          <table:table-cell table:number-columns-repeated="33"/>
        </table:table-row>
        <table:table-row table:style-name="ro1">
          <table:table-cell office:value-type="string">
            <text:p>SALLE DOJO PETIT BARD <text:s text:c="78"/></text:p>
          </table:table-cell>
          <table:table-cell table:number-columns-repeated="3"/>
          <table:table-cell office:value-type="string">
            <text:p><text:s/>GENERATION TAEKWONDO (TAEKWONDO) </text:p>
          </table:table-cell>
          <table:table-cell table:number-columns-repeated="33"/>
        </table:table-row>
        <table:table-row table:style-name="ro1">
          <table:table-cell office:value-type="string">
            <text:p>SALLE DOJO RIMBAUD <text:s text:c="81"/></text:p>
          </table:table-cell>
          <table:table-cell office:value-type="string">
            <text:p>Rue Mohammed V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 office:value-type="string">
            <text:p>NULL</text:p>
          </table:table-cell>
          <table:table-cell office:value-type="string">
            <text:p>AIKIDO MONTPELLIER (AIKIDO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AIKI-TANREN MONTPELLIER (AIKIDO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AIKI-TANREN MONTPELLIER (AIKIDO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ASPTT JUDO (JUDO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ASS LYCEE PIERRE MENDES FRANCE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BOZENDO MONTPELLIER (BOZENDO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LA MAISON DU JUDO (JUDO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LIGUE REGIONALE TAEKWONDO (TAEKWONDO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LYCEE Pierre MENDES-FRANCE (M�diterran�e)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MONTPELLIER WADO RYU <text:s/>KARATE CLUB (KARATE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MUC HANDBALL (HANDBALL) </text:p>
          </table:table-cell>
          <table:table-cell table:number-columns-repeated="33"/>
        </table:table-row>
        <table:table-row table:style-name="ro3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/>
          <table:table-cell office:value-type="string">
            <text:p><text:s/>SELF DEFENSE SUD (ARTS MARTIAUX) </text:p>
          </table:table-cell>
          <table:table-cell table:number-columns-repeated="33"/>
        </table:table-row>
        <table:table-row table:style-name="ro3">
          <table:table-cell office:value-type="string">
            <text:p>SALLE DU PEYROU <text:s text:c="84"/></text:p>
          </table:table-cell>
          <table:table-cell office:value-type="string">
            <text:p>Place Jacques Mirouz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SALLE DUNCAN Isadora <text:s text:c="79"/></text:p>
          </table:table-cell>
          <table:table-cell office:value-type="string">
            <text:p>Rue des Avants-Monts</text:p>
          </table:table-cell>
          <table:table-cell table:number-columns-repeated="2" office:value-type="string">
            <text:p>NULL</text:p>
          </table:table-cell>
          <table:table-cell office:value-type="string">
            <text:p>Association De Gymnastique Volontaire des Cevennes FFEPGV (GYMNASTIQUE VOLONTAIRE) </text:p>
          </table:table-cell>
          <table:table-cell table:number-columns-repeated="33"/>
        </table:table-row>
        <table:table-row table:style-name="ro1">
          <table:table-cell office:value-type="string">
            <text:p>SALLE DUNCAN Isadora <text:s text:c="79"/></text:p>
          </table:table-cell>
          <table:table-cell office:value-type="string">
            <text:p>Rue des Avants-Monts</text:p>
          </table:table-cell>
          <table:table-cell table:number-columns-repeated="2"/>
          <table:table-cell office:value-type="string">
            <text:p><text:s/>FULL CONTACT 34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UNCAN Isadora <text:s text:c="79"/></text:p>
          </table:table-cell>
          <table:table-cell office:value-type="string">
            <text:p>Rue des Avants-Monts</text:p>
          </table:table-cell>
          <table:table-cell table:number-columns-repeated="2"/>
          <table:table-cell office:value-type="string">
            <text:p><text:s/>FULL CONTACT 34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DUNCAN Isadora <text:s text:c="79"/></text:p>
          </table:table-cell>
          <table:table-cell office:value-type="string">
            <text:p>Rue des Avants-Monts</text:p>
          </table:table-cell>
          <table:table-cell table:number-columns-repeated="2"/>
          <table:table-cell office:value-type="string">
            <text:p><text:s/>MONTPELLIER GRS (GYMNASTIQUE RYTHMIQUE ET SPORTIVE) </text:p>
          </table:table-cell>
          <table:table-cell table:number-columns-repeated="33"/>
        </table:table-row>
        <table:table-row table:style-name="ro1">
          <table:table-cell office:value-type="string">
            <text:p>SALLE DUNCAN Isadora <text:s text:c="79"/></text:p>
          </table:table-cell>
          <table:table-cell office:value-type="string">
            <text:p>Rue des Avants-Monts</text:p>
          </table:table-cell>
          <table:table-cell table:number-columns-repeated="2"/>
          <table:table-cell office:value-type="string">
            <text:p><text:s/>RETRAITE SPORTIVE DE MONTPELLIER (DANSE) </text:p>
          </table:table-cell>
          <table:table-cell table:number-columns-repeated="33"/>
        </table:table-row>
        <table:table-row table:style-name="ro1">
          <table:table-cell office:value-type="string">
            <text:p>SALLE DUNCAN Isadora <text:s text:c="79"/></text:p>
          </table:table-cell>
          <table:table-cell office:value-type="string">
            <text:p>Rue des Avants-Monts</text:p>
          </table:table-cell>
          <table:table-cell table:number-columns-repeated="2"/>
          <table:table-cell office:value-type="string">
            <text:p><text:s/>RETRAITE SPORTIVE DE MONTPELLIER (GYMNASTIQUE) </text:p>
          </table:table-cell>
          <table:table-cell table:number-columns-repeated="33"/>
        </table:table-row>
        <table:table-row table:style-name="ro1">
          <table:table-cell office:value-type="string">
            <text:p>SALLE DUNCAN Isadora <text:s text:c="79"/></text:p>
          </table:table-cell>
          <table:table-cell office:value-type="string">
            <text:p>Rue des Avants-Monts</text:p>
          </table:table-cell>
          <table:table-cell table:number-columns-repeated="2"/>
          <table:table-cell office:value-type="string">
            <text:p><text:s/>TAEKWONDO MONTPELLIERAIN (TAEKWONDO) </text:p>
          </table:table-cell>
          <table:table-cell table:number-columns-repeated="33"/>
        </table:table-row>
        <table:table-row table:style-name="ro1">
          <table:table-cell office:value-type="string">
            <text:p>SALLE DUNCAN Isadora <text:s text:c="79"/></text:p>
          </table:table-cell>
          <table:table-cell office:value-type="string">
            <text:p>Rue des Avants-Monts</text:p>
          </table:table-cell>
          <table:table-cell table:number-columns-repeated="2"/>
          <table:table-cell office:value-type="string">
            <text:p><text:s/>UNIVERSITE TIERS TEMPS (GYMNASTIQUE VOLONTAIRE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 office:value-type="string">
            <text:p>NULL</text:p>
          </table:table-cell>
          <table:table-cell office:value-type="string">
            <text:p>A.F.T.M. (Ass Association de football de table de Mtp) (BABY FOOT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PRRES (R�habiliation respiratoire) (GYMNASTIQUE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PRRES (R�habiliation respiratoire) (GYMNASTIQUE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S MONTPELLIER ATLAS PAILLADE (FOOTBAL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S MONTPELLIER ROLLER CLUB (ROLLER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SPTT FOOTBALL (FOOTBAL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ssociation des Paralys�s de France (HANDISPORTS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SSOCIATION EDUCATION JEUNESSE ET DEVELOPPEMENT (EJD) (FOOT EN <text:s/>SALLE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SSOCIATION EDUCATION JEUNESSE ET DEVELOPPEMENT (EJD) (FUTSA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ST3M FUTSAL (FUTSA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BOXING CLUB MONTPELLIERAIN (BOXE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COMITE DEPARTEMENTAL HANDISPORTS (HANDISPORTS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DERBY CLUB le Cres Lattes Montpellier DCCLM (ROLLER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DISTRICT DE L'HERAULT <text:s/>DE FOOTBALL (FOOTBAL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FC PETIT BARD (FOOTBAL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Football Olympique MONTPELLIER OUEST (FOMO) (FUTSA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ICE &amp;amp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ROLLER SCHOOL MONTPELLIER (ROLLER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MONTPELLIER AGGLOMERATION FUTSAL (FUTSA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MONTPELLIER CROIX D'ARGENT FUTSAL SPORTING (FUTSA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MONTPELLIER MEDITERRANEE FUTSAL (FUTSA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MUC HANDBALL (HANDBALL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MUC OMNISPORTS (OMNISPORTS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PLAYM'HERAULT (DIVERS) </text:p>
          </table:table-cell>
          <table:table-cell table:number-columns-repeated="33"/>
        </table:table-row>
        <table:table-row table:style-name="ro3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RING ATHLETIC DU PETIT BARD (BOXE) </text:p>
          </table:table-cell>
          <table:table-cell table:number-columns-repeated="33"/>
        </table:table-row>
        <table:table-row table:style-name="ro1">
          <table:table-cell office:value-type="string">
            <text:p>SALLE GYM RIMBAUD <text:s text:c="82"/></text:p>
          </table:table-cell>
          <table:table-cell office:value-type="string">
            <text:p>Rue Mohammed V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SALLE GYMNASTIQUE LE HETET <text:s text:c="73"/></text:p>
          </table:table-cell>
          <table:table-cell office:value-type="string">
            <text:p>Route de Vaugui�res</text:p>
          </table:table-cell>
          <table:table-cell office:value-type="string">
            <text:p><text:s/></text:p>
          </table:table-cell>
          <table:table-cell office:value-type="string">
            <text:p>NULL</text:p>
          </table:table-cell>
          <table:table-cell office:value-type="string">
            <text:p>APPEL DU GESTE ACTUEL (GYMNASTIQUE) </text:p>
          </table:table-cell>
          <table:table-cell table:number-columns-repeated="33"/>
        </table:table-row>
        <table:table-row table:style-name="ro3">
          <table:table-cell office:value-type="string">
            <text:p>SALLE GYMNASTIQUE LE HETET <text:s text:c="7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ASPTT DANSES (DANSE) </text:p>
          </table:table-cell>
          <table:table-cell table:number-columns-repeated="33"/>
        </table:table-row>
        <table:table-row table:style-name="ro3">
          <table:table-cell office:value-type="string">
            <text:p>SALLE GYMNASTIQUE LE HETET <text:s text:c="7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ASPTT DANSES (DANSE) </text:p>
          </table:table-cell>
          <table:table-cell table:number-columns-repeated="33"/>
        </table:table-row>
        <table:table-row table:style-name="ro3">
          <table:table-cell office:value-type="string">
            <text:p>SALLE GYMNASTIQUE LE HETET <text:s text:c="7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ASPTT GYMNASTIQUE (GYMNASTIQUE) </text:p>
          </table:table-cell>
          <table:table-cell table:number-columns-repeated="33"/>
        </table:table-row>
        <table:table-row table:style-name="ro3">
          <table:table-cell office:value-type="string">
            <text:p>SALLE GYMNASTIQUE LE HETET <text:s text:c="7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ASPTT OMNISPORTS (OMNISPORTS) </text:p>
          </table:table-cell>
          <table:table-cell table:number-columns-repeated="33"/>
        </table:table-row>
        <table:table-row table:style-name="ro3">
          <table:table-cell office:value-type="string">
            <text:p>SALLE GYMNASTIQUE LE HETET <text:s text:c="73"/></text:p>
          </table:table-cell>
          <table:table-cell office:value-type="string">
            <text:p>Route de Vaugui�res</text:p>
          </table:table-cell>
          <table:table-cell table:number-columns-repeated="2"/>
          <table:table-cell office:value-type="string">
            <text:p><text:s/>ASSOCIATION SADHANA (YOGA) </text:p>
          </table:table-cell>
          <table:table-cell table:number-columns-repeated="33"/>
        </table:table-row>
        <table:table-row table:style-name="ro1">
          <table:table-cell office:value-type="string">
            <text:p>SALLE GYMNASTIQUE VEYRASSI <text:s text:c="73"/></text:p>
          </table:table-cell>
          <table:table-cell office:value-type="string">
            <text:p>RUE DES QUATRE VENTS</text:p>
          </table:table-cell>
          <table:table-cell table:number-columns-repeated="2" office:value-type="string">
            <text:p>NULL</text:p>
          </table:table-cell>
          <table:table-cell office:value-type="string">
            <text:p>ACADEMIE DE BOXE FRANCAISE SAVATE MONTPELLIER (ARTS MARTIAUX) </text:p>
          </table:table-cell>
          <table:table-cell table:number-columns-repeated="33"/>
        </table:table-row>
        <table:table-row table:style-name="ro1">
          <table:table-cell office:value-type="string">
            <text:p>SALLE GYMNASTIQUE VEYRASSI <text:s text:c="73"/></text:p>
          </table:table-cell>
          <table:table-cell office:value-type="string">
            <text:p>RUE DES QUATRE VENTS</text:p>
          </table:table-cell>
          <table:table-cell table:number-columns-repeated="2"/>
          <table:table-cell office:value-type="string">
            <text:p><text:s/>ACADEMIE DE BOXE FRANCAISE SAVATE MONTPELLIER (BOXE FRANCAISE) </text:p>
          </table:table-cell>
          <table:table-cell table:number-columns-repeated="33"/>
        </table:table-row>
        <table:table-row table:style-name="ro1">
          <table:table-cell office:value-type="string">
            <text:p>SALLE GYMNASTIQUE VEYRASSI <text:s text:c="73"/></text:p>
          </table:table-cell>
          <table:table-cell office:value-type="string">
            <text:p>RUE DES QUATRE VENTS</text:p>
          </table:table-cell>
          <table:table-cell table:number-columns-repeated="2"/>
          <table:table-cell office:value-type="string">
            <text:p><text:s/>ACADEMIE DE BOXE FRANCAISE SAVATE MONTPELLIER (BOXE FRANCAISE) </text:p>
          </table:table-cell>
          <table:table-cell table:number-columns-repeated="33"/>
        </table:table-row>
        <table:table-row table:style-name="ro3">
          <table:table-cell office:value-type="string">
            <text:p>SALLE LA RAUZE <text:s text:c="85"/></text:p>
          </table:table-cell>
          <table:table-cell office:value-type="string">
            <text:p>Avenue du Dr J. Fourcad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SALLE LACHENAL Louis <text:s text:c="79"/></text:p>
          </table:table-cell>
          <table:table-cell office:value-type="string">
            <text:p>Rue de la Croix de Figuerolles</text:p>
          </table:table-cell>
          <table:table-cell table:number-columns-repeated="2" office:value-type="string">
            <text:p>NULL</text:p>
          </table:table-cell>
          <table:table-cell office:value-type="string">
            <text:p>BOXING CLUB MONTPELLIERAIN (BOXE) </text:p>
          </table:table-cell>
          <table:table-cell table:number-columns-repeated="33"/>
        </table:table-row>
        <table:table-row table:style-name="ro3">
          <table:table-cell office:value-type="string">
            <text:p>SALLE LACHENAL Louis <text:s text:c="79"/></text:p>
          </table:table-cell>
          <table:table-cell office:value-type="string">
            <text:p>Rue de la Croix de Figuerolles</text:p>
          </table:table-cell>
          <table:table-cell table:number-columns-repeated="2"/>
          <table:table-cell office:value-type="string">
            <text:p><text:s/>ECOLE ELEMENTAIRE DANTE ALIGHIERI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LACHENAL Louis <text:s text:c="79"/></text:p>
          </table:table-cell>
          <table:table-cell office:value-type="string">
            <text:p>Rue de la Croix de Figuerolles</text:p>
          </table:table-cell>
          <table:table-cell table:number-columns-repeated="2"/>
          <table:table-cell office:value-type="string">
            <text:p><text:s/>ECOLE ELEMENTAIRE DANTE ALIGHIERI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LACHENAL Louis <text:s text:c="79"/></text:p>
          </table:table-cell>
          <table:table-cell office:value-type="string">
            <text:p>Rue de la Croix de Figuerolles</text:p>
          </table:table-cell>
          <table:table-cell table:number-columns-repeated="2"/>
          <table:table-cell office:value-type="string">
            <text:p><text:s/>ECOLE MATERNELLE MARIA CALLAS (SPORT SCOLAIRE) </text:p>
          </table:table-cell>
          <table:table-cell table:number-columns-repeated="33"/>
        </table:table-row>
        <table:table-row table:style-name="ro3">
          <table:table-cell office:value-type="string">
            <text:p>SALLE LE HETET <text:s text:c="85"/></text:p>
          </table:table-cell>
          <table:table-cell office:value-type="string">
            <text:p>Route de Vaugui�r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Salle Manuel PAZOS <text:s text:c="81"/></text:p>
          </table:table-cell>
          <table:table-cell office:value-type="string">
            <text:p>Avenue Alphonse JUIN</text:p>
          </table:table-cell>
          <table:table-cell table:number-columns-repeated="2" office:value-type="string">
            <text:p>NULL</text:p>
          </table:table-cell>
          <table:table-cell office:value-type="string">
            <text:p>CITE FAMILLE (DIVERS) </text:p>
          </table:table-cell>
          <table:table-cell table:number-columns-repeated="33"/>
        </table:table-row>
        <table:table-row table:style-name="ro1">
          <table:table-cell office:value-type="string">
            <text:p>Salle Manuel PAZOS <text:s text:c="81"/></text:p>
          </table:table-cell>
          <table:table-cell office:value-type="string">
            <text:p>Avenue Alphonse JUIN</text:p>
          </table:table-cell>
          <table:table-cell table:number-columns-repeated="2"/>
          <table:table-cell office:value-type="string">
            <text:p><text:s/>MOHICANS (DIVERS) </text:p>
          </table:table-cell>
          <table:table-cell table:number-columns-repeated="33"/>
        </table:table-row>
        <table:table-row table:style-name="ro1">
          <table:table-cell office:value-type="string">
            <text:p>Salle Manuel PAZOS <text:s text:c="81"/></text:p>
          </table:table-cell>
          <table:table-cell office:value-type="string">
            <text:p>Avenue Alphonse JUIN</text:p>
          </table:table-cell>
          <table:table-cell table:number-columns-repeated="2"/>
          <table:table-cell office:value-type="string">
            <text:p><text:s/>MOHICANS (DIVERS) </text:p>
          </table:table-cell>
          <table:table-cell table:number-columns-repeated="33"/>
        </table:table-row>
        <table:table-row table:style-name="ro1">
          <table:table-cell office:value-type="string">
            <text:p>Salle Manuel PAZOS <text:s text:c="81"/></text:p>
          </table:table-cell>
          <table:table-cell office:value-type="string">
            <text:p>Avenue Alphonse JUIN</text:p>
          </table:table-cell>
          <table:table-cell table:number-columns-repeated="2"/>
          <table:table-cell office:value-type="string">
            <text:p><text:s/>VIVEZ LEZ ARTS (DIVERS) </text:p>
          </table:table-cell>
          <table:table-cell table:number-columns-repeated="33"/>
        </table:table-row>
        <table:table-row table:style-name="ro1">
          <table:table-cell office:value-type="string">
            <text:p>SALLE NEGRE Louis <text:s text:c="82"/></text:p>
          </table:table-cell>
          <table:table-cell office:value-type="string">
            <text:p>Rue Paul Rimbaud</text:p>
          </table:table-cell>
          <table:table-cell table:number-columns-repeated="2" office:value-type="string">
            <text:p>NULL</text:p>
          </table:table-cell>
          <table:table-cell office:value-type="string">
            <text:p>CEP MONTPELLIER GYM (GYMNASTIQUE SPORTIVE) </text:p>
          </table:table-cell>
          <table:table-cell table:number-columns-repeated="33"/>
        </table:table-row>
        <table:table-row table:style-name="ro1">
          <table:table-cell office:value-type="string">
            <text:p>SALLE NEGRE Louis <text:s text:c="82"/></text:p>
          </table:table-cell>
          <table:table-cell office:value-type="string">
            <text:p>Rue Paul Rimbaud</text:p>
          </table:table-cell>
          <table:table-cell table:number-columns-repeated="2"/>
          <table:table-cell office:value-type="string">
            <text:p><text:s/>MUC GYMNASTIQUE Montpellier (GYMNASTIQUE SPORTIVE) </text:p>
          </table:table-cell>
          <table:table-cell table:number-columns-repeated="33"/>
        </table:table-row>
        <table:table-row table:style-name="ro1">
          <table:table-cell office:value-type="string">
            <text:p>SALLE NEGRE Louis <text:s text:c="82"/></text:p>
          </table:table-cell>
          <table:table-cell office:value-type="string">
            <text:p>Rue Paul Rimbaud</text:p>
          </table:table-cell>
          <table:table-cell table:number-columns-repeated="2"/>
          <table:table-cell office:value-type="string">
            <text:p><text:s/>MUC GYMNASTIQUE Montpellier (GYMNASTIQUE SPORTIVE) </text:p>
          </table:table-cell>
          <table:table-cell table:number-columns-repeated="33"/>
        </table:table-row>
        <table:table-row table:style-name="ro1">
          <table:table-cell office:value-type="string">
            <text:p>SALLE NEGRE Louis <text:s text:c="82"/></text:p>
          </table:table-cell>
          <table:table-cell office:value-type="string">
            <text:p>Rue Paul Rimbaud</text:p>
          </table:table-cell>
          <table:table-cell table:number-columns-repeated="2"/>
          <table:table-cell office:value-type="string">
            <text:p><text:s/>POMPIERS DE MONTAUBEROU SDIS 34 (FOOTBALL) </text:p>
          </table:table-cell>
          <table:table-cell table:number-columns-repeated="33"/>
        </table:table-row>
        <table:table-row table:style-name="ro1">
          <table:table-cell office:value-type="string">
            <text:p>SALLE REUNION BOULODROME GASSET <text:s text:c="68"/></text:p>
          </table:table-cell>
          <table:table-cell office:value-type="string">
            <text:p>Avenue Maurice Plan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3">
          <table:table-cell office:value-type="string">
            <text:p>SALLE REUNION FERRARI <text:s text:c="78"/></text:p>
          </table:table-cell>
          <table:table-cell office:value-type="string">
            <text:p>Avenue du Docteur Fourcade</text:p>
          </table:table-cell>
          <table:table-cell table:number-columns-repeated="2" office:value-type="string">
            <text:p>NULL</text:p>
          </table:table-cell>
          <table:table-cell office:value-type="string">
            <text:p>A.F.T.M. (Ass Association de football de table de Mtp) (BABY FOOT) </text:p>
          </table:table-cell>
          <table:table-cell table:number-columns-repeated="33"/>
        </table:table-row>
        <table:table-row table:style-name="ro1">
          <table:table-cell office:value-type="string">
            <text:p>SALLE RIGOULOT Charles <text:s text:c="77"/></text:p>
          </table:table-cell>
          <table:table-cell office:value-type="string">
            <text:p>Rue du Pas du Loup</text:p>
          </table:table-cell>
          <table:table-cell table:number-columns-repeated="2" office:value-type="string">
            <text:p>NULL</text:p>
          </table:table-cell>
          <table:table-cell office:value-type="string">
            <text:p>AS "LES RETRAITES DE RIGOULOT" (MUSCULATION) 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 office:value-type="string">
            <text:p>NULL</text:p>
          </table:table-cell>
          <table:table-cell office:value-type="string">
            <text:p>A.F.T.M. (Ass Association de football de table de Mtp) (BABY FOOT) 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S MONTPELLIER ROLLER CLUB (ROLLER) 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AS MONTPELLIER ROLLER CLUB (ROLLER) 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BOXING CLUB MONTPELLIERAIN (BOXE) 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DERBY CLUB le Cres Lattes Montpellier DCCLM (ROLLER) 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ICE &amp;amp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ROLLER SCHOOL MONTPELLIER (ROLLER) 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MONTPELLIER FUNNY RIDERS (ROLLER) 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MUC OMNISPORTS (OMNISPORTS) 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PLAYM'HERAULT (DIVERS) </text:p>
          </table:table-cell>
          <table:table-cell table:number-columns-repeated="33"/>
        </table:table-row>
        <table:table-row table:style-name="ro3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/>
          <table:table-cell office:value-type="string">
            <text:p><text:s/>RING ATHLETIC DU PETIT BARD (BOXE) </text:p>
          </table:table-cell>
          <table:table-cell table:number-columns-repeated="33"/>
        </table:table-row>
        <table:table-row table:style-name="ro3">
          <table:table-cell office:value-type="string">
            <text:p>SALLE V.I.P. <text:s text:c="87"/></text:p>
          </table:table-cell>
          <table:table-cell office:value-type="string">
            <text:p>Rue de G�nes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BASKET MOSSON (BASKET BALL) </text:p>
          </table:table-cell>
          <table:table-cell table:number-columns-repeated="33"/>
        </table:table-row>
        <table:table-row table:style-name="ro3">
          <table:table-cell office:value-type="string">
            <text:p>SALLE V.I.P. <text:s text:c="87"/></text:p>
          </table:table-cell>
          <table:table-cell office:value-type="string">
            <text:p>Rue de G�nes</text:p>
          </table:table-cell>
          <table:table-cell table:number-columns-repeated="2"/>
          <table:table-cell office:value-type="string">
            <text:p><text:s/>MONTPELLIER GRS (GYMNASTIQUE RYTHMIQUE ET SPORTIVE) </text:p>
          </table:table-cell>
          <table:table-cell table:number-columns-repeated="33"/>
        </table:table-row>
        <table:table-row table:style-name="ro3">
          <table:table-cell office:value-type="string">
            <text:p>SALLE V.I.P. <text:s text:c="87"/></text:p>
          </table:table-cell>
          <table:table-cell office:value-type="string">
            <text:p>Rue de G�nes</text:p>
          </table:table-cell>
          <table:table-cell table:number-columns-repeated="2"/>
          <table:table-cell office:value-type="string">
            <text:p><text:s/>MONTPELLIER GRS (GYMNASTIQUE RYTHMIQUE ET SPORTIVE) </text:p>
          </table:table-cell>
          <table:table-cell table:number-columns-repeated="33"/>
        </table:table-row>
        <table:table-row table:style-name="ro3">
          <table:table-cell office:value-type="string">
            <text:p>SALLE V.I.P. <text:s text:c="87"/></text:p>
          </table:table-cell>
          <table:table-cell office:value-type="string">
            <text:p>Rue de G�nes</text:p>
          </table:table-cell>
          <table:table-cell table:number-columns-repeated="2"/>
          <table:table-cell office:value-type="string">
            <text:p><text:s/>MONTPELLIER VOLLEY UNIVERSITE CLUB (VOLLEY BALL) </text:p>
          </table:table-cell>
          <table:table-cell table:number-columns-repeated="33"/>
        </table:table-row>
        <table:table-row table:style-name="ro1">
          <table:table-cell office:value-type="string">
            <text:p>SKATEPARK <text:s text:c="90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TTITUDE (SKATEBOARD) </text:p>
          </table:table-cell>
          <table:table-cell table:number-columns-repeated="33"/>
        </table:table-row>
        <table:table-row table:style-name="ro1">
          <table:table-cell office:value-type="string">
            <text:p>SKATEPARK <text:s text:c="90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MUC SKATEBOARD (SKATEBOARD) </text:p>
          </table:table-cell>
          <table:table-cell table:number-columns-repeated="33"/>
        </table:table-row>
        <table:table-row table:style-name="ro1">
          <table:table-cell office:value-type="string">
            <text:p>SKATEPARK <text:s text:c="90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MUC SKATEBOARD (SKATEBOARD) </text:p>
          </table:table-cell>
          <table:table-cell table:number-columns-repeated="33"/>
        </table:table-row>
        <table:table-row table:style-name="ro1">
          <table:table-cell office:value-type="string">
            <text:p>SKATEPARK <text:s text:c="90"/>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<text:s/>Roll'School (ROLLER) </text:p>
          </table:table-cell>
          <table:table-cell table:number-columns-repeated="33"/>
        </table:table-row>
        <table:table-row table:style-name="ro1">
          <table:table-cell office:value-type="string">
            <text:p>SKATEPARK MOSSON <text:s text:c="83"/></text:p>
          </table:table-cell>
          <table:table-cell table:number-columns-repeated="3" office:value-type="string">
            <text:p>NULL</text:p>
          </table:table-cell>
          <table:table-cell office:value-type="string">
            <text:p>ATTITUDE (SKATEBOARD) </text:p>
          </table:table-cell>
          <table:table-cell table:number-columns-repeated="33"/>
        </table:table-row>
        <table:table-row table:style-name="ro1">
          <table:table-cell office:value-type="string">
            <text:p>STADE PHILIPPIDES <text:s text:c="82"/></text:p>
          </table:table-cell>
          <table:table-cell office:value-type="string">
            <text:p>RUE AUGUSTE BROUSSONNET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ATHLETIC MEDITERRANEE METROPOLE (ATHLETISME) </text:p>
          </table:table-cell>
          <table:table-cell table:number-columns-repeated="33"/>
        </table:table-row>
        <table:table-row table:style-name="ro1">
          <table:table-cell office:value-type="string">
            <text:p>STADE PHILIPPIDES <text:s text:c="82"/></text:p>
          </table:table-cell>
          <table:table-cell office:value-type="string">
            <text:p>RUE AUGUSTE BROUSSONNET</text:p>
          </table:table-cell>
          <table:table-cell table:number-columns-repeated="2"/>
          <table:table-cell office:value-type="string">
            <text:p><text:s/>MONTPELLIER HANDBALL (HANDBALL) </text:p>
          </table:table-cell>
          <table:table-cell table:number-columns-repeated="33"/>
        </table:table-row>
        <table:table-row table:style-name="ro1">
          <table:table-cell office:value-type="string">
            <text:p>STADE PHILIPPIDES <text:s text:c="82"/></text:p>
          </table:table-cell>
          <table:table-cell office:value-type="string">
            <text:p>RUE AUGUSTE BROUSSONNET</text:p>
          </table:table-cell>
          <table:table-cell table:number-columns-repeated="2"/>
          <table:table-cell office:value-type="string">
            <text:p><text:s/>MONTPELLIER HANDBALL (HANDBALL) </text:p>
          </table:table-cell>
          <table:table-cell table:number-columns-repeated="33"/>
        </table:table-row>
        <table:table-row table:style-name="ro3">
          <table:table-cell office:value-type="string">
            <text:p>STADE SABATHE <text:s text:c="86"/></text:p>
          </table:table-cell>
          <table:table-cell office:value-type="string">
            <text:p>Rue du Mas de Lemasson</text:p>
          </table:table-cell>
          <table:table-cell table:number-columns-repeated="2" office:value-type="string">
            <text:p>NULL</text:p>
          </table:table-cell>
          <table:table-cell office:value-type="string">
            <text:p>ECOLE ELEMENTAIRE MARIE CURIE (SPORT SCOLAIRE) </text:p>
          </table:table-cell>
          <table:table-cell table:number-columns-repeated="33"/>
        </table:table-row>
        <table:table-row table:style-name="ro3">
          <table:table-cell office:value-type="string">
            <text:p>STADE SABATHE <text:s text:c="86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LOS VALENTS DE MONTPELLIER (RUGBY A XV) </text:p>
          </table:table-cell>
          <table:table-cell table:number-columns-repeated="33"/>
        </table:table-row>
        <table:table-row table:style-name="ro3">
          <table:table-cell office:value-type="string">
            <text:p>STADE SABATHE <text:s text:c="86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LOS VALENTS DE MONTPELLIER (RUGBY A XV) </text:p>
          </table:table-cell>
          <table:table-cell table:number-columns-repeated="33"/>
        </table:table-row>
        <table:table-row table:style-name="ro3">
          <table:table-cell office:value-type="string">
            <text:p>STADE SABATHE <text:s text:c="86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MONTPELLIER <text:s/>RUGBY CLUB (MRC) (RUGBY A XV) </text:p>
          </table:table-cell>
          <table:table-cell table:number-columns-repeated="33"/>
        </table:table-row>
        <table:table-row table:style-name="ro3">
          <table:table-cell office:value-type="string">
            <text:p>STADE SABATHE <text:s text:c="86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MONTPELLIER XIII (RUGBY A XIII) </text:p>
          </table:table-cell>
          <table:table-cell table:number-columns-repeated="33"/>
        </table:table-row>
        <table:table-row table:style-name="ro1">
          <table:table-cell office:value-type="string">
            <text:p>TAMBOURIN PARC MONTCALM <text:s text:c="76"/></text:p>
          </table:table-cell>
          <table:table-cell table:number-columns-repeated="3" office:value-type="string">
            <text:p>NULL</text:p>
          </table:table-cell>
          <table:table-cell office:value-type="string">
            <text:p>SPORT TAMBOURIN CLUB DE MONTPELLIER (TAMBOURIN) </text:p>
          </table:table-cell>
          <table:table-cell table:number-columns-repeated="33"/>
        </table:table-row>
        <table:table-row table:style-name="ro3">
          <table:table-cell office:value-type="string">
            <text:p>TENTE DE RECEPTION <text:s text:c="81"/></text:p>
          </table:table-cell>
          <table:table-cell office:value-type="string">
            <text:p>Rue du Mas de Lemasson</text:p>
          </table:table-cell>
          <table:table-cell table:number-columns-repeated="2" office:value-type="string">
            <text:p>NULL</text:p>
          </table:table-cell>
          <table:table-cell office:value-type="string">
            <text:p>LOS VALENTS DE MONTPELLIER (RUGBY A XV) </text:p>
          </table:table-cell>
          <table:table-cell table:number-columns-repeated="33"/>
        </table:table-row>
        <table:table-row table:style-name="ro3">
          <table:table-cell office:value-type="string">
            <text:p>TENTE DE RECEPTION <text:s text:c="81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MONTPELLIER <text:s/>RUGBY CLUB (MRC) (RUGBY A XV) </text:p>
          </table:table-cell>
          <table:table-cell table:number-columns-repeated="33"/>
        </table:table-row>
        <table:table-row table:style-name="ro3">
          <table:table-cell office:value-type="string">
            <text:p>TENTE DE RECEPTION <text:s text:c="81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MONTPELLIER <text:s/>RUGBY CLUB (MRC) (RUGBY A XV) </text:p>
          </table:table-cell>
          <table:table-cell table:number-columns-repeated="33"/>
        </table:table-row>
        <table:table-row table:style-name="ro3">
          <table:table-cell office:value-type="string">
            <text:p>TENTE DE RECEPTION <text:s text:c="81"/></text:p>
          </table:table-cell>
          <table:table-cell office:value-type="string">
            <text:p>Rue du Mas de Lemasson</text:p>
          </table:table-cell>
          <table:table-cell table:number-columns-repeated="2"/>
          <table:table-cell office:value-type="string">
            <text:p><text:s/>MONTPELLIER XIII (RUGBY A XIII) </text:p>
          </table:table-cell>
          <table:table-cell table:number-columns-repeated="33"/>
        </table:table-row>
        <table:table-row table:style-name="ro3">
          <table:table-cell office:value-type="string">
            <text:p>TERRAIN ALAIN DELYLLE <text:s text:c="78"/></text:p>
          </table:table-cell>
          <table:table-cell office:value-type="string">
            <text:p>Rue de Las Sorb�s</text:p>
          </table:table-cell>
          <table:table-cell table:number-columns-repeated="2" office:value-type="string">
            <text:p>NULL</text:p>
          </table:table-cell>
          <table:table-cell office:value-type="string">
            <text:p>CALEDONIENS ( A.E.T. ) (FOOTBALL) </text:p>
          </table:table-cell>
          <table:table-cell table:number-columns-repeated="33"/>
        </table:table-row>
        <table:table-row table:style-name="ro3">
          <table:table-cell office:value-type="string">
            <text:p>TERRAIN ALAIN DELYLLE <text:s text:c="78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ALEDONIENS ( A.E.T. ) (NATATION) </text:p>
          </table:table-cell>
          <table:table-cell table:number-columns-repeated="33"/>
        </table:table-row>
        <table:table-row table:style-name="ro3">
          <table:table-cell office:value-type="string">
            <text:p>TERRAIN ALAIN DELYLLE <text:s text:c="78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ALEDONIENS ( A.E.T. ) (NATATION) </text:p>
          </table:table-cell>
          <table:table-cell table:number-columns-repeated="33"/>
        </table:table-row>
        <table:table-row table:style-name="ro3">
          <table:table-cell office:value-type="string">
            <text:p>TERRAIN ALAIN DELYLLE <text:s text:c="78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ALEDONIENS ( A.E.T. ) (VOLLEY BALL) </text:p>
          </table:table-cell>
          <table:table-cell table:number-columns-repeated="33"/>
        </table:table-row>
        <table:table-row table:style-name="ro3">
          <table:table-cell office:value-type="string">
            <text:p>TERRAIN ALAIN DELYLLE <text:s text:c="78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OMITE DEPARTEMENTAL UFOLEP 34 (FOOTBALL) </text:p>
          </table:table-cell>
          <table:table-cell table:number-columns-repeated="33"/>
        </table:table-row>
        <table:table-row table:style-name="ro3">
          <table:table-cell office:value-type="string">
            <text:p>TERRAIN ALAIN DELYLLE <text:s text:c="78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COMITE DEPARTEMENTAL UFOLEP 34 (FUTSAL) </text:p>
          </table:table-cell>
          <table:table-cell table:number-columns-repeated="33"/>
        </table:table-row>
        <table:table-row table:style-name="ro3">
          <table:table-cell office:value-type="string">
            <text:p>TERRAIN ALAIN DELYLLE <text:s text:c="78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FC PETIT BARD (FOOTBALL) </text:p>
          </table:table-cell>
          <table:table-cell table:number-columns-repeated="33"/>
        </table:table-row>
        <table:table-row table:style-name="ro3">
          <table:table-cell office:value-type="string">
            <text:p>TERRAIN ALAIN DELYLLE <text:s text:c="78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LYCEE Jules-GUESDE (Mas de Tesse) (SPORT SCOLAIRE) </text:p>
          </table:table-cell>
          <table:table-cell table:number-columns-repeated="33"/>
        </table:table-row>
        <table:table-row table:style-name="ro3">
          <table:table-cell office:value-type="string">
            <text:p>TERRAIN ALAIN DELYLLE <text:s text:c="78"/></text:p>
          </table:table-cell>
          <table:table-cell office:value-type="string">
            <text:p>Rue de Las Sorb�s</text:p>
          </table:table-cell>
          <table:table-cell table:number-columns-repeated="2"/>
          <table:table-cell office:value-type="string">
            <text:p><text:s/>UFOLEP FOOTBALL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BASEBALL VEYRASSI <text:s text:c="71"/></text:p>
          </table:table-cell>
          <table:table-cell office:value-type="string">
            <text:p>RUE DES 4 VENT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TERRAIN DE FOOT BERNARD GIAMBRONE <text:s text:c="66"/></text:p>
          </table:table-cell>
          <table:table-cell office:value-type="string">
            <text:p>RUE DE MONTJUICH</text:p>
          </table:table-cell>
          <table:table-cell table:number-columns-repeated="2" office:value-type="string">
            <text:p>NULL</text:p>
          </table:table-cell>
          <table:table-cell office:value-type="string">
            <text:p>COLLEGE CROIX D'ARGENT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BERNARD GIAMBRONE <text:s text:c="66"/></text:p>
          </table:table-cell>
          <table:table-cell office:value-type="string">
            <text:p>RUE DE MONTJUICH</text:p>
          </table:table-cell>
          <table:table-cell table:number-columns-repeated="2"/>
          <table:table-cell office:value-type="string">
            <text:p><text:s/>ECOLE ELEMENTAIRE GARIBALDI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BERNARD GIAMBRONE <text:s text:c="66"/></text:p>
          </table:table-cell>
          <table:table-cell office:value-type="string">
            <text:p>RUE DE MONTJUICH</text:p>
          </table:table-cell>
          <table:table-cell table:number-columns-repeated="2"/>
          <table:table-cell office:value-type="string">
            <text:p><text:s/>ECOLE ELEMENTAIRE GARIBALDI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BERNARD GIAMBRONE <text:s text:c="66"/></text:p>
          </table:table-cell>
          <table:table-cell office:value-type="string">
            <text:p>RUE DE MONTJUICH</text:p>
          </table:table-cell>
          <table:table-cell table:number-columns-repeated="2"/>
          <table:table-cell office:value-type="string">
            <text:p><text:s/>LEMASSON ( RACING CLUB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CHOLET <text:s text:c="77"/></text:p>
          </table:table-cell>
          <table:table-cell office:value-type="string">
            <text:p>RUE DU MAS SAINT-PIERRE</text:p>
          </table:table-cell>
          <table:table-cell table:number-columns-repeated="2" office:value-type="string">
            <text:p>NULL</text:p>
          </table:table-cell>
          <table:table-cell office:value-type="string">
            <text:p>CLUB SPORTIF CHEMINOTS FOOTBALL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CITE ASTRUC <text:s text:c="72"/></text:p>
          </table:table-cell>
          <table:table-cell office:value-type="string">
            <text:p>rue des Coronilles</text:p>
          </table:table-cell>
          <table:table-cell table:number-columns-repeated="2" office:value-type="string">
            <text:p>NULL</text:p>
          </table:table-cell>
          <table:table-cell office:value-type="string">
            <text:p>ARCEAUX MONTP ELLIER (A.S.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CITE ASTRUC <text:s text:c="72"/></text:p>
          </table:table-cell>
          <table:table-cell office:value-type="string">
            <text:p>rue des Coronilles</text:p>
          </table:table-cell>
          <table:table-cell table:number-columns-repeated="2"/>
          <table:table-cell office:value-type="string">
            <text:p><text:s/>CELLENEUVE ( A.S.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CITE ASTRUC <text:s text:c="72"/></text:p>
          </table:table-cell>
          <table:table-cell office:value-type="string">
            <text:p>rue des Coronilles</text:p>
          </table:table-cell>
          <table:table-cell table:number-columns-repeated="2"/>
          <table:table-cell office:value-type="string">
            <text:p><text:s/>CELLENEUVE ( A.S.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CITE ASTRUC <text:s text:c="72"/></text:p>
          </table:table-cell>
          <table:table-cell office:value-type="string">
            <text:p>rue des Coronilles</text:p>
          </table:table-cell>
          <table:table-cell table:number-columns-repeated="2"/>
          <table:table-cell office:value-type="string">
            <text:p><text:s/>ECOLE MATERNELLE GOETHE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DOCTEUR FOURCADE <text:s text:c="67"/></text:p>
          </table:table-cell>
          <table:table-cell office:value-type="string">
            <text:p>RUE DES BOUISSES</text:p>
          </table:table-cell>
          <table:table-cell table:number-columns-repeated="2" office:value-type="string">
            <text:p>NULL</text:p>
          </table:table-cell>
          <table:table-cell office:value-type="string">
            <text:p>FEDERATION MONTPELLIERAINE DE FOOT A 7 (FOOTBALL) </text:p>
          </table:table-cell>
          <table:table-cell table:number-columns-repeated="33"/>
        </table:table-row>
        <table:table-row table:style-name="ro3">
          <table:table-cell office:value-type="string">
            <text:p>TERRAIN DE FOOT GIL FAYARD <text:s text:c="73"/></text:p>
          </table:table-cell>
          <table:table-cell office:value-type="string">
            <text:p>rue Bourvil</text:p>
          </table:table-cell>
          <table:table-cell table:number-columns-repeated="2" office:value-type="string">
            <text:p>NULL</text:p>
          </table:table-cell>
          <table:table-cell office:value-type="string">
            <text:p>F.C.Croix d'Argent (FOOTBALL) </text:p>
          </table:table-cell>
          <table:table-cell table:number-columns-repeated="33"/>
        </table:table-row>
        <table:table-row table:style-name="ro3">
          <table:table-cell office:value-type="string">
            <text:p>TERRAIN DE FOOT GIL FAYARD <text:s text:c="73"/></text:p>
          </table:table-cell>
          <table:table-cell office:value-type="string">
            <text:p>rue Bourvil</text:p>
          </table:table-cell>
          <table:table-cell table:number-columns-repeated="2"/>
          <table:table-cell office:value-type="string">
            <text:p><text:s/>UFOLEP FOOTBALL (FOOTBALL) </text:p>
          </table:table-cell>
          <table:table-cell table:number-columns-repeated="33"/>
        </table:table-row>
        <table:table-row table:style-name="ro3">
          <table:table-cell office:value-type="string">
            <text:p>TERRAIN DE FOOT GIL FAYARD <text:s text:c="73"/></text:p>
          </table:table-cell>
          <table:table-cell office:value-type="string">
            <text:p>rue Bourvil</text:p>
          </table:table-cell>
          <table:table-cell table:number-columns-repeated="2"/>
          <table:table-cell office:value-type="string">
            <text:p><text:s/>UFOLEP FOOTBALL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JEANNOT VEGA <text:s text:c="71"/></text:p>
          </table:table-cell>
          <table:table-cell office:value-type="string">
            <text:p>RUE ANTOINE LAURENT JUSSIEU</text:p>
          </table:table-cell>
          <table:table-cell table:number-columns-repeated="2" office:value-type="string">
            <text:p>NULL</text:p>
          </table:table-cell>
          <table:table-cell office:value-type="string">
            <text:p>CALEDONIENS ( A.E.T.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JEANNOT VEGA <text:s text:c="71"/></text:p>
          </table:table-cell>
          <table:table-cell office:value-type="string">
            <text:p>RUE ANTOINE LAURENT JUSSIEU</text:p>
          </table:table-cell>
          <table:table-cell table:number-columns-repeated="2"/>
          <table:table-cell office:value-type="string">
            <text:p><text:s/>CALEDONIENS ( A.E.T. ) (NATATION) </text:p>
          </table:table-cell>
          <table:table-cell table:number-columns-repeated="33"/>
        </table:table-row>
        <table:table-row table:style-name="ro1">
          <table:table-cell office:value-type="string">
            <text:p>TERRAIN DE FOOT JEANNOT VEGA <text:s text:c="71"/></text:p>
          </table:table-cell>
          <table:table-cell office:value-type="string">
            <text:p>RUE ANTOINE LAURENT JUSSIEU</text:p>
          </table:table-cell>
          <table:table-cell table:number-columns-repeated="2"/>
          <table:table-cell office:value-type="string">
            <text:p><text:s/>CALEDONIENS ( A.E.T. ) (NATATION) </text:p>
          </table:table-cell>
          <table:table-cell table:number-columns-repeated="33"/>
        </table:table-row>
        <table:table-row table:style-name="ro1">
          <table:table-cell office:value-type="string">
            <text:p>TERRAIN DE FOOT JEANNOT VEGA <text:s text:c="71"/></text:p>
          </table:table-cell>
          <table:table-cell office:value-type="string">
            <text:p>RUE ANTOINE LAURENT JUSSIEU</text:p>
          </table:table-cell>
          <table:table-cell table:number-columns-repeated="2"/>
          <table:table-cell office:value-type="string">
            <text:p><text:s/>CALEDONIENS ( A.E.T. ) (VOLLEY BALL) </text:p>
          </table:table-cell>
          <table:table-cell table:number-columns-repeated="33"/>
        </table:table-row>
        <table:table-row table:style-name="ro1">
          <table:table-cell office:value-type="string">
            <text:p>TERRAIN DE FOOT JEANNOT VEGA <text:s text:c="71"/></text:p>
          </table:table-cell>
          <table:table-cell office:value-type="string">
            <text:p>RUE ANTOINE LAURENT JUSSIEU</text:p>
          </table:table-cell>
          <table:table-cell table:number-columns-repeated="2"/>
          <table:table-cell office:value-type="string">
            <text:p><text:s/>ECOLE JULES FERRY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JEANNOT VEGA <text:s text:c="71"/></text:p>
          </table:table-cell>
          <table:table-cell office:value-type="string">
            <text:p>RUE ANTOINE LAURENT JUSSIEU</text:p>
          </table:table-cell>
          <table:table-cell table:number-columns-repeated="2"/>
          <table:table-cell office:value-type="string">
            <text:p><text:s/>MUC FOOTBALL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JEANNOT VEGA <text:s text:c="71"/></text:p>
          </table:table-cell>
          <table:table-cell office:value-type="string">
            <text:p>RUE ANTOINE LAURENT JUSSIEU</text:p>
          </table:table-cell>
          <table:table-cell table:number-columns-repeated="2"/>
          <table:table-cell office:value-type="string">
            <text:p><text:s/>SUAPS UNIVERSITE PAUL VALERY MTP III (DIVERS) </text:p>
          </table:table-cell>
          <table:table-cell table:number-columns-repeated="33"/>
        </table:table-row>
        <table:table-row table:style-name="ro1">
          <table:table-cell office:value-type="string">
            <text:p>TERRAIN DE FOOT JEU DE MAIL <text:s text:c="72"/></text:p>
          </table:table-cell>
          <table:table-cell office:value-type="string">
            <text:p>RUE DE LA JALADE</text:p>
          </table:table-cell>
          <table:table-cell table:number-columns-repeated="2" office:value-type="string">
            <text:p>NULL</text:p>
          </table:table-cell>
          <table:table-cell office:value-type="string">
            <text:p><text:s/>CHIMIE ( E.N.S.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JEU DE MAIL <text:s text:c="72"/></text:p>
          </table:table-cell>
          <table:table-cell office:value-type="string">
            <text:p>RUE DE LA JALADE</text:p>
          </table:table-cell>
          <table:table-cell table:number-columns-repeated="2"/>
          <table:table-cell office:value-type="string">
            <text:p><text:s/>Les Lions du Dimanche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JEU DE MAIL <text:s text:c="72"/></text:p>
          </table:table-cell>
          <table:table-cell office:value-type="string">
            <text:p>RUE DE LA JALADE</text:p>
          </table:table-cell>
          <table:table-cell table:number-columns-repeated="2"/>
          <table:table-cell office:value-type="string">
            <text:p><text:s/>Les Lions du Dimanche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JEU DE MAIL <text:s text:c="72"/></text:p>
          </table:table-cell>
          <table:table-cell office:value-type="string">
            <text:p>RUE DE LA JALADE</text:p>
          </table:table-cell>
          <table:table-cell table:number-columns-repeated="2"/>
          <table:table-cell office:value-type="string">
            <text:p><text:s/>MUC FOOTBALL (FOOTBALL) </text:p>
          </table:table-cell>
          <table:table-cell table:number-columns-repeated="33"/>
        </table:table-row>
        <table:table-row table:style-name="ro3">
          <table:table-cell office:value-type="string">
            <text:p>TERRAIN DE FOOT LES GEMEAUX <text:s text:c="72"/></text:p>
          </table:table-cell>
          <table:table-cell office:value-type="string">
            <text:p>RUE DE L'AGATHOIS</text:p>
          </table:table-cell>
          <table:table-cell table:number-columns-repeated="2" office:value-type="string">
            <text:p>NULL</text:p>
          </table:table-cell>
          <table:table-cell office:value-type="string">
            <text:p>LYCEE L�onard DE VINCI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LES GEMEAUX <text:s text:c="72"/></text:p>
          </table:table-cell>
          <table:table-cell office:value-type="string">
            <text:p>RUE DE L'AGATHOIS</text:p>
          </table:table-cell>
          <table:table-cell table:number-columns-repeated="2"/>
          <table:table-cell office:value-type="string">
            <text:p><text:s/>UNION MONTPELLIER DEVELOPPEMENT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LES GEMEAUX <text:s text:c="72"/></text:p>
          </table:table-cell>
          <table:table-cell office:value-type="string">
            <text:p>RUE DE L'AGATHOIS</text:p>
          </table:table-cell>
          <table:table-cell table:number-columns-repeated="2"/>
          <table:table-cell office:value-type="string">
            <text:p><text:s/>UNION MONTPELLIER DEVELOPPEMENT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LES TRITONS <text:s text:c="72"/></text:p>
          </table:table-cell>
          <table:table-cell office:value-type="string">
            <text:p>ALLEE DES HAUTS DE MASSANE</text:p>
          </table:table-cell>
          <table:table-cell table:number-columns-repeated="2" office:value-type="string">
            <text:p>NULL</text:p>
          </table:table-cell>
          <table:table-cell office:value-type="string">
            <text:p>AS JEUNES PHOBOS PAILLADE NORD AJPPN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LES TRITONS <text:s text:c="72"/></text:p>
          </table:table-cell>
          <table:table-cell office:value-type="string">
            <text:p>ALLEE DES HAUTS DE MASSANE</text:p>
          </table:table-cell>
          <table:table-cell table:number-columns-repeated="2"/>
          <table:table-cell office:value-type="string">
            <text:p><text:s/>COLLEGE LES ESCHOLIERS DE LA MOSSON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LES TRITONS <text:s text:c="72"/></text:p>
          </table:table-cell>
          <table:table-cell office:value-type="string">
            <text:p>ALLEE DES HAUTS DE MASSANE</text:p>
          </table:table-cell>
          <table:table-cell table:number-columns-repeated="2"/>
          <table:table-cell office:value-type="string">
            <text:p><text:s/>COLLEGE LES ESCHOLIERS DE LA MOSSON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LES TRITONS <text:s text:c="72"/></text:p>
          </table:table-cell>
          <table:table-cell office:value-type="string">
            <text:p>ALLEE DES HAUTS DE MASSANE</text:p>
          </table:table-cell>
          <table:table-cell table:number-columns-repeated="2"/>
          <table:table-cell office:value-type="string">
            <text:p><text:s/>LES 4 HORIZONS (OMNISPORTS) </text:p>
          </table:table-cell>
          <table:table-cell table:number-columns-repeated="33"/>
        </table:table-row>
        <table:table-row table:style-name="ro1">
          <table:table-cell office:value-type="string">
            <text:p>TERRAIN DE FOOT LES TRITONS <text:s text:c="72"/></text:p>
          </table:table-cell>
          <table:table-cell office:value-type="string">
            <text:p>ALLEE DES HAUTS DE MASSANE</text:p>
          </table:table-cell>
          <table:table-cell table:number-columns-repeated="2"/>
          <table:table-cell office:value-type="string">
            <text:p><text:s/>UNION MONTPELLIER DEVELOPPEMENT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LOUIS COMBETTES <text:s text:c="68"/></text:p>
          </table:table-cell>
          <table:table-cell office:value-type="string">
            <text:p>RUE DU PILORI</text:p>
          </table:table-cell>
          <table:table-cell table:number-columns-repeated="2" office:value-type="string">
            <text:p>NULL</text:p>
          </table:table-cell>
          <table:table-cell office:value-type="string">
            <text:p>ARCEAUX MONTP ELLIER (A.S.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LOUIS COMBETTES <text:s text:c="68"/></text:p>
          </table:table-cell>
          <table:table-cell office:value-type="string">
            <text:p>RUE DU PILORI</text:p>
          </table:table-cell>
          <table:table-cell table:number-columns-repeated="2"/>
          <table:table-cell office:value-type="string">
            <text:p><text:s/>CELLENEUVE ( A.S.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LOUIS COMBETTES <text:s text:c="68"/></text:p>
          </table:table-cell>
          <table:table-cell office:value-type="string">
            <text:p>RUE DU PILORI</text:p>
          </table:table-cell>
          <table:table-cell table:number-columns-repeated="2"/>
          <table:table-cell office:value-type="string">
            <text:p><text:s/>CELLENEUVE ( A.S.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MAS DE NEUVILLE <text:s text:c="68"/></text:p>
          </table:table-cell>
          <table:table-cell table:number-columns-repeated="4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TERRAIN DE FOOT PAUL VALERY <text:s text:c="72"/></text:p>
          </table:table-cell>
          <table:table-cell office:value-type="string">
            <text:p>rue du Pas du Loup</text:p>
          </table:table-cell>
          <table:table-cell table:number-columns-repeated="2" office:value-type="string">
            <text:p>NULL</text:p>
          </table:table-cell>
          <table:table-cell office:value-type="string">
            <text:p>COLLEGE MARCEL PAGNOL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PAUL VALERY <text:s text:c="72"/></text:p>
          </table:table-cell>
          <table:table-cell office:value-type="string">
            <text:p>rue du Pas du Loup</text:p>
          </table:table-cell>
          <table:table-cell table:number-columns-repeated="2"/>
          <table:table-cell office:value-type="string">
            <text:p><text:s/>INTER DE MONTPELLIER ( A.S.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PAUL VALERY <text:s text:c="72"/></text:p>
          </table:table-cell>
          <table:table-cell office:value-type="string">
            <text:p>rue du Pas du Loup</text:p>
          </table:table-cell>
          <table:table-cell table:number-columns-repeated="2"/>
          <table:table-cell office:value-type="string">
            <text:p><text:s/>INTER DE MONTPELLIER ( A.S.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PAUL VALERY <text:s text:c="72"/></text:p>
          </table:table-cell>
          <table:table-cell office:value-type="string">
            <text:p>rue du Pas du Loup</text:p>
          </table:table-cell>
          <table:table-cell table:number-columns-repeated="2"/>
          <table:table-cell office:value-type="string">
            <text:p><text:s/>POLYTECH MONTPELLIER ( BUREAU DES SPORTS ) (BADMINTON) </text:p>
          </table:table-cell>
          <table:table-cell table:number-columns-repeated="33"/>
        </table:table-row>
        <table:table-row table:style-name="ro1">
          <table:table-cell office:value-type="string">
            <text:p>TERRAIN DE FOOT PAUL VALERY <text:s text:c="72"/></text:p>
          </table:table-cell>
          <table:table-cell office:value-type="string">
            <text:p>rue du Pas du Loup</text:p>
          </table:table-cell>
          <table:table-cell table:number-columns-repeated="2"/>
          <table:table-cell office:value-type="string">
            <text:p><text:s/>POLYTECH MONTPELLIER ( BUREAU DES SPORTS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PERE PREVOST <text:s text:c="71"/></text:p>
          </table:table-cell>
          <table:table-cell office:value-type="string">
            <text:p>RUE BEAUSEJOUR</text:p>
          </table:table-cell>
          <table:table-cell table:number-columns-repeated="2" office:value-type="string">
            <text:p>NULL</text:p>
          </table:table-cell>
          <table:table-cell office:value-type="string">
            <text:p>COLLEGE SAINT FRANCOIS REGIS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PERE PREVOST <text:s text:c="71"/></text:p>
          </table:table-cell>
          <table:table-cell office:value-type="string">
            <text:p>RUE BEAUSEJOUR</text:p>
          </table:table-cell>
          <table:table-cell table:number-columns-repeated="2"/>
          <table:table-cell office:value-type="string">
            <text:p><text:s/>ECOLE PRIVEE DE LA SALLE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PERE PREVOST <text:s text:c="71"/></text:p>
          </table:table-cell>
          <table:table-cell office:value-type="string">
            <text:p>RUE BEAUSEJOUR</text:p>
          </table:table-cell>
          <table:table-cell table:number-columns-repeated="2"/>
          <table:table-cell office:value-type="string">
            <text:p><text:s/>ECOLE PRIVEE DE LA SALLE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PERE PREVOST <text:s text:c="71"/></text:p>
          </table:table-cell>
          <table:table-cell office:value-type="string">
            <text:p>RUE BEAUSEJOUR</text:p>
          </table:table-cell>
          <table:table-cell table:number-columns-repeated="2"/>
          <table:table-cell office:value-type="string">
            <text:p><text:s/>LOCOMOTIV ROGER'S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POMPIGNANE <text:s text:c="73"/></text:p>
          </table:table-cell>
          <table:table-cell office:value-type="string">
            <text:p>AVENUE ALPHONSE JUIN</text:p>
          </table:table-cell>
          <table:table-cell table:number-columns-repeated="2" office:value-type="string">
            <text:p>NULL</text:p>
          </table:table-cell>
          <table:table-cell office:value-type="string">
            <text:p>MUC <text:s/>HOCKEY SUR GAZON (HOCKEY SUR GAZON) </text:p>
          </table:table-cell>
          <table:table-cell table:number-columns-repeated="33"/>
        </table:table-row>
        <table:table-row table:style-name="ro1">
          <table:table-cell office:value-type="string">
            <text:p>TERRAIN DE FOOT POMPIGNANE <text:s text:c="73"/></text:p>
          </table:table-cell>
          <table:table-cell office:value-type="string">
            <text:p>AVENUE ALPHONSE JUIN</text:p>
          </table:table-cell>
          <table:table-cell table:number-columns-repeated="2"/>
          <table:table-cell office:value-type="string">
            <text:p><text:s/>POMPIGNANE SPORT ET CULTURE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POMPIGNANE <text:s text:c="73"/></text:p>
          </table:table-cell>
          <table:table-cell office:value-type="string">
            <text:p>AVENUE ALPHONSE JUIN</text:p>
          </table:table-cell>
          <table:table-cell table:number-columns-repeated="2"/>
          <table:table-cell office:value-type="string">
            <text:p><text:s/>POMPIGNANE SPORT ET CULTURE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POMPIGNANE <text:s text:c="73"/></text:p>
          </table:table-cell>
          <table:table-cell office:value-type="string">
            <text:p>AVENUE ALPHONSE JUIN</text:p>
          </table:table-cell>
          <table:table-cell table:number-columns-repeated="2"/>
          <table:table-cell office:value-type="string">
            <text:p><text:s/>TUNISIENNE ( ETOILE SPORTIVE )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RACHID MALLA <text:s text:c="71"/></text:p>
          </table:table-cell>
          <table:table-cell office:value-type="string">
            <text:p>rue Paul Rimbaud</text:p>
          </table:table-cell>
          <table:table-cell table:number-columns-repeated="2" office:value-type="string">
            <text:p>NULL</text:p>
          </table:table-cell>
          <table:table-cell office:value-type="string">
            <text:p>FC PETIT BARD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ROBERT GRANIER <text:s text:c="69"/></text:p>
          </table:table-cell>
          <table:table-cell office:value-type="string">
            <text:p>AVENUE DU PONT TRINQUAT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ROBERT GRANIER <text:s text:c="69"/></text:p>
          </table:table-cell>
          <table:table-cell office:value-type="string">
            <text:p>AVENUE DU PONT TRINQUAT</text:p>
          </table:table-cell>
          <table:table-cell table:number-columns-repeated="2"/>
          <table:table-cell office:value-type="string">
            <text:p><text:s/>A.S. UNIVERSITE MONTPELLIER FOOT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ROBERT GRANIER <text:s text:c="69"/></text:p>
          </table:table-cell>
          <table:table-cell office:value-type="string">
            <text:p>AVENUE DU PONT TRINQUAT</text:p>
          </table:table-cell>
          <table:table-cell table:number-columns-repeated="2"/>
          <table:table-cell office:value-type="string">
            <text:p><text:s/>A.S. UNIVERSITE MONTPELLIER FOOT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ROBERT GRANIER <text:s text:c="69"/></text:p>
          </table:table-cell>
          <table:table-cell office:value-type="string">
            <text:p>AVENUE DU PONT TRINQUAT</text:p>
          </table:table-cell>
          <table:table-cell table:number-columns-repeated="2"/>
          <table:table-cell office:value-type="string">
            <text:p><text:s/>ASEM FOOTBALL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ROBERT GRANIER <text:s text:c="69"/></text:p>
          </table:table-cell>
          <table:table-cell office:value-type="string">
            <text:p>AVENUE DU PONT TRINQUAT</text:p>
          </table:table-cell>
          <table:table-cell table:number-columns-repeated="2"/>
          <table:table-cell office:value-type="string">
            <text:p><text:s/>DISTRICT DE L'HERAULT <text:s/>DE FOOTBALL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ROBERT GRANIER <text:s text:c="69"/></text:p>
          </table:table-cell>
          <table:table-cell office:value-type="string">
            <text:p>AVENUE DU PONT TRINQUAT</text:p>
          </table:table-cell>
          <table:table-cell table:number-columns-repeated="2"/>
          <table:table-cell office:value-type="string">
            <text:p><text:s/>UNIVERSITE MONTPELLIER 1 (SPORT SCOLAIRE) </text:p>
          </table:table-cell>
          <table:table-cell table:number-columns-repeated="33"/>
        </table:table-row>
        <table:table-row table:style-name="ro1">
          <table:table-cell office:value-type="string">
            <text:p>TERRAIN DE FOOT VINCENTCANDELA <text:s text:c="69"/></text:p>
          </table:table-cell>
          <table:table-cell office:value-type="string">
            <text:p>RUE MAX MOUSSERON</text:p>
          </table:table-cell>
          <table:table-cell table:number-columns-repeated="2" office:value-type="string">
            <text:p>NULL</text:p>
          </table:table-cell>
          <table:table-cell office:value-type="string">
            <text:p>ASSOCIATION DES SENEGALAIS DE L'HERAULT (OMNISPORTS) </text:p>
          </table:table-cell>
          <table:table-cell table:number-columns-repeated="33"/>
        </table:table-row>
        <table:table-row table:style-name="ro1">
          <table:table-cell office:value-type="string">
            <text:p>TERRAIN DE FOOT VINCENTCANDELA <text:s text:c="69"/></text:p>
          </table:table-cell>
          <table:table-cell office:value-type="string">
            <text:p>RUE MAX MOUSSERON</text:p>
          </table:table-cell>
          <table:table-cell table:number-columns-repeated="2"/>
          <table:table-cell office:value-type="string">
            <text:p><text:s/>STADE LUNARET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VINCENTCANDELA <text:s text:c="69"/></text:p>
          </table:table-cell>
          <table:table-cell office:value-type="string">
            <text:p>RUE MAX MOUSSERON</text:p>
          </table:table-cell>
          <table:table-cell table:number-columns-repeated="2"/>
          <table:table-cell office:value-type="string">
            <text:p><text:s/>STADE LUNARET MONTPELLIER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FOOT VINCENTCANDELA <text:s text:c="69"/></text:p>
          </table:table-cell>
          <table:table-cell office:value-type="string">
            <text:p>RUE MAX MOUSSERON</text:p>
          </table:table-cell>
          <table:table-cell table:number-columns-repeated="2"/>
          <table:table-cell office:value-type="string">
            <text:p><text:s/>STADE LUNARET MONTPELLIER (FUTSAL) </text:p>
          </table:table-cell>
          <table:table-cell table:number-columns-repeated="33"/>
        </table:table-row>
        <table:table-row table:style-name="ro1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ASSOCIATION SPORTIVE AGROPOLIS - CIRAD (FOOTBALL) </text:p>
          </table:table-cell>
          <table:table-cell table:number-columns-repeated="33"/>
        </table:table-row>
        <table:table-row table:style-name="ro1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/>
          <table:table-cell office:value-type="string">
            <text:p><text:s/>ASSOCIATION SPORTIVE AGROPOLIS - CIRAD (RUGBY A XV) </text:p>
          </table:table-cell>
          <table:table-cell table:number-columns-repeated="33"/>
        </table:table-row>
        <table:table-row table:style-name="ro1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/>
          <table:table-cell office:value-type="string">
            <text:p><text:s/>ASSOCIATION SPORTIVE AGROPOLIS - CIRAD (RUGBY A XV) </text:p>
          </table:table-cell>
          <table:table-cell table:number-columns-repeated="33"/>
        </table:table-row>
        <table:table-row table:style-name="ro1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/>
          <table:table-cell office:value-type="string">
            <text:p><text:s/>ASSOCIATION SPORTIVE AGROPOLIS - CIRAD (VOLLEY BALL) </text:p>
          </table:table-cell>
          <table:table-cell table:number-columns-repeated="33"/>
        </table:table-row>
        <table:table-row table:style-name="ro1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/>
          <table:table-cell office:value-type="string">
            <text:p><text:s/>BDE POLYTECH MONTPELLIER (OMNISPORTS) </text:p>
          </table:table-cell>
          <table:table-cell table:number-columns-repeated="33"/>
        </table:table-row>
        <table:table-row table:style-name="ro1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/>
          <table:table-cell office:value-type="string">
            <text:p><text:s/>BDS MONTPELLIER BUSINESS SCHOOL (OMNISPORTS) </text:p>
          </table:table-cell>
          <table:table-cell table:number-columns-repeated="33"/>
        </table:table-row>
        <table:table-row table:style-name="ro3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/>
          <table:table-cell office:value-type="string">
            <text:p><text:s/>ENSAM (�cole archi) (RUGBY A XIII) </text:p>
          </table:table-cell>
          <table:table-cell table:number-columns-repeated="33"/>
        </table:table-row>
        <table:table-row table:style-name="ro3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/>
          <table:table-cell office:value-type="string">
            <text:p><text:s/>ENSAM (�cole archi) (RUGBY A XV) </text:p>
          </table:table-cell>
          <table:table-cell table:number-columns-repeated="33"/>
        </table:table-row>
        <table:table-row table:style-name="ro3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/>
          <table:table-cell office:value-type="string">
            <text:p><text:s/>ENSAM (�cole archi) (VOLLEY BALL) </text:p>
          </table:table-cell>
          <table:table-cell table:number-columns-repeated="33"/>
        </table:table-row>
        <table:table-row table:style-name="ro1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/>
          <table:table-cell office:value-type="string">
            <text:p><text:s/>ITEP BOURNEVILLE ADAGES (DIVERS) </text:p>
          </table:table-cell>
          <table:table-cell table:number-columns-repeated="33"/>
        </table:table-row>
        <table:table-row table:style-name="ro1">
          <table:table-cell office:value-type="string">
            <text:p>TERRAIN DE RUGBY VEYRASSI <text:s text:c="74"/></text:p>
          </table:table-cell>
          <table:table-cell office:value-type="string">
            <text:p>RUE DES 4 VENTS</text:p>
          </table:table-cell>
          <table:table-cell table:number-columns-repeated="2" office:value-type="string">
            <text:p>NULL</text:p>
          </table:table-cell>
          <table:table-cell office:value-type="string">
            <text:p>C.R.S.U. (COMITE REGIONAL SPORT UNIVERSITAIRE ) (OMNISPORTS) </text:p>
          </table:table-cell>
          <table:table-cell table:number-columns-repeated="33"/>
        </table:table-row>
        <table:table-row table:style-name="ro1">
          <table:table-cell office:value-type="string">
            <text:p>TERRAIN FOOT PARC MONTCALM <text:s text:c="73"/></text:p>
          </table:table-cell>
          <table:table-cell table:number-columns-repeated="3" office:value-type="string">
            <text:p>NULL</text:p>
          </table:table-cell>
          <table:table-cell office:value-type="string">
            <text:p>AXE SPORT ART CULTURE (OMNISPORTS) </text:p>
          </table:table-cell>
          <table:table-cell table:number-columns-repeated="33"/>
        </table:table-row>
        <table:table-row table:style-name="ro1">
          <table:table-cell office:value-type="string">
            <text:p>TERRAIN RUGBY PARC MONTCALM <text:s text:c="72"/></text:p>
          </table:table-cell>
          <table:table-cell table:number-columns-repeated="4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TERRAIN TENNIS PARC MONTCALM <text:s text:c="71"/></text:p>
          </table:table-cell>
          <table:table-cell table:number-columns-repeated="4" office:value-type="string">
            <text:p>NULL</text:p>
          </table:table-cell>
          <table:table-cell table:number-columns-repeated="33"/>
        </table:table-row>
        <table:named-expressions/>
      </table:table>
      <table:named-expressions>
        <table:named-expression table:name="a" table:base-cell-address="$definitive.$P$1" table:expression="[$#REF !.$P$1]"/>
        <table:named-expression table:name="x" table:base-cell-address="$definitive.$A$926" table:expression="[$definitive.$A$#REF !]"/>
        <table:named-range table:name="z" table:base-cell-address="$definitive.$A$942" table:cell-range-address="$definitive.$A$852"/>
        <table:named-range table:name="Ac" table:base-cell-address="$definitive.$A$980" table:cell-range-address="$definitive.$A$877"/>
      </table:named-expressions>
      <table:database-ranges>
        <table:database-range table:target-range-address="definitive.A1:definitive.E90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6/02/2018</text:date>, <text:time>11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2-06T11:12:14</dc:date>
    <meta:editing-duration>P3DT41M18S</meta:editing-duration>
    <meta:editing-cycles>77</meta:editing-cycles>
    <meta:document-statistic meta:table-count="1" meta:cell-count="3146" meta:object-count="0"/>
  </office:meta>
</office:document-meta>
</file>